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ejaVu Serif" svg:font-family="'DejaVu Serif'" style:font-family-generic="roman" style:font-pitch="variable"/>
    <style:font-face style:name="Franklin Gothic Demi" svg:font-family="'Franklin Gothic Dem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ckwell" svg:font-family="Rockwell"/>
    <style:font-face style:name="Rockwell1" svg:font-family="Rockwell" style:font-family-generic="roman" style:font-pitch="variable"/>
    <style:font-face style:name="Rockwell2" svg:font-family="Rockwel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akar" svg:font-family="aakar" style:font-pitch="variable"/>
  </office:font-face-decls>
  <office:automatic-styles>
    <style:style style:name="Tableau2" style:family="table" style:master-page-name="First_20_Page">
      <style:table-properties style:width="18.56cm" style:rel-width="100%" fo:margin-left="0cm" fo:margin-top="0cm" fo:margin-bottom="0cm" style:page-number="auto" table:align="left" style:writing-mode="lr-tb"/>
    </style:style>
    <style:style style:name="Tableau2.A" style:family="table-column">
      <style:table-column-properties style:column-width="6.675cm" style:rel-column-width="23566*"/>
    </style:style>
    <style:style style:name="Tableau2.B" style:family="table-column">
      <style:table-column-properties style:column-width="11.885cm" style:rel-column-width="41968*"/>
    </style:style>
    <style:style style:name="Tableau2.1" style:family="table-row">
      <style:table-row-properties fo:keep-together="auto"/>
    </style:style>
    <style:style style:name="Tableau2.A1" style:family="table-cell">
      <style:table-cell-properties fo:padding-left="0cm" fo:padding-right="1.27cm" fo:padding-top="0.889cm" fo:padding-bottom="0cm" fo:border="none"/>
    </style:style>
    <style:style style:name="Tableau2.B1" style:family="table-cell">
      <style:table-cell-properties fo:padding-left="0cm" fo:padding-right="0cm" fo:padding-top="0.889cm" fo:padding-bottom="0cm" fo:border="none"/>
    </style:style>
    <style:style style:name="Tableau1" style:family="table">
      <style:table-properties style:width="11.887cm" style:rel-width="100%" fo:margin-left="0cm" fo:margin-top="0cm" fo:margin-bottom="0cm" table:align="left" style:writing-mode="lr-tb"/>
    </style:style>
    <style:style style:name="Tableau1.A" style:family="table-column">
      <style:table-column-properties style:column-width="11.887cm" style:rel-column-width="65535*"/>
    </style:style>
    <style:style style:name="Tableau1.1" style:family="table-row">
      <style:table-row-properties style:row-height="2.286cm" fo:keep-together="auto"/>
    </style:style>
    <style:style style:name="Tableau1.A1" style:family="table-cell">
      <style:table-cell-properties style:vertical-align="middle" fo:padding-left="0cm" fo:padding-right="0.762cm" fo:padding-top="0cm" fo:padding-bottom="1.473cm" fo:border="none" style:writing-mode="lr-tb"/>
    </style:style>
    <style:style style:name="Tableau1" style:family="table">
      <style:table-properties style:width="11.887cm" style:rel-width="100%" fo:margin-left="0cm" fo:margin-top="0cm" fo:margin-bottom="0cm" table:align="left" style:writing-mode="lr-tb"/>
    </style:style>
    <style:style style:name="Tableau1.A" style:family="table-column">
      <style:table-column-properties style:column-width="11.887cm" style:rel-column-width="65535*"/>
    </style:style>
    <style:style style:name="Tableau1.1" style:family="table-row">
      <style:table-row-properties style:row-height="2.286cm" fo:keep-together="auto"/>
    </style:style>
    <style:style style:name="Tableau1.A1" style:family="table-cell">
      <style:table-cell-properties style:vertical-align="middle" fo:padding-left="0cm" fo:padding-right="0.762cm" fo:padding-top="0cm" fo:padding-bottom="1.473cm" fo:border="none" style:writing-mode="lr-tb"/>
    </style:style>
    <style:style style:name="P1" style:family="paragraph" style:parent-style-name="Footer">
      <style:text-properties style:language-complex="fr" style:country-complex="FR"/>
    </style:style>
    <style:style style:name="P2" style:family="paragraph" style:parent-style-name="Footer">
      <style:paragraph-properties fo:orphans="0" fo:widows="0"/>
      <style:text-properties style:language-complex="fr" style:country-complex="FR"/>
    </style:style>
    <style:style style:name="P3" style:family="paragraph" style:parent-style-name="Initiales">
      <style:paragraph-properties fo:orphans="0" fo:widows="0"/>
    </style:style>
    <style:style style:name="P4" style:family="paragraph" style:parent-style-name="Standard">
      <style:paragraph-properties fo:orphans="0" fo:widows="0"/>
    </style:style>
    <style:style style:name="P5" style:family="paragraph" style:parent-style-name="Footer">
      <style:paragraph-properties fo:orphans="0" fo:widows="0"/>
    </style:style>
    <style:style style:name="P6" style:family="paragraph" style:parent-style-name="Heading_20_2">
      <style:paragraph-properties fo:margin-top="0cm" fo:margin-bottom="0cm" style:contextual-spacing="false" fo:orphans="2" fo:widows="2"/>
    </style:style>
    <style:style style:name="P7" style:family="paragraph" style:parent-style-name="Heading_20_3">
      <style:paragraph-properties fo:orphans="0" fo:widows="0"/>
      <style:text-properties style:font-name="Liberation Serif"/>
    </style:style>
    <style:style style:name="P8" style:family="paragraph" style:parent-style-name="Heading_20_1">
      <style:paragraph-properties fo:orphans="2" fo:widows="2"/>
      <style:text-properties fo:language="fr" fo:country="FR" style:letter-kerning="false" style:language-asian="en" style:country-asian="US" style:language-complex="ar" style:country-complex="SA"/>
    </style:style>
    <style:style style:name="P9" style:family="paragraph" style:parent-style-name="Heading_20_1">
      <style:paragraph-properties fo:orphans="2" fo:widows="2"/>
      <style:text-properties style:font-name="Liberation Serif" fo:language="fr" fo:country="FR" style:letter-kerning="false" style:language-asian="en" style:country-asian="US" style:language-complex="ar" style:country-complex="SA"/>
    </style:style>
    <style:style style:name="P10" style:family="paragraph" style:parent-style-name="Heading_20_2">
      <style:paragraph-properties fo:margin-top="0cm" fo:margin-bottom="0cm" style:contextual-spacing="false" fo:orphans="2" fo:widows="2"/>
      <style:text-properties fo:font-size="11pt" fo:language="fr" fo:country="FR" style:letter-kerning="false" style:font-size-asian="11pt" style:language-asian="en" style:country-asian="US" style:language-complex="ar" style:country-complex="SA"/>
    </style:style>
    <style:style style:name="P11" style:family="paragraph" style:parent-style-name="Heading_20_2">
      <style:paragraph-properties fo:margin-top="0cm" fo:margin-bottom="0cm" style:contextual-spacing="false" fo:orphans="2" fo:widows="2"/>
      <style:text-properties style:font-name="Liberation Serif" fo:font-size="11pt" fo:language="fr" fo:country="FR" style:letter-kerning="false" style:font-size-asian="11pt" style:language-asian="en" style:country-asian="US"/>
    </style:style>
    <style:style style:name="P12" style:family="paragraph" style:parent-style-name="Heading_20_2">
      <style:paragraph-properties fo:margin-top="0cm" fo:margin-bottom="0cm" style:contextual-spacing="false" fo:orphans="2" fo:widows="2"/>
      <style:text-properties style:font-name="Liberation Serif" fo:font-size="11pt" fo:language="fr" fo:country="FR" style:letter-kerning="false" style:font-size-asian="11pt" style:language-asian="en" style:country-asian="US" style:language-complex="ar" style:country-complex="SA"/>
    </style:style>
    <style:style style:name="P13" style:family="paragraph" style:parent-style-name="Heading_20_4">
      <style:paragraph-properties fo:orphans="0" fo:widows="0"/>
      <style:text-properties style:font-name="Liberation Serif" officeooo:rsid="001bab79" officeooo:paragraph-rsid="001bab79"/>
    </style:style>
    <style:style style:name="P14" style:family="paragraph" style:parent-style-name="Heading_20_4">
      <style:paragraph-properties fo:orphans="0" fo:widows="0"/>
      <style:text-properties style:font-name="Liberation Serif" officeooo:rsid="001bab79" officeooo:paragraph-rsid="001d3482"/>
    </style:style>
    <style:style style:name="P15" style:family="paragraph" style:parent-style-name="Heading_20_4">
      <style:paragraph-properties fo:orphans="0" fo:widows="0"/>
      <style:text-properties style:font-name="Liberation Serif"/>
    </style:style>
    <style:style style:name="P16" style:family="paragraph" style:parent-style-name="Heading_20_4">
      <style:paragraph-properties fo:orphans="0" fo:widows="0"/>
      <style:text-properties style:font-name="Liberation Serif" style:language-complex="fr" style:country-complex="FR"/>
    </style:style>
    <style:style style:name="P17" style:family="paragraph" style:parent-style-name="Initiales">
      <style:paragraph-properties fo:orphans="0" fo:widows="0"/>
      <style:text-properties style:font-name="Liberation Serif"/>
    </style:style>
    <style:style style:name="P18" style:family="paragraph" style:parent-style-name="List_20_Paragraph" style:list-style-name="WWNum11">
      <style:paragraph-properties fo:orphans="0" fo:widows="0"/>
      <style:text-properties style:font-name="Liberation Serif"/>
    </style:style>
    <style:style style:name="P19" style:family="paragraph" style:parent-style-name="List_20_Paragraph" style:list-style-name="WWNum12">
      <style:paragraph-properties fo:orphans="0" fo:widows="0"/>
      <style:text-properties style:font-name="Liberation Serif"/>
    </style:style>
    <style:style style:name="P20" style:family="paragraph" style:parent-style-name="List_20_Paragraph" style:list-style-name="WWNum14">
      <style:paragraph-properties fo:orphans="0" fo:widows="0"/>
      <style:text-properties style:font-name="Liberation Serif"/>
    </style:style>
    <style:style style:name="P21" style:family="paragraph" style:parent-style-name="Standard">
      <style:paragraph-properties fo:orphans="0" fo:widows="0"/>
      <style:text-properties style:font-name="Liberation Serif"/>
    </style:style>
    <style:style style:name="P22" style:family="paragraph">
      <loext:graphic-properties draw:fill="solid" draw:fill-color="#ea4e4e"/>
      <style:paragraph-properties fo:text-align="start" style:writing-mode="lr-tb"/>
      <style:text-properties fo:font-size="11pt"/>
    </style:style>
    <style:style style:name="P23" style:family="paragraph">
      <loext:graphic-properties draw:fill="solid" draw:fill-color="#000000"/>
      <style:paragraph-properties fo:text-align="start" style:writing-mode="lr-tb"/>
      <style:text-properties fo:font-size="11pt"/>
    </style:style>
    <style:style style:name="P24" style:family="paragraph">
      <loext:graphic-properties draw:fill="solid" draw:fill-color="#000000"/>
      <style:paragraph-properties fo:text-align="start" style:writing-mode="lr-tb"/>
    </style:style>
    <style:style style:name="P25" style:family="paragraph">
      <loext:graphic-properties draw:fill="solid" draw:fill-color="#ffffff"/>
      <style:paragraph-properties fo:text-align="start" style:writing-mode="lr-tb"/>
      <style:text-properties fo:font-size="11pt"/>
    </style:style>
    <style:style style:name="T1" style:family="text">
      <style:text-properties style:language-complex="fr" style:country-complex="FR"/>
    </style:style>
    <style:style style:name="T2" style:family="text">
      <style:text-properties officeooo:rsid="001d3482" style:language-complex="fr" style:country-complex="FR"/>
    </style:style>
    <style:style style:name="T3" style:family="text">
      <style:text-properties style:language-complex="ar" style:country-complex="SA"/>
    </style:style>
    <style:style style:name="T4" style:family="text">
      <style:text-properties fo:font-size="11pt" fo:language="fr" fo:country="FR" style:letter-kerning="false" style:font-size-asian="11pt" style:language-asian="en" style:country-asian="US" style:font-name-complex="Arial" style:language-complex="fr" style:country-complex="FR"/>
    </style:style>
    <style:style style:name="T5" style:family="text">
      <style:text-properties style:font-name="Rockwell" style:language-complex="fr" style:country-complex="FR"/>
    </style:style>
    <style:style style:name="T6" style:family="text">
      <style:text-properties style:font-name="DejaVu Serif" style:language-complex="fr" style:country-complex="FR"/>
    </style:style>
    <style:style style:name="T7" style:family="text">
      <style:text-properties style:font-name="DejaVu Serif" fo:font-size="11pt" fo:language="fr" fo:country="FR" style:letter-kerning="false" style:font-size-asian="11pt" style:language-asian="en" style:country-asian="US" style:font-name-complex="Arial" style:language-complex="fr" style:country-complex="FR"/>
    </style:style>
    <style:style style:name="T8" style:family="text">
      <style:text-properties style:font-name="Liberation Serif" fo:font-size="11pt" fo:language="fr" fo:country="FR" style:letter-kerning="false" style:font-size-asian="11pt" style:language-asian="en" style:country-asian="US" style:font-name-complex="Arial" style:language-complex="fr" style:country-complex="FR"/>
    </style:style>
    <style:style style:name="T9" style:family="text">
      <style:text-properties style:font-name="aakar" officeooo:rsid="001d3482" style:language-complex="fr" style:country-complex="FR"/>
    </style:style>
    <style:style style:name="gr1" style:family="graphic">
      <style:graphic-properties fo:margin-left="0cm" fo:margin-right="0.039cm" fo:margin-top="0cm" fo:margin-bottom="0.03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ea4e4e" draw:stroke-linejoin="round" draw:fill="solid" draw:fill-color="#ea4e4e" draw:textarea-vertical-align="top" draw:auto-grow-height="false" draw:fit-to-size="false" style:shrink-to-fit="false" fo:min-height="0.467cm" fo:min-width="0.407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 style:family="graphic">
      <style:graphic-properties draw:stroke="solid" svg:stroke-width="0cm" svg:stroke-color="#000000" draw:stroke-linejoin="round" draw:fill="solid" draw:fill-color="#000000" draw:textarea-vertical-align="top" draw:auto-grow-height="false" draw:fit-to-size="false" style:shrink-to-fit="false" fo:min-height="0cm" fo:min-width="0cm" fo:padding-top="0.215cm" fo:padding-bottom="0.21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 style:family="graphic">
      <style:graphic-properties draw:stroke="solid" svg:stroke-width="0cm" svg:stroke-color="#000000" draw:stroke-linejoin="round" draw:fill="solid" draw:fill-color="#000000" draw:textarea-vertical-align="top" draw:auto-grow-height="false" draw:fit-to-size="false" style:shrink-to-fit="false" fo:min-height="0.058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5" style:family="graphic">
      <style:graphic-properties draw:stroke="solid" svg:stroke-width="0cm" svg:stroke-color="#000000" draw:stroke-linejoin="round" draw:fill="solid" draw:fill-color="#000000" draw:textarea-vertical-align="top" draw:auto-grow-height="false" draw:fit-to-size="false" style:shrink-to-fit="false" fo:min-height="0.002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6"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035cm" draw:stroke-linejoin="miter" svg:stroke-linecap="butt" draw:fill="solid" draw:fill-color="#ea4e4e" draw:textarea-vertical-align="middle" draw:auto-grow-height="false" draw:fit-to-size="false" style:shrink-to-fit="false" fo:min-height="0.198cm" fo:min-width="0.138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8" style:family="graphic">
      <style:graphic-properties style:run-through="foreground"/>
    </style:style>
    <style:style style:name="gr9" style:family="graphic">
      <style:graphic-properties draw:stroke="none" svg:stroke-width="0.035cm" draw:stroke-linejoin="miter" svg:stroke-linecap="butt" draw:fill="solid" draw:fill-color="#000000" draw:textarea-vertical-align="middle" draw:auto-grow-height="false" draw:fit-to-size="false" style:shrink-to-fit="false" fo:min-height="0cm" fo:min-width="0cm" fo:padding-top="0.072cm" fo:padding-bottom="0.072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0" style:family="graphic">
      <style:graphic-properties draw:stroke="none" svg:stroke-width="0.035cm" draw:stroke-linejoin="miter" svg:stroke-linecap="butt" draw:fill="solid" draw:fill-color="#000000" draw:textarea-vertical-align="middle" draw:auto-grow-height="false" draw:fit-to-size="false" style:shrink-to-fit="false" fo:min-height="0cm" fo:min-width="0cm" fo:padding-top="0.085cm" fo:padding-bottom="0.08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1" style:family="graphic">
      <style:graphic-properties draw:stroke="none" svg:stroke-width="0.035cm" draw:stroke-linejoin="miter" svg:stroke-linecap="butt" draw:fill="solid" draw:fill-color="#000000" draw:textarea-vertical-align="middle" draw:auto-grow-height="false" draw:fit-to-size="false" style:shrink-to-fit="false" fo:min-height="0.002cm" fo:min-width="0cm" fo:padding-top="0.046cm" fo:padding-bottom="0.046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2" style:family="graphic">
      <style:graphic-properties fo:margin-left="0cm" fo:margin-right="0.005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035cm" draw:stroke-linejoin="miter" svg:stroke-linecap="butt" draw:fill="solid" draw:fill-color="#ea4e4e" draw:textarea-vertical-align="middle" draw:auto-grow-height="false" draw:fit-to-size="false" style:shrink-to-fit="false" fo:min-height="2.348cm" fo:min-width="14.861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14" style:family="graphic">
      <style:graphic-properties draw:stroke="none" svg:stroke-width="0.035cm" draw:stroke-linejoin="miter" svg:stroke-linecap="butt" draw:fill="solid" draw:fill-color="#ea4e4e" draw:textarea-vertical-align="middle" draw:auto-grow-height="false" draw:fit-to-size="false" style:shrink-to-fit="false" fo:min-height="3.11cm" fo:min-width="3.048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15" style:family="graphic">
      <style:graphic-properties draw:stroke="none" svg:stroke-width="0.035cm" draw:stroke-linejoin="miter" svg:stroke-linecap="butt" draw:fill="solid" draw:fill-color="#ffffff" draw:textarea-vertical-align="middle" draw:auto-grow-height="false" draw:fit-to-size="false" style:shrink-to-fit="false" fo:min-height="2.9cm" fo:min-width="2.838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17"><draw:g text:anchor-type="char" draw:z-index="1" draw:name="Groupe 1" draw:style-name="gr12"><draw:custom-shape draw:name="Rectangle rouge" draw:style-name="gr13" draw:text-style-name="P22" svg:width="15.368cm" svg:height="2.795cm" svg:x="3.172cm" svg:y="-0.2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ercle rouge" draw:style-name="gr14" draw:text-style-name="P22" svg:width="5.028cm" svg:height="5.03cm" svg:x="0.023cm" svg:y="-1.422cm"><text:p/><draw:enhanced-geometry draw:mirror-horizontal="false" draw:mirror-vertical="false" svg:viewBox="0 0 0 0" draw:text-areas="?f10 ?f13 ?f11 ?f14" draw:type="ooxml-donut" draw:modifiers="2897"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Cercle blanc" draw:style-name="gr15" draw:text-style-name="P25" svg:width="4.733cm" svg:height="4.735cm" svg:x="0.182cm" svg:y="-1.263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f</text:p>
            <text:h text:style-name="P7" text:outline-level="3"><text:text-input text:description="">Objectif</text:text-input></text:h>
            <text:p text:style-name="P21">Je suis actuellement en insertion professionnelle à l’ÉPIDE de Doullens. Je suis à la recherche d’un emploi et je souhaite intégrer votre entreprise afin de développer mes compétences et savoir-faire. </text:p>
            <text:p text:style-name="P21">Je suis dynamique, sociable, motivé et ponctuel.</text:p>
            <text:p text:style-name="P21">Mon expérience professionnelle me permettra de m’adapter facilement, et de rapidement répondre à vos attentes.</text:p>
            <text:h text:style-name="P7" text:outline-level="3"><text:text-input text:description="">Compétences</text:text-input></text:h>
            <text:p text:style-name="P21">Sociable, motivé, polyvalent, ponctuel, autonome.</text:p>
          </table:table-cell>
          <table:table-cell table:style-name="Tableau2.B1" office:value-type="string">
            <table:table table:name="Tableau1" table:style-name="Tableau1">
              <table:table-column table:style-name="Tableau1.A"/>
              <table:table-row table:style-name="Tableau1.1">
                <table:table-cell table:style-name="Tableau1.A1" office:value-type="string">
                  <text:h text:style-name="P9" text:outline-level="1"><text:text-input text:description="">Teddy floury</text:text-input></text:h>
                  <text:h text:style-name="P11" text:outline-level="2"><text:span text:style-name="T3"><text:text-input text:description="">informatique</text:text-input></text:span><text:span text:style-name="T1"><text:s/></text:span></text:h>
                  <text:h text:style-name="P6" text:outline-level="2"><text:a xlink:type="simple" xlink:href="mailto:FLOURY.TEDDY1601@GMAIL.COM" text:style-name="Internet_20_link" text:visited-style-name="Visited_20_Internet_20_Link"><text:span text:style-name="Internet_20_link"><text:span text:style-name="T8">FLOURY.TEDDY1601@GMAIL.COM</text:span></text:span></text:a></text:h>
                  <text:h text:style-name="P12" text:outline-level="2"/>
                </table:table-cell>
              </table:table-row>
            </table:table>
            <text:h text:style-name="P7" text:outline-level="3"><text:text-input text:description="">Expérience</text:text-input></text:h>
            <text:h text:style-name="P13" text:outline-level="4">Stage pompier <text:span text:style-name="T1">• </text:span>villers bocage <text:span text:style-name="T1">• 06/12/2021 – 10/12/2021</text:span></text:h>
            <text:h text:style-name="P14" text:outline-level="4"><text:s text:c="4"/><text:span text:style-name="T1"><text:s/></text:span></text:h>
            <text:h text:style-name="P15" text:outline-level="4"/>
            <text:h text:style-name="P15" text:outline-level="4">stage peintre en batiment<text:span text:style-name="T1"> • </text:span>peinture 80<text:span text:style-name="T1"> • 20</text:span>20</text:h>
            <text:list xml:id="list40744522" text:style-name="WWNum11">
              <text:list-item>
                <text:p text:style-name="P18">Technique de peinture</text:p>
              </text:list-item>
              <text:list-item>
                <text:p text:style-name="P18">Technique de de tapissage</text:p>
              </text:list-item>
              <text:list-item>
                <text:p text:style-name="P18">Sécuriser une zone de chantier</text:p>
              </text:list-item>
            </text:list>
            <text:h text:style-name="P15" text:outline-level="4">contrat cdd et stage<text:span text:style-name="T1"> • </text:span>carrefour market<text:span text:style-name="T1"> • </text:span>2018<text:span text:style-name="T1"> – </text:span>2019</text:h>
            <text:p text:style-name="P21">En tant que vendeur polyvalent.</text:p>
            <text:list xml:id="list2273590947" text:style-name="WWNum12">
              <text:list-item>
                <text:p text:style-name="P19">Façing</text:p>
              </text:list-item>
              <text:list-item>
                <text:p text:style-name="P19">Mise en rayon</text:p>
              </text:list-item>
              <text:list-item>
                <text:p text:style-name="P19">Nettoyage des rayons</text:p>
              </text:list-item>
              <text:list-item>
                <text:p text:style-name="P19">Livraisons</text:p>
              </text:list-item>
            </text:list>
            <text:h text:style-name="P15" text:outline-level="4">V.R.P MULTICARTE <text:span text:style-name="T1">• engie • 2017</text:span></text:h>
            <text:h text:style-name="P16" text:outline-level="4"/>
            <text:list xml:id="list600194450" text:style-name="WWNum14">
              <text:list-item>
                <text:p text:style-name="P20">Vente de contrat d’électricité et gaz à domicile</text:p>
              </text:list-item>
            </text:list>
            <text:h text:style-name="P7" text:outline-level="3"><text:text-input text:description="">Formation</text:text-input></text:h>
            <text:h text:style-name="P15" text:outline-level="4">b.e.p m.r.c.u<text:span text:style-name="T1"> <text:s/></text:span>lycée raymond savignac<text:span text:style-name="T1">• </text:span>2016<text:span text:style-name="T1"> •</text:span></text:h>
            <text:p text:style-name="P21"/>
            <text:h text:style-name="P15" text:outline-level="4">brevet des colleges<text:span text:style-name="T1"> </text:span>college-lycee st joseph<text:span text:style-name="T1">• </text:span>2014</text:h>
            <text:p text:style-name="P21"/>
          </table:table-cell>
        </table:table-row>
      </table:table>
      <text:p text:style-name="No_20_Spacing"/>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ejaVu Serif" svg:font-family="'DejaVu Serif'" style:font-family-generic="roman" style:font-pitch="variable"/>
    <style:font-face style:name="Franklin Gothic Demi" svg:font-family="'Franklin Gothic Dem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ckwell" svg:font-family="Rockwell"/>
    <style:font-face style:name="Rockwell1" svg:font-family="Rockwell" style:font-family-generic="roman" style:font-pitch="variable"/>
    <style:font-face style:name="Rockwell2" svg:font-family="Rockwel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Rockwell1" fo:font-size="11pt" fo:language="fr" fo:country="FR" style:letter-kerning="false" style:font-name-asian="Rockwel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Rockwell1" fo:font-size="11pt" fo:language="fr" fo:country="FR" style:letter-kerning="false" style:font-name-asian="Rockwell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loext:linked-style-name="Titre_20_1_20_Car" style:default-outline-level="1" style:list-style-name="" style:class="text">
      <style:paragraph-properties fo:margin-top="0.106cm" fo:margin-bottom="0.071cm" style:contextual-spacing="true" fo:line-height="100%" fo:text-align="end" style:justify-single-word="false" fo:keep-together="always" fo:keep-with-next="always"/>
      <style:text-properties fo:text-transform="uppercase" fo:color="#000000" loext:opacity="100%" style:font-name="Franklin Gothic Demi" fo:font-family="'Franklin Gothic Demi'" style:font-family-generic="roman" style:font-pitch="variable" fo:font-size="25pt" style:font-name-asian="Rockwell2" style:font-family-asian="Rockwell" style:font-family-generic-asian="system" style:font-pitch-asian="variable" style:font-size-asian="25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loext:linked-style-name="Titre_20_2_20_Car" style:default-outline-level="2" style:list-style-name="" style:class="text">
      <style:paragraph-properties fo:line-height="100%" fo:text-align="end" style:justify-single-word="false" fo:keep-together="always" fo:keep-with-next="always"/>
      <style:text-properties fo:text-transform="uppercase" fo:color="#000000" loext:opacity="100%"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loext:linked-style-name="Titre_20_3_20_Car" style:default-outline-level="3" style:list-style-name="" style:class="text">
      <style:paragraph-properties fo:margin-top="1.058cm" fo:margin-bottom="0.282cm" style:contextual-spacing="true" fo:keep-together="always" fo:padding-left="0cm" fo:padding-right="0cm" fo:padding-top="0cm" fo:padding-bottom="0.035cm" fo:border-left="none" fo:border-right="none" fo:border-top="none" fo:border-bottom="6.01pt solid #ea4e4e" fo:keep-with-next="always"/>
      <style:text-properties fo:text-transform="uppercase" style:font-name="Franklin Gothic Demi" fo:font-family="'Franklin Gothic Demi'" style:font-family-generic="roman" style:font-pitch="variable" fo:font-size="16pt" style:font-name-asian="Rockwell2" style:font-family-asian="Rockwell" style:font-family-generic-asian="system" style:font-pitch-asian="variable" style:font-size-asian="16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loext:linked-style-name="Titre_20_4_20_Car" style:default-outline-level="4" style:list-style-name="" style:class="text">
      <style:paragraph-properties fo:margin-top="0.353cm" fo:margin-bottom="0cm" style:contextual-spacing="true" fo:keep-together="always" fo:keep-with-next="always"/>
      <style:text-properties fo:text-transform="uppercase"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71cm" fo:margin-bottom="0cm" style:contextual-spacing="false" fo:keep-together="always" fo:keep-with-next="always"/>
      <style:text-properties fo:color="#d01818" loext:opacity="100%"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8a1010" loext:opacity="100%"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8a1010" loext:opacity="100%" style:font-name="Franklin Gothic Demi" fo:font-family="'Franklin Gothic Demi'" style:font-family-generic="roman" style:font-pitch="variable" fo:font-style="italic" style:font-name-asian="Rockwell2" style:font-family-asian="Rockwel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071cm" fo:margin-bottom="0cm" style:contextual-spacing="false" fo:keep-together="always" fo:keep-with-next="always"/>
      <style:text-properties fo:color="#272727" loext:opacity="100%"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071cm" fo:margin-bottom="0cm" style:contextual-spacing="false" fo:keep-together="always" fo:keep-with-next="always"/>
      <style:text-properties fo:color="#272727" loext:opacity="100%" style:font-name="Franklin Gothic Demi" fo:font-family="'Franklin Gothic Demi'" style:font-family-generic="roman" style:font-pitch="variable" fo:font-style="italic" style:font-name-asian="Rockwell2" style:font-family-asian="Rockwell"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line-height="100%"/>
    </style:style>
    <style:style style:name="Initiales" style:family="paragraph" style:parent-style-name="Standard" style:next-style-name="Heading_20_3">
      <style:paragraph-properties fo:margin-left="0.254cm" fo:margin-right="0.635cm" fo:margin-top="0cm" fo:margin-bottom="2.611cm" style:contextual-spacing="true" fo:line-height="100%" fo:text-align="center" style:justify-single-word="false" fo:text-indent="0cm" style:auto-text-indent="false"/>
      <style:text-properties fo:text-transform="uppercase" fo:color="#ea4e4e" loext:opacity="100%" style:font-name="Franklin Gothic Demi" fo:font-family="'Franklin Gothic Demi'" style:font-family-generic="roman" style:font-pitch="variable" fo:font-size="55pt" style:font-size-asian="55pt"/>
    </style:style>
    <style:style style:name="Footer" style:family="paragraph" style:parent-style-name="Standard" loext:linked-style-name="Pied_20_de_20_page_20_Car" style:class="extra">
      <style:paragraph-properties fo:line-height="100%" fo:text-align="center" style:justify-single-word="false"/>
      <style:text-properties fo:text-transform="uppercase" style:font-name="Franklin Gothic Demi" fo:font-family="'Franklin Gothic Demi'" style:font-family-generic="roman" style:font-pitch="variable"/>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Franklin Gothic Demi" fo:font-family="'Franklin Gothic Demi'" style:font-family-generic="roman" style:font-pitch="variable" fo:font-size="28pt" style:letter-kerning="true" style:font-name-asian="Rockwell2" style:font-family-asian="Rockwell"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ous-titre_20_Car" style:class="chapter">
      <style:paragraph-properties fo:margin-top="0cm" fo:margin-bottom="0.282cm" style:contextual-spacing="false"/>
      <style:text-properties fo:color="#5a5a5a" loext:opacity="100%" style:font-name-asian="Rockwell2" style:font-family-asian="Rockwell" style:font-family-generic-asian="system" style:font-pitch-asian="variable"/>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ibliography" style:family="paragraph" style:parent-style-name="Standard" style:next-style-name="Standard"/>
    <style:style style:name="Block_20_Text" style:display-name="Block Text" style:family="paragraph" style:parent-style-name="Standard">
      <style:paragraph-properties fo:margin-left="2.032cm" fo:margin-right="2.032cm" fo:text-indent="0cm" style:auto-text-indent="false" fo:padding="0.353cm" fo:border="0.26pt solid #ea4e4e" style:shadow="none"/>
      <style:text-properties fo:color="#d01818" loext:opacity="100%" fo:font-style="italic" style:font-name-asian="Rockwell2" style:font-family-asian="Rockwell" style:font-family-generic-asian="system" style:font-pitch-asian="variable" style:font-style-asian="italic" style:font-style-complex="italic"/>
    </style:style>
    <style:style style:name="Body_20_Text_20_2" style:display-name="Body Text 2" style:family="paragraph" style:parent-style-name="Standard" loext:linked-style-name="Corps_20_de_20_texte_20_2_20_Car">
      <style:paragraph-properties fo:margin-top="0cm" fo:margin-bottom="0.212cm" style:contextual-spacing="false" fo:line-height="200%"/>
    </style:style>
    <style:style style:name="Body_20_Text_20_3" style:display-name="Body Text 3" style:family="paragraph" style:parent-style-name="Standard" loext:linked-style-name="Corps_20_de_20_texte_20_3_20_Car">
      <style:paragraph-properties fo:margin-top="0cm" fo:margin-bottom="0.212cm" style:contextual-spacing="false"/>
      <style:text-properties style:font-size-complex="8pt"/>
    </style:style>
    <style:style style:name="Body_20_Text_20_Indent" style:display-name="Body Text Indent" style:family="paragraph" style:parent-style-name="Text_20_body" loext:linked-style-name="Retrait_20_1re_20_ligne_20_Car">
      <style:paragraph-properties fo:margin-left="0cm" fo:margin-right="0cm" fo:margin-top="0cm" fo:margin-bottom="0cm" style:contextual-spacing="false" fo:text-indent="0.635cm" style:auto-text-indent="false"/>
    </style:style>
    <style:style style:name="Text_20_body_20_indent" style:display-name="Text body indent" style:family="paragraph" style:parent-style-name="Standard" loext:linked-style-name="Retrait_20_corps_20_de_20_texte_20_Car"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loext:linked-style-name="Retrait_20_corps_20_et_20_1re_20_lig._20_Car">
      <style:paragraph-properties fo:margin-left="0.635cm" fo:margin-right="0cm" fo:margin-top="0cm" fo:margin-bottom="0cm" style:contextual-spacing="false" fo:text-indent="0.635cm" style:auto-text-indent="false"/>
    </style:style>
    <style:style style:name="Body_20_Text_20_Indent_20_2" style:display-name="Body Text Indent 2" style:family="paragraph" style:parent-style-name="Standard" loext:linked-style-name="Retrait_20_corps_20_de_20_texte_20_2_20_Car">
      <style:paragraph-properties fo:margin-left="0.635cm" fo:margin-right="0cm" fo:margin-top="0cm" fo:margin-bottom="0.212cm" style:contextual-spacing="false" fo:line-height="200%" fo:text-indent="0cm" style:auto-text-indent="false"/>
    </style:style>
    <style:style style:name="Body_20_Text_20_Indent_20_3" style:display-name="Body Text Indent 3" style:family="paragraph" style:parent-style-name="Standard" loext:linked-style-name="Retrait_20_corps_20_de_20_texte_20_3_20_Car">
      <style:paragraph-properties fo:margin-left="0.635cm" fo:margin-right="0cm" fo:margin-top="0cm" fo:margin-bottom="0.212cm" style:contextual-spacing="false" fo:text-indent="0cm" style:auto-text-indent="false"/>
      <style:text-properties style:font-size-complex="8pt"/>
    </style:style>
    <style:style style:name="caption" style:family="paragraph" style:parent-style-name="Standard" style:next-style-name="Standard">
      <style:paragraph-properties fo:margin-top="0cm" fo:margin-bottom="0.353cm" style:contextual-spacing="false" fo:line-height="100%"/>
      <style:text-properties fo:color="#44546a" loext:opacity="100%" fo:font-style="italic" style:font-style-asian="italic" style:font-size-complex="9pt" style:font-style-complex="italic"/>
    </style:style>
    <style:style style:name="Closing" style:family="paragraph" style:parent-style-name="Standard" loext:linked-style-name="Formule_20_de_20_politesse_20_Car">
      <style:paragraph-properties fo:margin-left="7.62cm" fo:margin-right="0cm" fo:line-height="100%" fo:text-indent="0cm" style:auto-text-indent="false"/>
    </style:style>
    <style:style style:name="annotation_20_text" style:display-name="annotation text" style:family="paragraph" style:parent-style-name="Standard" loext:linked-style-name="Commentaire_20_Car">
      <style:paragraph-properties fo:line-height="100%"/>
      <style:text-properties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Date" style:family="paragraph" style:parent-style-name="Standard" style:next-style-name="Standard" loext:linked-style-name="Date_20_Car"/>
    <style:style style:name="Document_20_Map" style:display-name="Document Map" style:family="paragraph" style:parent-style-name="Standard" loext:linked-style-name="Explorateur_20_de_20_documents_20_Car">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Signature_20_électronique_20_Car">
      <style:paragraph-properties fo:line-height="100%"/>
    </style:style>
    <style:style style:name="Endnote" style:family="paragraph" style:parent-style-name="Standard" loext:linked-style-name="Note_20_de_20_fin_20_Car" style:class="extra">
      <style:paragraph-properties fo:line-height="100%"/>
      <style:text-properties style:font-size-complex="10pt"/>
    </style:style>
    <style:style style:name="envelope_20_address" style:display-name="envelope address" style:family="paragraph" style:parent-style-name="Standard">
      <style:paragraph-properties fo:margin-left="5.08cm" fo:margin-right="0cm" fo:line-height="100%" fo:text-indent="0cm" style:auto-text-indent="false"/>
      <style:text-properties style:font-name="Franklin Gothic Demi" fo:font-family="'Franklin Gothic Demi'" style:font-family-generic="roman" style:font-pitch="variable" fo:font-size="12pt" style:font-name-asian="Rockwell2" style:font-family-asian="Rockwell" style:font-family-generic-asian="system" style:font-pitch-asian="variable" style:font-size-asian="12pt" style:font-name-complex="DejaVu Sans" style:font-family-complex="'DejaVu Sans'" style:font-family-generic-complex="system" style:font-pitch-complex="variable" style:font-size-complex="12pt"/>
    </style:style>
    <style:style style:name="envelope_20_return" style:display-name="envelope return" style:family="paragraph" style:parent-style-name="Standard">
      <style:paragraph-properties fo:line-height="100%"/>
      <style:text-properties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loext:linked-style-name="Note_20_de_20_bas_20_de_20_page_20_Car" style:class="extra">
      <style:paragraph-properties fo:line-height="100%"/>
      <style:text-properties style:font-size-complex="10pt"/>
    </style:style>
    <style:style style:name="HTML_20_Address" style:display-name="HTML Address" style:family="paragraph" style:parent-style-name="Standard" loext:linked-style-name="Adresse_20_HTML_20_Car">
      <style:paragraph-properties fo:line-height="100%"/>
      <style:text-properties fo:font-style="italic" style:font-style-asian="italic" style:font-style-complex="italic"/>
    </style:style>
    <style:style style:name="HTML_20_Preformatted" style:display-name="HTML Preformatted" style:family="paragraph" style:parent-style-name="Standard" loext:linked-style-name="Préformaté_20_HTML_20_Car">
      <style:paragraph-properties fo:line-height="100%"/>
      <style:text-properties style:font-name="Consolas" fo:font-family="Consolas" style:font-family-generic="roman" style:font-pitch="variable" style:font-size-complex="10pt"/>
    </style:style>
    <style:style style:name="index_20_1" style:display-name="index 1" style:family="paragraph" style:parent-style-name="Standard" style:next-style-name="Standard" style:auto-update="true">
      <style:paragraph-properties fo:margin-left="0.388cm" fo:margin-right="0cm" fo:line-height="100%" fo:text-indent="-0.388cm" style:auto-text-indent="false"/>
    </style:style>
    <style:style style:name="index_20_2" style:display-name="index 2" style:family="paragraph" style:parent-style-name="Standard" style:next-style-name="Standard" style:auto-update="true">
      <style:paragraph-properties fo:margin-left="0.776cm" fo:margin-right="0cm" fo:line-height="100%" fo:text-indent="-0.388cm" style:auto-text-indent="false"/>
    </style:style>
    <style:style style:name="index_20_3" style:display-name="index 3" style:family="paragraph" style:parent-style-name="Standard" style:next-style-name="Standard" style:auto-update="true">
      <style:paragraph-properties fo:margin-left="1.164cm" fo:margin-right="0cm" fo:line-height="100%" fo:text-indent="-0.388cm" style:auto-text-indent="false"/>
    </style:style>
    <style:style style:name="index_20_4" style:display-name="index 4" style:family="paragraph" style:parent-style-name="Standard" style:next-style-name="Standard" style:auto-update="true">
      <style:paragraph-properties fo:margin-left="1.552cm" fo:margin-right="0cm" fo:line-height="100%" fo:text-indent="-0.388cm" style:auto-text-indent="false"/>
    </style:style>
    <style:style style:name="index_20_5" style:display-name="index 5" style:family="paragraph" style:parent-style-name="Standard" style:next-style-name="Standard" style:auto-update="true">
      <style:paragraph-properties fo:margin-left="1.94cm" fo:margin-right="0cm" fo:line-height="100%" fo:text-indent="-0.388cm" style:auto-text-indent="false"/>
    </style:style>
    <style:style style:name="index_20_6" style:display-name="index 6" style:family="paragraph" style:parent-style-name="Standard" style:next-style-name="Standard" style:auto-update="true">
      <style:paragraph-properties fo:margin-left="2.328cm" fo:margin-right="0cm" fo:line-height="100%" fo:text-indent="-0.388cm" style:auto-text-indent="false"/>
    </style:style>
    <style:style style:name="index_20_7" style:display-name="index 7" style:family="paragraph" style:parent-style-name="Standard" style:next-style-name="Standard" style:auto-update="true">
      <style:paragraph-properties fo:margin-left="2.716cm" fo:margin-right="0cm" fo:line-height="100%" fo:text-indent="-0.388cm" style:auto-text-indent="false"/>
    </style:style>
    <style:style style:name="index_20_8" style:display-name="index 8" style:family="paragraph" style:parent-style-name="Standard" style:next-style-name="Standard" style:auto-update="true">
      <style:paragraph-properties fo:margin-left="3.104cm" fo:margin-right="0cm" fo:line-height="100%" fo:text-indent="-0.388cm" style:auto-text-indent="false"/>
    </style:style>
    <style:style style:name="index_20_9" style:display-name="index 9" style:family="paragraph" style:parent-style-name="Standard" style:next-style-name="Standard" style:auto-update="true">
      <style:paragraph-properties fo:margin-left="3.493cm" fo:margin-right="0cm" fo:line-height="100%" fo:text-indent="-0.388cm" style:auto-text-indent="false"/>
    </style:style>
    <style:style style:name="index_20_heading" style:display-name="index heading" style:family="paragraph" style:parent-style-name="Standard" style:next-style-name="index_20_1">
      <style:text-properties style:font-name="Franklin Gothic Demi" fo:font-family="'Franklin Gothic Demi'" style:font-family-generic="roman" style:font-pitch="variable" fo:font-weight="bold" style:font-name-asian="Rockwell2" style:font-family-asian="Rockwell"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ea4e4e" fo:border-bottom="0.51pt solid #ea4e4e"/>
      <style:text-properties fo:color="#d01818" loext:opacity="100%" fo:font-style="italic" style:font-style-asian="italic" style:font-style-complex="italic"/>
    </style:style>
    <style:style style:name="List_20_2" style:display-name="List 2" style:family="paragraph" style:parent-style-name="Standard" style:class="list">
      <style:paragraph-properties fo:margin-left="1.27cm" fo:margin-right="0cm" fo:margin-top="0cm" fo:margin-bottom="0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cm" style:contextual-spacing="true" fo:text-indent="-0.635cm" style:auto-text-indent="false"/>
    </style:style>
    <style:style style:name="List_20_4" style:display-name="List 4" style:family="paragraph" style:parent-style-name="Standard" style:class="list">
      <style:paragraph-properties fo:margin-left="2.54cm" fo:margin-right="0cm" fo:margin-top="0cm" fo:margin-bottom="0cm" style:contextual-spacing="true" fo:text-indent="-0.635cm" style:auto-text-indent="false"/>
    </style:style>
    <style:style style:name="List_20_5" style:display-name="List 5" style:family="paragraph" style:parent-style-name="Standard" style:class="list">
      <style:paragraph-properties fo:margin-left="3.175cm" fo:margin-right="0cm" fo:margin-top="0cm" fo:margin-bottom="0cm" style:contextual-spacing="true" fo:text-indent="-0.635cm" style:auto-text-indent="false"/>
    </style:style>
    <style:style style:name="List_20_Bullet" style:display-name="List Bullet" style:family="paragraph" style:parent-style-name="Standard" style:list-style-name="WWNum1">
      <style:paragraph-properties fo:margin-top="0cm" fo:margin-bottom="0cm" style:contextual-spacing="true"/>
    </style:style>
    <style:style style:name="List_20_Bullet_20_2" style:display-name="List Bullet 2" style:family="paragraph" style:parent-style-name="Standard" style:list-style-name="WWNum2">
      <style:paragraph-properties fo:margin-top="0cm" fo:margin-bottom="0cm" style:contextual-spacing="true"/>
    </style:style>
    <style:style style:name="List_20_Bullet_20_3" style:display-name="List Bullet 3" style:family="paragraph" style:parent-style-name="Standard" style:list-style-name="WWNum3">
      <style:paragraph-properties fo:margin-top="0cm" fo:margin-bottom="0cm" style:contextual-spacing="true"/>
    </style:style>
    <style:style style:name="List_20_Bullet_20_4" style:display-name="List Bullet 4" style:family="paragraph" style:parent-style-name="Standard" style:list-style-name="WWNum4">
      <style:paragraph-properties fo:margin-top="0cm" fo:margin-bottom="0cm" style:contextual-spacing="true"/>
    </style:style>
    <style:style style:name="List_20_Bullet_20_5" style:display-name="List Bullet 5" style:family="paragraph" style:parent-style-name="Standard" style:list-style-name="WWNum5">
      <style:paragraph-properties fo:margin-top="0cm" fo:margin-bottom="0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true" fo:text-indent="0cm" style:auto-text-indent="false"/>
    </style:style>
    <style:style style:name="List_20_Number" style:display-name="List Number" style:family="paragraph" style:parent-style-name="Standard" style:list-style-name="WWNum6">
      <style:paragraph-properties fo:margin-top="0cm" fo:margin-bottom="0cm" style:contextual-spacing="true"/>
    </style:style>
    <style:style style:name="List_20_Number_20_2" style:display-name="List Number 2" style:family="paragraph" style:parent-style-name="Standard" style:list-style-name="WWNum7">
      <style:paragraph-properties fo:margin-top="0cm" fo:margin-bottom="0cm" style:contextual-spacing="true"/>
    </style:style>
    <style:style style:name="List_20_Number_20_3" style:display-name="List Number 3" style:family="paragraph" style:parent-style-name="Standard" style:list-style-name="WWNum8">
      <style:paragraph-properties fo:margin-top="0cm" fo:margin-bottom="0cm" style:contextual-spacing="true"/>
    </style:style>
    <style:style style:name="List_20_Number_20_4" style:display-name="List Number 4" style:family="paragraph" style:parent-style-name="Standard" style:list-style-name="WWNum9">
      <style:paragraph-properties fo:margin-top="0cm" fo:margin-bottom="0cm" style:contextual-spacing="true"/>
    </style:style>
    <style:style style:name="List_20_Number_20_5" style:display-name="List Number 5" style:family="paragraph" style:parent-style-name="Standard" style:list-style-name="WWNum10">
      <style:paragraph-properties fo:margin-top="0cm" fo:margin-bottom="0cm" style:contextual-spacing="tru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macro" style:family="paragraph" loext:linked-style-name="Texte_20_de_20_macro_20_Car">
      <style:paragraph-properties fo:margin-top="0cm" fo:margin-bottom="0cm" style:contextual-spacing="false" fo:line-height="108%"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Message_20_Header" style:display-name="Message Header" style:family="paragraph" style:parent-style-name="Standard" loext:linked-style-name="En-tête_20_de_20_message_20_Car">
      <loext:graphic-properties draw:fill="solid" draw:fill-color="#cccccc"/>
      <style:paragraph-properties fo:margin-left="1.905cm" fo:margin-right="0cm" fo:line-height="100%" fo:text-indent="-1.905cm" style:auto-text-indent="false" fo:background-color="#cccccc" fo:padding="0.035cm" fo:border="0.74pt solid #000000" style:shadow="none"/>
      <style:text-properties style:font-name="Franklin Gothic Demi" fo:font-family="'Franklin Gothic Demi'" style:font-family-generic="roman" style:font-pitch="variable" fo:font-size="12pt" style:font-name-asian="Rockwell2" style:font-family-asian="Rockwell"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loext:linked-style-name="Titre_20_de_20_note_20_Car">
      <style:paragraph-properties fo:line-height="100%"/>
    </style:style>
    <style:style style:name="Plain_20_Text" style:display-name="Plain Text" style:family="paragraph" style:parent-style-name="Standard" loext:linked-style-name="Texte_20_brut_20_Car">
      <style:paragraph-properties fo:line-height="100%"/>
      <style:text-properties style:font-name="Consolas" fo:font-family="Consolas" style:font-family-generic="roman" style:font-pitch="variable" style:font-size-complex="10.5pt"/>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fo:text-indent="0cm" style:auto-text-indent="false"/>
      <style:text-properties fo:color="#404040" loext:opacity="100%" fo:font-style="italic" style:font-style-asian="italic" style:font-style-complex="italic"/>
    </style:style>
    <style:style style:name="Salutation" style:family="paragraph" style:parent-style-name="Standard" style:next-style-name="Standard" loext:linked-style-name="Salutations_20_Car" style:class="text"/>
    <style:style style:name="Signature" style:family="paragraph" style:parent-style-name="Standard" loext:linked-style-name="Signature_20_Car" style:class="text">
      <style:paragraph-properties fo:margin-left="7.62cm" fo:margin-right="0cm" fo:line-height="100%" fo:text-indent="0cm" style:auto-text-indent="false"/>
    </style:style>
    <style:style style:name="table_20_of_20_authorities" style:display-name="table of authorities" style:family="paragraph" style:parent-style-name="Standard" style:next-style-name="Standard">
      <style:paragraph-properties fo:margin-left="0.388cm" fo:margin-right="0cm" fo:text-indent="-0.388cm"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212cm" fo:margin-bottom="0cm" style:contextual-spacing="false"/>
      <style:text-properties style:font-name="Franklin Gothic Demi" fo:font-family="'Franklin Gothic Demi'" style:font-family-generic="roman" style:font-pitch="variable" fo:font-size="12pt" fo:font-weight="bold" style:font-name-asian="Rockwell2" style:font-family-asian="Rockwell"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class="index">
      <style:paragraph-properties fo:margin-left="1.164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class="index">
      <style:paragraph-properties fo:margin-left="1.552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class="index">
      <style:paragraph-properties fo:margin-left="1.9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class="index">
      <style:paragraph-properties fo:margin-left="2.328cm" fo:margin-right="0cm" fo:margin-top="0cm" fo:margin-bottom="0.176cm" style:contextual-spacing="false" fo:text-indent="0cm" style:auto-text-indent="false"/>
    </style:style>
    <style:style style:name="Contents_20_8" style:display-name="Contents 8" style:family="paragraph" style:parent-style-name="Standard" style:next-style-name="Standard" style:auto-update="true" style:class="index">
      <style:paragraph-properties fo:margin-left="2.716cm" fo:margin-right="0cm" fo:margin-top="0cm" fo:margin-bottom="0.176cm" style:contextual-spacing="false" fo:text-indent="0cm" style:auto-text-indent="false"/>
    </style:style>
    <style:style style:name="Contents_20_9" style:display-name="Contents 9" style:family="paragraph" style:parent-style-name="Standard" style:next-style-name="Standard" style:auto-update="true" style:class="index">
      <style:paragraph-properties fo:margin-left="3.104cm" fo:margin-right="0cm" fo:margin-top="0cm" fo:margin-bottom="0.176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style:text-properties fo:font-variant="normal" fo:text-transform="none" fo:color="#d01818" loext:opacity="100%" fo:font-size="16pt" style:font-size-asian="1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fo:text-transform="uppercase" fo:color="#000000" loext:opacity="100%"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text-transform="uppercase" style:font-name="Franklin Gothic Demi" fo:font-family="'Franklin Gothic Demi'" style:font-family-generic="roman" style:font-pitch="variable" fo:font-size="16pt" style:font-name-asian="Rockwell2" style:font-family-asian="Rockwell" style:font-family-generic-asian="system" style:font-pitch-asian="variable" style:font-size-asian="16pt" style:font-name-complex="DejaVu Sans" style:font-family-complex="'DejaVu Sans'" style:font-family-generic-complex="system" style:font-pitch-complex="variable" style:font-size-complex="12pt"/>
    </style:style>
    <style:style style:name="Titre_20_1_20_Car" style:display-name="Titre 1 Car" style:family="text" style:parent-style-name="Default_20_Paragraph_20_Font">
      <style:text-properties fo:text-transform="uppercase" fo:color="#000000" loext:opacity="100%" style:font-name="Franklin Gothic Demi" fo:font-family="'Franklin Gothic Demi'" style:font-family-generic="roman" style:font-pitch="variable" fo:font-size="25pt" style:font-name-asian="Rockwell2" style:font-family-asian="Rockwell" style:font-family-generic-asian="system" style:font-pitch-asian="variable" style:font-size-asian="25pt" style:font-name-complex="DejaVu Sans" style:font-family-complex="'DejaVu Sans'" style:font-family-generic-complex="system" style:font-pitch-complex="variable" style:font-size-complex="16pt"/>
    </style:style>
    <style:style style:name="Placeholder_20_Text" style:display-name="Placeholder Text" style:family="text" style:parent-style-name="Default_20_Paragraph_20_Font">
      <style:text-properties fo:color="#595959" loext:opacity="100%"/>
    </style:style>
    <style:style style:name="Titre_20_4_20_Car" style:display-name="Titre 4 Car" style:family="text" style:parent-style-name="Default_20_Paragraph_20_Font">
      <style:text-properties fo:text-transform="uppercase"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text-properties fo:text-transform="uppercase" style:font-name="Franklin Gothic Demi" fo:font-family="'Franklin Gothic Demi'" style:font-family-generic="roman" style:font-pitch="variable"/>
    </style:style>
    <style:style style:name="Titre_20_8_20_Car" style:display-name="Titre 8 Car" style:family="text" style:parent-style-name="Default_20_Paragraph_20_Font">
      <style:text-properties fo:color="#272727" loext:opacity="100%"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Franklin Gothic Demi" fo:font-family="'Franklin Gothic Demi'" style:font-family-generic="roman" style:font-pitch="variable" fo:font-style="italic" style:font-name-asian="Rockwell2" style:font-family-asian="Rockwell"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itre_20_Car" style:display-name="Titre Car" style:family="text" style:parent-style-name="Default_20_Paragraph_20_Font">
      <style:text-properties style:font-name="Franklin Gothic Demi" fo:font-family="'Franklin Gothic Demi'" style:font-family-generic="roman" style:font-pitch="variable" fo:font-size="28pt" style:letter-kerning="true" style:font-name-asian="Rockwell2" style:font-family-asian="Rockwell" style:font-family-generic-asian="system" style:font-pitch-asian="variable" style:font-size-asian="28pt"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fo:font-size="11pt" style:font-name-asian="Rockwell2" style:font-family-asian="Rockwell" style:font-family-generic-asian="system" style:font-pitch-asian="variable" style:font-size-asian="11pt" style:font-size-complex="11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loext:linked-style-name="Body_20_Text_20_2"/>
    <style:style style:name="Corps_20_de_20_texte_20_3_20_Car" style:display-name="Corps de texte 3 Car" style:family="text" style:parent-style-name="Default_20_Paragraph_20_Font" loext:linked-style-name="Body_20_Text_20_3">
      <style:text-properties style:font-size-complex="8pt"/>
    </style:style>
    <style:style style:name="Retrait_20_1re_20_ligne_20_Car" style:display-name="Retrait 1re ligne Car" style:family="text" style:parent-style-name="Corps_20_de_20_texte_20_Car" loext:linked-style-name="Body_20_Text_20_Indent"/>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loext:linked-style-name="Body_20_Text_20_First_20_Indent_20_2"/>
    <style:style style:name="Retrait_20_corps_20_de_20_texte_20_2_20_Car" style:display-name="Retrait corps de texte 2 Car" style:family="text" style:parent-style-name="Default_20_Paragraph_20_Font" loext:linked-style-name="Body_20_Text_20_Indent_20_2"/>
    <style:style style:name="Retrait_20_corps_20_de_20_texte_20_3_20_Car" style:display-name="Retrait corps de texte 3 Car" style:family="text" style:parent-style-name="Default_20_Paragraph_20_Font" loext:linked-style-name="Body_20_Text_20_Indent_20_3">
      <style:text-properties style:font-size-complex="8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Formule_20_de_20_politesse_20_Car" style:display-name="Formule de politesse Car" style:family="text" style:parent-style-name="Default_20_Paragraph_20_Font" loext:linked-style-name="Closing"/>
    <style:style style:name="annotation_20_reference" style:display-name="annotation reference" style:family="text" style:parent-style-name="Default_20_Paragraph_20_Font">
      <style:text-properties fo:font-size="11pt" style:font-size-asian="11pt" style:font-size-complex="8pt"/>
    </style:style>
    <style:style style:name="Commentaire_20_Car" style:display-name="Commentaire Car" style:family="text" style:parent-style-name="Default_20_Paragraph_20_Font" loext:linked-style-name="annotation_20_text">
      <style:text-properties style:font-size-complex="10pt"/>
    </style:style>
    <style:style style:name="Objet_20_du_20_commentaire_20_Car" style:display-name="Objet du commentaire Car" style:family="text" style:parent-style-name="Commentaire_20_Car" loext:linked-style-name="annotation_20_subject">
      <style:text-properties fo:font-weight="bold" style:font-weight-asian="bold" style:font-size-complex="10pt" style:font-weight-complex="bold"/>
    </style:style>
    <style:style style:name="Date_20_Car" style:display-name="Date Car" style:family="text" style:parent-style-name="Default_20_Paragraph_20_Font" loext:linked-style-name="Date"/>
    <style:style style:name="Explorateur_20_de_20_documents_20_Car" style:display-name="Explorateur de documents Car" style:family="text" style:parent-style-name="Default_20_Paragraph_20_Font" loext:linked-style-name="Document_20_Map">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loext:linked-style-name="E-mail_20_Signature"/>
    <style:style style:name="Emphasis" style:family="text" style:parent-style-name="Default_20_Paragraph_20_Font">
      <style:text-properties fo:font-style="italic" style:font-style-asian="italic" style:font-style-complex="italic"/>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Note_20_de_20_fin_20_Car" style:display-name="Note de fin Car" style:family="text" style:parent-style-name="Default_20_Paragraph_20_Font">
      <style:text-properties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text-properties style:font-size-complex="10pt"/>
    </style:style>
    <style:style style:name="Titre_20_5_20_Car" style:display-name="Titre 5 Car" style:family="text" style:parent-style-name="Default_20_Paragraph_20_Font">
      <style:text-properties fo:color="#d01818" loext:opacity="100%"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style>
    <style:style style:name="Titre_20_6_20_Car" style:display-name="Titre 6 Car" style:family="text" style:parent-style-name="Default_20_Paragraph_20_Font">
      <style:text-properties fo:color="#8a1010" loext:opacity="100%" style:font-name="Franklin Gothic Demi" fo:font-family="'Franklin Gothic Demi'" style:font-family-generic="roman" style:font-pitch="variable" style:font-name-asian="Rockwell2" style:font-family-asian="Rockwell"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8a1010" loext:opacity="100%" style:font-name="Franklin Gothic Demi" fo:font-family="'Franklin Gothic Demi'" style:font-family-generic="roman" style:font-pitch="variable" fo:font-style="italic" style:font-name-asian="Rockwell2" style:font-family-asian="Rockwel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Acronym" style:display-name="HTML Acronym" style:family="text" style:parent-style-name="Default_20_Paragraph_20_Font"/>
    <style:style style:name="Adresse_20_HTML_20_Car" style:display-name="Adresse HTML Car" style:family="text" style:parent-style-name="Default_20_Paragraph_20_Font" loext:linked-style-name="HTML_20_Address">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é_20_HTML_20_Car" style:display-name="Préformaté HTML C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d01818" loext:opacity="100%" fo:font-style="italic" style:font-style-asian="italic" style:font-style-complex="italic"/>
    </style:style>
    <style:style style:name="Citation_20_intense_20_Car" style:display-name="Citation intense Car" style:family="text" style:parent-style-name="Default_20_Paragraph_20_Font" loext:linked-style-name="Intense_20_Quote">
      <style:text-properties fo:color="#d01818"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d01818" loext:opacity="100%" fo:letter-spacing="0.009cm" fo:font-weight="bold" style:font-weight-asian="bold" style:font-weight-complex="bold"/>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loext:linked-style-name="macro">
      <style:text-properties style:font-name="Consolas" fo:font-family="Consolas" style:font-family-generic="roman" style:font-pitch="variable" style:font-size-complex="10pt"/>
    </style:style>
    <style:style style:name="En-tête_20_de_20_message_20_Car" style:display-name="En-tête de message Car" style:family="text" style:parent-style-name="Default_20_Paragraph_20_Font" loext:linked-style-name="Message_20_Header">
      <style:text-properties style:font-name="Franklin Gothic Demi" fo:font-family="'Franklin Gothic Demi'" style:font-family-generic="roman" style:font-pitch="variable" fo:font-size="12pt" fo:background-color="#cccccc" style:font-name-asian="Rockwell2" style:font-family-asian="Rockwell"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loext:linked-style-name="Note_20_Heading"/>
    <style:style style:name="page_20_number" style:display-name="page number" style:family="text" style:parent-style-name="Default_20_Paragraph_20_Font"/>
    <style:style style:name="Texte_20_brut_20_Car" style:display-name="Texte brut Car" style:family="text" style:parent-style-name="Default_20_Paragraph_20_Font" loext:linked-style-name="Plain_20_Text">
      <style:text-properties style:font-name="Consolas" fo:font-family="Consolas" style:font-family-generic="roman" style:font-pitch="variable" style:font-size-complex="10.5pt"/>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style:style>
    <style:style style:name="Salutations_20_Car" style:display-name="Salutations Car" style:family="text" style:parent-style-name="Default_20_Paragraph_20_Font"/>
    <style:style style:name="Signature_20_Car" style:display-name="Signature Car" style:family="text" style:parent-style-name="Default_20_Paragraph_20_Font" loext:linked-style-name="Signatur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rel-width="100%" fo:margin-left="0cm" fo:margin-top="0cm" fo:margin-bottom="0cm" table:align="left" style:writing-mode="lr-tb"/>
    </style:style>
    <style:style style:name="Tableau4.A" style:family="table-column">
      <style:table-column-properties style:rel-column-width="23586*"/>
    </style:style>
    <style:style style:name="Tableau4.B" style:family="table-column">
      <style:table-column-properties style:rel-column-width="41948*"/>
    </style:style>
    <style:style style:name="Tableau4.1" style:family="table-row">
      <style:table-row-properties style:row-height="5.207cm" fo:keep-together="auto"/>
    </style:style>
    <style:style style:name="Tableau4.A1" style:family="table-cell">
      <style:table-cell-properties fo:padding-left="0cm" fo:padding-right="1.27cm" fo:padding-top="1.448cm" fo:padding-bottom="0cm" fo:border="none"/>
    </style:style>
    <style:style style:name="Tableau4.B1" style:family="table-cell">
      <style:table-cell-properties fo:padding-left="0cm" fo:padding-right="0cm" fo:padding-top="1.448cm" fo:padding-bottom="0cm" fo:border="none"/>
    </style:style>
    <style:style style:name="Tableau3" style:family="table">
      <style:table-properties style:rel-width="100%" fo:margin-left="0cm" fo:margin-top="0cm" fo:margin-bottom="0cm" table:align="left" style:writing-mode="lr-tb"/>
    </style:style>
    <style:style style:name="Tableau3.A" style:family="table-column">
      <style:table-column-properties style:rel-column-width="65535*"/>
    </style:style>
    <style:style style:name="Tableau3.1" style:family="table-row">
      <style:table-row-properties style:row-height="2.032cm" fo:keep-together="auto"/>
    </style:style>
    <style:style style:name="Tableau3.A1" style:family="table-cell">
      <style:table-cell-properties style:vertical-align="middle" fo:padding-left="0cm" fo:padding-right="0.762cm" fo:padding-top="0cm" fo:padding-bottom="1.702cm" fo:border="none" style:writing-mode="lr-tb"/>
    </style:style>
    <style:style style:name="Tableau5" style:family="table">
      <style:table-properties style:rel-width="100%" fo:margin-left="0cm" fo:margin-top="0cm" fo:margin-bottom="0cm" table:align="left" style:writing-mode="lr-tb"/>
    </style:style>
    <style:style style:name="Tableau5.A" style:family="table-column">
      <style:table-column-properties style:rel-column-width="16383*"/>
    </style:style>
    <style:style style:name="Tableau5.C" style:family="table-column">
      <style:table-column-properties style:rel-column-width="16385*"/>
    </style:style>
    <style:style style:name="Tableau5.D" style:family="table-column">
      <style:table-column-properties style:rel-column-width="16381*"/>
    </style:style>
    <style:style style:name="Tableau5.1" style:family="table-row">
      <style:table-row-properties fo:keep-together="auto"/>
    </style:style>
    <style:style style:name="Tableau5.A1" style:family="table-cell">
      <style:table-cell-properties fo:padding-left="0.203cm" fo:padding-right="0.203cm" fo:padding-top="1.143cm" fo:padding-bottom="0cm" fo:border="none"/>
    </style:style>
    <style:style style:name="Tableau5.A2" style:family="table-cell">
      <style:table-cell-properties fo:padding-left="0.203cm" fo:padding-right="0.203cm" fo:padding-top="0.254cm" fo:padding-bottom="0cm" fo:border="none"/>
    </style:style>
    <style:style style:name="Tableau6" style:family="table">
      <style:table-properties style:width="18.56cm" style:rel-width="100%" fo:margin-left="0cm" fo:margin-top="0cm" fo:margin-bottom="0cm" table:align="left" style:writing-mode="lr-tb"/>
    </style:style>
    <style:style style:name="Tableau6.A" style:family="table-column">
      <style:table-column-properties style:column-width="4.641cm" style:rel-column-width="16383*"/>
    </style:style>
    <style:style style:name="Tableau6.C" style:family="table-column">
      <style:table-column-properties style:column-width="4.641cm" style:rel-column-width="16385*"/>
    </style:style>
    <style:style style:name="Tableau6.D" style:family="table-column">
      <style:table-column-properties style:column-width="4.639cm" style:rel-column-width="16381*"/>
    </style:style>
    <style:style style:name="Tableau6.1" style:family="table-row">
      <style:table-row-properties fo:keep-together="auto"/>
    </style:style>
    <style:style style:name="Tableau6.A1" style:family="table-cell">
      <style:table-cell-properties fo:padding-left="0.203cm" fo:padding-right="0.203cm" fo:padding-top="1.143cm" fo:padding-bottom="0cm" fo:border="none"/>
    </style:style>
    <style:style style:name="Tableau6.A2" style:family="table-cell">
      <style:table-cell-properties fo:padding-left="0.203cm" fo:padding-right="0.203cm" fo:padding-top="0.254cm" fo:padding-bottom="0cm" fo:border="none"/>
    </style:style>
    <style:style style:name="MP1" style:family="paragraph">
      <loext:graphic-properties draw:fill="solid" draw:fill-color="#ea4e4e"/>
      <style:paragraph-properties fo:text-align="start" style:writing-mode="lr-tb"/>
      <style:text-properties fo:font-size="11pt"/>
    </style:style>
    <style:style style:name="MP2" style:family="paragraph">
      <loext:graphic-properties draw:fill="solid" draw:fill-color="#ffffff"/>
      <style:paragraph-properties fo:text-align="start" style:writing-mode="lr-tb"/>
      <style:text-properties fo:font-size="11pt"/>
    </style:style>
    <style:style style:name="MP3" style:family="paragraph" style:parent-style-name="Footer">
      <style:text-properties style:language-complex="fr" style:country-complex="FR"/>
    </style:style>
    <style:style style:name="MP4" style:family="paragraph" style:parent-style-name="Initiales">
      <style:paragraph-properties fo:orphans="0" fo:widows="0"/>
    </style:style>
    <style:style style:name="MP5" style:family="paragraph" style:parent-style-name="Standard">
      <style:paragraph-properties fo:orphans="0" fo:widows="0"/>
    </style:style>
    <style:style style:name="MP6" style:family="paragraph" style:parent-style-name="Heading_20_1">
      <style:paragraph-properties fo:orphans="2" fo:widows="2"/>
      <style:text-properties fo:language="fr" fo:country="FR" style:letter-kerning="false" style:language-asian="en" style:country-asian="US" style:language-complex="ar" style:country-complex="SA"/>
    </style:style>
    <style:style style:name="MP7" style:family="paragraph" style:parent-style-name="Heading_20_2">
      <style:paragraph-properties fo:margin-top="0cm" fo:margin-bottom="0cm" style:contextual-spacing="false" fo:orphans="2" fo:widows="2"/>
      <style:text-properties fo:font-size="11pt" fo:language="fr" fo:country="FR" style:letter-kerning="false" style:font-size-asian="11pt" style:language-asian="en" style:country-asian="US" style:language-complex="ar" style:country-complex="SA"/>
    </style:style>
    <style:style style:name="MP8" style:family="paragraph" style:parent-style-name="Footer">
      <style:paragraph-properties fo:orphans="0" fo:widows="0"/>
    </style:style>
    <style:style style:name="MP9" style:family="paragraph">
      <loext:graphic-properties draw:fill="solid" draw:fill-color="#000000"/>
      <style:paragraph-properties fo:text-align="start" style:writing-mode="lr-tb"/>
    </style:style>
    <style:style style:name="MP10" style:family="paragraph">
      <loext:graphic-properties draw:fill="solid" draw:fill-color="#000000"/>
      <style:paragraph-properties fo:text-align="start" style:writing-mode="lr-tb"/>
      <style:text-properties fo:font-size="11pt"/>
    </style:style>
    <style:style style:name="MP11" style:family="paragraph" style:parent-style-name="Footer">
      <style:paragraph-properties fo:orphans="0" fo:widows="0"/>
      <style:text-properties style:language-complex="fr" style:country-complex="FR"/>
    </style:style>
    <style:style style:name="Mgr1" style:family="graphic">
      <style:graphic-properties fo:margin-left="0cm" fo:margin-right="0.005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035cm" draw:stroke-linejoin="miter" svg:stroke-linecap="butt" draw:fill="solid" draw:fill-color="#ea4e4e" draw:textarea-vertical-align="middle" draw:auto-grow-height="false" draw:fit-to-size="false" style:shrink-to-fit="false" fo:min-height="2.348cm" fo:min-width="14.861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3" style:family="graphic">
      <style:graphic-properties draw:stroke="none" svg:stroke-width="0.035cm" draw:stroke-linejoin="miter" svg:stroke-linecap="butt" draw:fill="solid" draw:fill-color="#ffffff" draw:textarea-vertical-align="middle" draw:auto-grow-height="false" draw:fit-to-size="false" style:shrink-to-fit="false" fo:min-height="2.9cm" fo:min-width="2.838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4" style:family="graphic">
      <style:graphic-properties draw:stroke="none" svg:stroke-width="0.035cm" draw:stroke-linejoin="miter" svg:stroke-linecap="butt" draw:fill="solid" draw:fill-color="#ea4e4e" draw:textarea-vertical-align="middle" draw:auto-grow-height="false" draw:fit-to-size="false" style:shrink-to-fit="false" fo:min-height="3.11cm" fo:min-width="3.048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5"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Mgr6" style:family="graphic">
      <style:graphic-properties draw:stroke="none" svg:stroke-width="0.035cm" draw:stroke-linejoin="miter" svg:stroke-linecap="butt" draw:fill="solid" draw:fill-color="#ea4e4e" draw:textarea-vertical-align="middle" draw:auto-grow-height="false" draw:fit-to-size="false" style:shrink-to-fit="false" fo:min-height="0.198cm" fo:min-width="0.138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Mgr7" style:family="graphic">
      <style:graphic-properties style:run-through="foreground"/>
    </style:style>
    <style:style style:name="Mgr8" style:family="graphic">
      <style:graphic-properties draw:stroke="none" svg:stroke-width="0.035cm" draw:stroke-linejoin="miter" svg:stroke-linecap="butt" draw:fill="solid" draw:fill-color="#000000" draw:textarea-vertical-align="middle" draw:auto-grow-height="false" draw:fit-to-size="false" style:shrink-to-fit="false" fo:min-height="0cm" fo:min-width="0cm" fo:padding-top="0.072cm" fo:padding-bottom="0.072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Mgr9" style:family="graphic">
      <style:graphic-properties draw:stroke="none" svg:stroke-width="0.035cm" draw:stroke-linejoin="miter" svg:stroke-linecap="butt" draw:fill="solid" draw:fill-color="#000000" draw:textarea-vertical-align="middle" draw:auto-grow-height="false" draw:fit-to-size="false" style:shrink-to-fit="false" fo:min-height="0cm" fo:min-width="0cm" fo:padding-top="0.085cm" fo:padding-bottom="0.08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Mgr10" style:family="graphic">
      <style:graphic-properties draw:stroke="none" svg:stroke-width="0.035cm" draw:stroke-linejoin="miter" svg:stroke-linecap="butt" draw:fill="solid" draw:fill-color="#000000" draw:textarea-vertical-align="middle" draw:auto-grow-height="false" draw:fit-to-size="false" style:shrink-to-fit="false" fo:min-height="0.002cm" fo:min-width="0cm" fo:padding-top="0.046cm" fo:padding-bottom="0.046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Mgr11" style:family="graphic">
      <style:graphic-properties fo:margin-left="0cm" fo:margin-right="0.039cm" fo:margin-top="0cm" fo:margin-bottom="0.039cm" style:run-through="foreground" style:vertical-pos="top" style:vertical-rel="baseline" style:horizontal-pos="from-left" style:horizontal-rel="paragraph" draw:wrap-influence-on-position="once-concurrent" loext:allow-overlap="true" style:flow-with-text="false"/>
    </style:style>
    <style:style style:name="Mgr12" style:family="graphic">
      <style:graphic-properties draw:stroke="solid" svg:stroke-width="0cm" svg:stroke-color="#ea4e4e" draw:stroke-linejoin="round" draw:fill="solid" draw:fill-color="#ea4e4e" draw:textarea-vertical-align="top" draw:auto-grow-height="false" draw:fit-to-size="false" style:shrink-to-fit="false" fo:min-height="0.467cm" fo:min-width="0.407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Mgr13" style:family="graphic">
      <style:graphic-properties draw:stroke="solid" svg:stroke-width="0cm" svg:stroke-color="#000000" draw:stroke-linejoin="round" draw:fill="solid" draw:fill-color="#000000" draw:textarea-vertical-align="top" draw:auto-grow-height="false" draw:fit-to-size="false" style:shrink-to-fit="false" fo:min-height="0.002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Mgr14" style:family="graphic">
      <style:graphic-properties draw:stroke="solid" svg:stroke-width="0cm" svg:stroke-color="#000000" draw:stroke-linejoin="round" draw:fill="solid" draw:fill-color="#000000" draw:textarea-vertical-align="top" draw:auto-grow-height="false" draw:fit-to-size="false" style:shrink-to-fit="false" fo:min-height="0.058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Mgr15" style:family="graphic">
      <style:graphic-properties draw:stroke="solid" svg:stroke-width="0cm" svg:stroke-color="#000000" draw:stroke-linejoin="round" draw:fill="solid" draw:fill-color="#000000" draw:textarea-vertical-align="top" draw:auto-grow-height="false" draw:fit-to-size="false" style:shrink-to-fit="false" fo:min-height="0cm" fo:min-width="0cm" fo:padding-top="0.215cm" fo:padding-bottom="0.21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page-layout style:name="Mpm1">
      <style:page-layout-properties fo:page-width="21.001cm" fo:page-height="29.7cm" style:num-format="1" style:print-orientation="portrait" fo:margin-top="1.02cm" fo:margin-bottom="1.02cm" fo:margin-left="1.221cm" fo:margin-right="1.22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3.039cm" fo:margin-left="0cm" fo:margin-right="0cm" fo:margin-top="2.94cm" style:dynamic-spacing="true"/>
      </style:footer-style>
    </style:page-layout>
    <style:page-layout style:name="Mpm2">
      <style:page-layout-properties fo:page-width="21.001cm" fo:page-height="29.7cm" style:num-format="1" style:print-orientation="portrait" fo:margin-top="1.52cm" fo:margin-bottom="1.02cm" fo:margin-left="1.221cm" fo:margin-right="1.22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039cm" fo:margin-left="0cm" fo:margin-right="0cm" fo:margin-top="2.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row table:style-name="Tableau4.1">
            <table:table-cell table:style-name="Tableau4.A1" office:value-type="string">
              <text:p text:style-name="MP4"><text:text-input text:description="">VN</text:text-input></text:p>
              <text:p text:style-name="MP4"/>
            </table:table-cell>
            <table:table-cell table:style-name="Tableau4.B1" office:value-type="string">
              <table:table table:name="Tableau3" table:style-name="Tableau3">
                <table:table-column table:style-name="Tableau3.A"/>
                <table:table-row table:style-name="Tableau3.1">
                  <table:table-cell table:style-name="Tableau3.A1" office:value-type="string">
                    <text:h text:style-name="MP6" text:outline-level="1"><text:text-input text:description="">Votre nom</text:text-input></text:h>
                    <text:h text:style-name="MP7" text:outline-level="2"/>
                  </table:table-cell>
                </table:table-row>
              </table:table>
              <text:p text:style-name="MP5"/>
            </table:table-cell>
          </table:table-row>
        </table:table>
        <text:p text:style-name="Header"><draw:g text:anchor-type="char" draw:z-index="0" draw:name="Groupe 3" draw:style-name="Mgr1"><draw:custom-shape draw:name="Rectangle rouge" draw:style-name="Mgr2" draw:text-style-name="MP1" svg:width="15.368cm" svg:height="2.795cm" svg:x="3.149cm" svg:y="-4.03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ercle blanc" draw:style-name="Mgr3" draw:text-style-name="MP2" svg:width="4.733cm" svg:height="4.735cm" svg:x="0.159cm" svg:y="-5.03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ercle rouge" draw:style-name="Mgr4" draw:text-style-name="MP1" svg:width="5.028cm" svg:height="5.03cm" svg:x="0cm" svg:y="-5.195cm"><text:p/><draw:enhanced-geometry draw:mirror-horizontal="false" draw:mirror-vertical="false" svg:viewBox="0 0 0 0" draw:text-areas="?f10 ?f13 ?f11 ?f14" draw:type="ooxml-donut" draw:modifiers="2897"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g></text:p>
      </style:header>
      <style:footer>
        <table:table table:name="Tableau5" table:style-name="Tableau5">
          <table:table-column table:style-name="Tableau5.A" table:number-columns-repeated="2"/>
          <table:table-column table:style-name="Tableau5.C"/>
          <table:table-column table:style-name="Tableau5.D"/>
          <table:table-row table:style-name="Tableau5.1">
            <table:table-cell table:style-name="Tableau5.A1" office:value-type="string">
              <text:p text:style-name="MP8"><draw:g text:anchor-type="as-char" draw:z-index="2" draw:name="Forme3" draw:style-name="Mgr5"><draw:custom-shape draw:name="Ovale 17" draw:style-name="Mgr6" draw:text-style-name="MP1" svg:width="0.914cm" svg:height="0.914cm" svg:x="0cm" svg:y="0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name="Groupe 18" draw:style-name="Mgr7"><draw:custom-shape draw:name="Forme libre 19" draw:style-name="Mgr8" draw:text-style-name="MP9" svg:width="0.507cm" svg:height="0.144cm" svg:x="0.205cm" svg:y="0.453cm"><text:p/><draw:enhanced-geometry draw:mirror-horizontal="false" draw:mirror-vertical="true" svg:viewBox="0 0 0 0" drawooo:sub-view-size="785097 209029" draw:text-areas="0 0 ?f72 ?f73" draw:type="ooxml-non-primitive" draw:enhanced-path="M 287158 209029 L 392549 138910 500509 209029 785097 0 0 0 287158 209029 Z N"><draw:equation draw:name="f0" draw:formula="315411*logwidth/785097"/><draw:equation draw:name="f1" draw:formula="218554*logheight/218554"/><draw:equation draw:name="f2" draw:formula="392549*logwidth/785097"/><draw:equation draw:name="f3" draw:formula="165103*logheight/218554"/><draw:equation draw:name="f4" draw:formula="469687*logwidth/785097"/><draw:equation draw:name="f5" draw:formula="218554*logheight/218554"/><draw:equation draw:name="f6" draw:formula="785097*logwidth/785097"/><draw:equation draw:name="f7" draw:formula="0*logheight/218554"/><draw:equation draw:name="f8" draw:formula="0*logwidth/785097"/><draw:equation draw:name="f9" draw:formula="0*logheight/218554"/><draw:equation draw:name="f10" draw:formula="315411*logwidth/785097"/><draw:equation draw:name="f11" draw:formula="218554*logheight/218554"/><draw:equation draw:name="f12" draw:formula="287158*logwidth/785097"/><draw:equation draw:name="f13" draw:formula="209029*logheight/218554"/><draw:equation draw:name="f14" draw:formula="392549*logwidth/785097"/><draw:equation draw:name="f15" draw:formula="165103*logheight/218554"/><draw:equation draw:name="f16" draw:formula="469687*logwidth/785097"/><draw:equation draw:name="f17" draw:formula="218554*logheight/218554"/><draw:equation draw:name="f18" draw:formula="785097*logwidth/785097"/><draw:equation draw:name="f19" draw:formula="0*logheight/218554"/><draw:equation draw:name="f20" draw:formula="0*logwidth/785097"/><draw:equation draw:name="f21" draw:formula="0*logheight/218554"/><draw:equation draw:name="f22" draw:formula="287158*logwidth/785097"/><draw:equation draw:name="f23" draw:formula="209029*logheight/218554"/><draw:equation draw:name="f24" draw:formula="287158*logwidth/785097"/><draw:equation draw:name="f25" draw:formula="209029*logheight/209029"/><draw:equation draw:name="f26" draw:formula="392549*logwidth/785097"/><draw:equation draw:name="f27" draw:formula="165103*logheight/209029"/><draw:equation draw:name="f28" draw:formula="500509*logwidth/785097"/><draw:equation draw:name="f29" draw:formula="209029*logheight/209029"/><draw:equation draw:name="f30" draw:formula="785097*logwidth/785097"/><draw:equation draw:name="f31" draw:formula="0*logheight/209029"/><draw:equation draw:name="f32" draw:formula="0*logwidth/785097"/><draw:equation draw:name="f33" draw:formula="0*logheight/209029"/><draw:equation draw:name="f34" draw:formula="287158*logwidth/785097"/><draw:equation draw:name="f35" draw:formula="209029*logheight/209029"/><draw:equation draw:name="f36" draw:formula="287158*logwidth/785097"/><draw:equation draw:name="f37" draw:formula="209029*logheight/209029"/><draw:equation draw:name="f38" draw:formula="397687*logwidth/785097"/><draw:equation draw:name="f39" draw:formula="134147*logheight/209029"/><draw:equation draw:name="f40" draw:formula="500509*logwidth/785097"/><draw:equation draw:name="f41" draw:formula="209029*logheight/209029"/><draw:equation draw:name="f42" draw:formula="785097*logwidth/785097"/><draw:equation draw:name="f43" draw:formula="0*logheight/209029"/><draw:equation draw:name="f44" draw:formula="0*logwidth/785097"/><draw:equation draw:name="f45" draw:formula="0*logheight/209029"/><draw:equation draw:name="f46" draw:formula="287158*logwidth/785097"/><draw:equation draw:name="f47" draw:formula="209029*logheight/209029"/><draw:equation draw:name="f48" draw:formula="287158*logwidth/785097"/><draw:equation draw:name="f49" draw:formula="209029*logheight/209029"/><draw:equation draw:name="f50" draw:formula="387413*logwidth/785097"/><draw:equation draw:name="f51" draw:formula="122241*logheight/209029"/><draw:equation draw:name="f52" draw:formula="500509*logwidth/785097"/><draw:equation draw:name="f53" draw:formula="209029*logheight/209029"/><draw:equation draw:name="f54" draw:formula="785097*logwidth/785097"/><draw:equation draw:name="f55" draw:formula="0*logheight/209029"/><draw:equation draw:name="f56" draw:formula="0*logwidth/785097"/><draw:equation draw:name="f57" draw:formula="0*logheight/209029"/><draw:equation draw:name="f58" draw:formula="287158*logwidth/785097"/><draw:equation draw:name="f59" draw:formula="209029*logheight/209029"/><draw:equation draw:name="f60" draw:formula="287158*logwidth/785097"/><draw:equation draw:name="f61" draw:formula="209029*logheight/209029"/><draw:equation draw:name="f62" draw:formula="392549*logwidth/785097"/><draw:equation draw:name="f63" draw:formula="138910*logheight/209029"/><draw:equation draw:name="f64" draw:formula="500509*logwidth/785097"/><draw:equation draw:name="f65" draw:formula="209029*logheight/209029"/><draw:equation draw:name="f66" draw:formula="785097*logwidth/785097"/><draw:equation draw:name="f67" draw:formula="0*logheight/209029"/><draw:equation draw:name="f68" draw:formula="0*logwidth/785097"/><draw:equation draw:name="f69" draw:formula="0*logheight/209029"/><draw:equation draw:name="f70" draw:formula="287158*logwidth/785097"/><draw:equation draw:name="f71" draw:formula="209029*logheight/209029"/><draw:equation draw:name="f72" draw:formula="logwidth"/><draw:equation draw:name="f73" draw:formula="logheight"/></draw:enhanced-geometry></draw:custom-shape><draw:custom-shape draw:name="Triangle isocèle 90" draw:style-name="Mgr9" draw:text-style-name="MP9" svg:width="0.26cm" svg:height="0.168cm" draw:transform="rotate (1.5707963267949) translate (0.543277777777778cm 0.576333333333333cm)"><text:p/><draw:enhanced-geometry draw:mirror-horizontal="false" draw:mirror-vertical="true" svg:viewBox="0 0 0 0" drawooo:sub-view-size="372486 243343" draw:text-areas="0 0 ?f32 ?f33" draw:type="ooxml-non-primitive" draw:enhanced-path="M 0 243343 L 179100 0 372486 243343 0 243343 Z N"><draw:equation draw:name="f0" draw:formula="0*logwidth/367724"/><draw:equation draw:name="f1" draw:formula="252868*logheight/252868"/><draw:equation draw:name="f2" draw:formula="183862*logwidth/367724"/><draw:equation draw:name="f3" draw:formula="0*logheight/252868"/><draw:equation draw:name="f4" draw:formula="367724*logwidth/367724"/><draw:equation draw:name="f5" draw:formula="252868*logheight/252868"/><draw:equation draw:name="f6" draw:formula="0*logwidth/367724"/><draw:equation draw:name="f7" draw:formula="252868*logheight/252868"/><draw:equation draw:name="f8" draw:formula="0*logwidth/367724"/><draw:equation draw:name="f9" draw:formula="240962*logheight/240962"/><draw:equation draw:name="f10" draw:formula="183862*logwidth/367724"/><draw:equation draw:name="f11" draw:formula="0*logheight/240962"/><draw:equation draw:name="f12" draw:formula="367724*logwidth/367724"/><draw:equation draw:name="f13" draw:formula="240962*logheight/240962"/><draw:equation draw:name="f14" draw:formula="0*logwidth/367724"/><draw:equation draw:name="f15" draw:formula="240962*logheight/240962"/><draw:equation draw:name="f16" draw:formula="0*logwidth/372486"/><draw:equation draw:name="f17" draw:formula="240962*logheight/240962"/><draw:equation draw:name="f18" draw:formula="183862*logwidth/372486"/><draw:equation draw:name="f19" draw:formula="0*logheight/240962"/><draw:equation draw:name="f20" draw:formula="372486*logwidth/372486"/><draw:equation draw:name="f21" draw:formula="240962*logheight/240962"/><draw:equation draw:name="f22" draw:formula="0*logwidth/372486"/><draw:equation draw:name="f23" draw:formula="240962*logheight/240962"/><draw:equation draw:name="f24" draw:formula="0*logwidth/372486"/><draw:equation draw:name="f25" draw:formula="243343*logheight/243343"/><draw:equation draw:name="f26" draw:formula="179100*logwidth/372486"/><draw:equation draw:name="f27" draw:formula="0*logheight/243343"/><draw:equation draw:name="f28" draw:formula="372486*logwidth/372486"/><draw:equation draw:name="f29" draw:formula="243343*logheight/243343"/><draw:equation draw:name="f30" draw:formula="0*logwidth/372486"/><draw:equation draw:name="f31" draw:formula="243343*logheight/243343"/><draw:equation draw:name="f32" draw:formula="logwidth"/><draw:equation draw:name="f33" draw:formula="logheight"/></draw:enhanced-geometry></draw:custom-shape><draw:custom-shape draw:name="Triangle isocèle 90" draw:style-name="Mgr9" draw:text-style-name="MP9" svg:width="0.26cm" svg:height="0.168cm" draw:transform="rotate (1.5707963267949) translate (0.194027777777778cm 0.580861111111111cm)"><text:p/><draw:enhanced-geometry draw:mirror-horizontal="true" draw:mirror-vertical="true" svg:viewBox="0 0 0 0" drawooo:sub-view-size="372486 243343" draw:text-areas="0 0 ?f32 ?f33" draw:type="ooxml-non-primitive" draw:enhanced-path="M 0 243343 L 179100 0 372486 243343 0 243343 Z N"><draw:equation draw:name="f0" draw:formula="0*logwidth/367724"/><draw:equation draw:name="f1" draw:formula="252868*logheight/252868"/><draw:equation draw:name="f2" draw:formula="183862*logwidth/367724"/><draw:equation draw:name="f3" draw:formula="0*logheight/252868"/><draw:equation draw:name="f4" draw:formula="367724*logwidth/367724"/><draw:equation draw:name="f5" draw:formula="252868*logheight/252868"/><draw:equation draw:name="f6" draw:formula="0*logwidth/367724"/><draw:equation draw:name="f7" draw:formula="252868*logheight/252868"/><draw:equation draw:name="f8" draw:formula="0*logwidth/367724"/><draw:equation draw:name="f9" draw:formula="240962*logheight/240962"/><draw:equation draw:name="f10" draw:formula="183862*logwidth/367724"/><draw:equation draw:name="f11" draw:formula="0*logheight/240962"/><draw:equation draw:name="f12" draw:formula="367724*logwidth/367724"/><draw:equation draw:name="f13" draw:formula="240962*logheight/240962"/><draw:equation draw:name="f14" draw:formula="0*logwidth/367724"/><draw:equation draw:name="f15" draw:formula="240962*logheight/240962"/><draw:equation draw:name="f16" draw:formula="0*logwidth/372486"/><draw:equation draw:name="f17" draw:formula="240962*logheight/240962"/><draw:equation draw:name="f18" draw:formula="183862*logwidth/372486"/><draw:equation draw:name="f19" draw:formula="0*logheight/240962"/><draw:equation draw:name="f20" draw:formula="372486*logwidth/372486"/><draw:equation draw:name="f21" draw:formula="240962*logheight/240962"/><draw:equation draw:name="f22" draw:formula="0*logwidth/372486"/><draw:equation draw:name="f23" draw:formula="240962*logheight/240962"/><draw:equation draw:name="f24" draw:formula="0*logwidth/372486"/><draw:equation draw:name="f25" draw:formula="243343*logheight/243343"/><draw:equation draw:name="f26" draw:formula="179100*logwidth/372486"/><draw:equation draw:name="f27" draw:formula="0*logheight/243343"/><draw:equation draw:name="f28" draw:formula="372486*logwidth/372486"/><draw:equation draw:name="f29" draw:formula="243343*logheight/243343"/><draw:equation draw:name="f30" draw:formula="0*logwidth/372486"/><draw:equation draw:name="f31" draw:formula="243343*logheight/243343"/><draw:equation draw:name="f32" draw:formula="logwidth"/><draw:equation draw:name="f33" draw:formula="logheight"/></draw:enhanced-geometry></draw:custom-shape><draw:custom-shape draw:name="Triangle isocèle 22" draw:style-name="Mgr10" draw:text-style-name="MP9" svg:width="0.503cm" svg:height="0.184cm" svg:x="0.208cm" svg:y="0.303cm"><text:p/><draw:enhanced-geometry draw:mirror-horizontal="false" draw:mirror-vertical="tru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text:p>
            </table:table-cell>
            <table:table-cell table:style-name="Tableau5.A1" office:value-type="string">
              <text:p text:style-name="MP8"><draw:g text:anchor-type="as-char" draw:z-index="3" draw:name="Forme4" draw:style-name="Mgr11"><draw:custom-shape draw:name="Cercle autour du symbole Twitter" draw:style-name="Mgr12" draw:text-style-name="MP1" svg:width="0.914cm" svg:height="0.914cm" svg:x="0cm" svg:y="0cm"><text:p/><draw:enhanced-geometry draw:mirror-horizontal="false" draw:mirror-vertical="false" svg:viewBox="0 0 0 0" drawooo:sub-view-size="3441 3441" draw:text-areas="0 0 ?f108 ?f109" draw:type="ooxml-non-primitive"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draw:equation draw:name="f0" draw:formula="1825*logwidth/3441"/><draw:equation draw:name="f1" draw:formula="4*logheight/3441"/><draw:equation draw:name="f2" draw:formula="2029*logwidth/3441"/><draw:equation draw:name="f3" draw:formula="29*logheight/3441"/><draw:equation draw:name="f4" draw:formula="2226*logwidth/3441"/><draw:equation draw:name="f5" draw:formula="76*logheight/3441"/><draw:equation draw:name="f6" draw:formula="2412*logwidth/3441"/><draw:equation draw:name="f7" draw:formula="146*logheight/3441"/><draw:equation draw:name="f8" draw:formula="2588*logwidth/3441"/><draw:equation draw:name="f9" draw:formula="236*logheight/3441"/><draw:equation draw:name="f10" draw:formula="2752*logwidth/3441"/><draw:equation draw:name="f11" draw:formula="344*logheight/3441"/><draw:equation draw:name="f12" draw:formula="2901*logwidth/3441"/><draw:equation draw:name="f13" draw:formula="471*logheight/3441"/><draw:equation draw:name="f14" draw:formula="3035*logwidth/3441"/><draw:equation draw:name="f15" draw:formula="613*logheight/3441"/><draw:equation draw:name="f16" draw:formula="3154*logwidth/3441"/><draw:equation draw:name="f17" draw:formula="769*logheight/3441"/><draw:equation draw:name="f18" draw:formula="3253*logwidth/3441"/><draw:equation draw:name="f19" draw:formula="939*logheight/3441"/><draw:equation draw:name="f20" draw:formula="3333*logwidth/3441"/><draw:equation draw:name="f21" draw:formula="1121*logheight/3441"/><draw:equation draw:name="f22" draw:formula="3392*logwidth/3441"/><draw:equation draw:name="f23" draw:formula="1313*logheight/3441"/><draw:equation draw:name="f24" draw:formula="3428*logwidth/3441"/><draw:equation draw:name="f25" draw:formula="1513*logheight/3441"/><draw:equation draw:name="f26" draw:formula="3441*logwidth/3441"/><draw:equation draw:name="f27" draw:formula="1721*logheight/3441"/><draw:equation draw:name="f28" draw:formula="3428*logwidth/3441"/><draw:equation draw:name="f29" draw:formula="1929*logheight/3441"/><draw:equation draw:name="f30" draw:formula="3392*logwidth/3441"/><draw:equation draw:name="f31" draw:formula="2130*logheight/3441"/><draw:equation draw:name="f32" draw:formula="3333*logwidth/3441"/><draw:equation draw:name="f33" draw:formula="2321*logheight/3441"/><draw:equation draw:name="f34" draw:formula="3253*logwidth/3441"/><draw:equation draw:name="f35" draw:formula="2502*logheight/3441"/><draw:equation draw:name="f36" draw:formula="3154*logwidth/3441"/><draw:equation draw:name="f37" draw:formula="2672*logheight/3441"/><draw:equation draw:name="f38" draw:formula="3035*logwidth/3441"/><draw:equation draw:name="f39" draw:formula="2829*logheight/3441"/><draw:equation draw:name="f40" draw:formula="2901*logwidth/3441"/><draw:equation draw:name="f41" draw:formula="2972*logheight/3441"/><draw:equation draw:name="f42" draw:formula="2752*logwidth/3441"/><draw:equation draw:name="f43" draw:formula="3097*logheight/3441"/><draw:equation draw:name="f44" draw:formula="2588*logwidth/3441"/><draw:equation draw:name="f45" draw:formula="3206*logheight/3441"/><draw:equation draw:name="f46" draw:formula="2412*logwidth/3441"/><draw:equation draw:name="f47" draw:formula="3296*logheight/3441"/><draw:equation draw:name="f48" draw:formula="2226*logwidth/3441"/><draw:equation draw:name="f49" draw:formula="3365*logheight/3441"/><draw:equation draw:name="f50" draw:formula="2029*logwidth/3441"/><draw:equation draw:name="f51" draw:formula="3414*logheight/3441"/><draw:equation draw:name="f52" draw:formula="1825*logwidth/3441"/><draw:equation draw:name="f53" draw:formula="3438*logheight/3441"/><draw:equation draw:name="f54" draw:formula="1615*logwidth/3441"/><draw:equation draw:name="f55" draw:formula="3438*logheight/3441"/><draw:equation draw:name="f56" draw:formula="1411*logwidth/3441"/><draw:equation draw:name="f57" draw:formula="3414*logheight/3441"/><draw:equation draw:name="f58" draw:formula="1214*logwidth/3441"/><draw:equation draw:name="f59" draw:formula="3365*logheight/3441"/><draw:equation draw:name="f60" draw:formula="1028*logwidth/3441"/><draw:equation draw:name="f61" draw:formula="3296*logheight/3441"/><draw:equation draw:name="f62" draw:formula="852*logwidth/3441"/><draw:equation draw:name="f63" draw:formula="3206*logheight/3441"/><draw:equation draw:name="f64" draw:formula="689*logwidth/3441"/><draw:equation draw:name="f65" draw:formula="3097*logheight/3441"/><draw:equation draw:name="f66" draw:formula="539*logwidth/3441"/><draw:equation draw:name="f67" draw:formula="2972*logheight/3441"/><draw:equation draw:name="f68" draw:formula="405*logwidth/3441"/><draw:equation draw:name="f69" draw:formula="2829*logheight/3441"/><draw:equation draw:name="f70" draw:formula="287*logwidth/3441"/><draw:equation draw:name="f71" draw:formula="2672*logheight/3441"/><draw:equation draw:name="f72" draw:formula="188*logwidth/3441"/><draw:equation draw:name="f73" draw:formula="2502*logheight/3441"/><draw:equation draw:name="f74" draw:formula="108*logwidth/3441"/><draw:equation draw:name="f75" draw:formula="2321*logheight/3441"/><draw:equation draw:name="f76" draw:formula="49*logwidth/3441"/><draw:equation draw:name="f77" draw:formula="2130*logheight/3441"/><draw:equation draw:name="f78" draw:formula="13*logwidth/3441"/><draw:equation draw:name="f79" draw:formula="1929*logheight/3441"/><draw:equation draw:name="f80" draw:formula="0*logwidth/3441"/><draw:equation draw:name="f81" draw:formula="1721*logheight/3441"/><draw:equation draw:name="f82" draw:formula="13*logwidth/3441"/><draw:equation draw:name="f83" draw:formula="1513*logheight/3441"/><draw:equation draw:name="f84" draw:formula="49*logwidth/3441"/><draw:equation draw:name="f85" draw:formula="1313*logheight/3441"/><draw:equation draw:name="f86" draw:formula="108*logwidth/3441"/><draw:equation draw:name="f87" draw:formula="1121*logheight/3441"/><draw:equation draw:name="f88" draw:formula="188*logwidth/3441"/><draw:equation draw:name="f89" draw:formula="939*logheight/3441"/><draw:equation draw:name="f90" draw:formula="287*logwidth/3441"/><draw:equation draw:name="f91" draw:formula="769*logheight/3441"/><draw:equation draw:name="f92" draw:formula="405*logwidth/3441"/><draw:equation draw:name="f93" draw:formula="613*logheight/3441"/><draw:equation draw:name="f94" draw:formula="539*logwidth/3441"/><draw:equation draw:name="f95" draw:formula="471*logheight/3441"/><draw:equation draw:name="f96" draw:formula="689*logwidth/3441"/><draw:equation draw:name="f97" draw:formula="344*logheight/3441"/><draw:equation draw:name="f98" draw:formula="852*logwidth/3441"/><draw:equation draw:name="f99" draw:formula="236*logheight/3441"/><draw:equation draw:name="f100" draw:formula="1028*logwidth/3441"/><draw:equation draw:name="f101" draw:formula="146*logheight/3441"/><draw:equation draw:name="f102" draw:formula="1214*logwidth/3441"/><draw:equation draw:name="f103" draw:formula="76*logheight/3441"/><draw:equation draw:name="f104" draw:formula="1411*logwidth/3441"/><draw:equation draw:name="f105" draw:formula="29*logheight/3441"/><draw:equation draw:name="f106" draw:formula="1615*logwidth/3441"/><draw:equation draw:name="f107" draw:formula="4*logheight/3441"/><draw:equation draw:name="f108" draw:formula="logwidth"/><draw:equation draw:name="f109" draw:formula="logheight"/></draw:enhanced-geometry></draw:custom-shape><draw:custom-shape draw:name="Symbole de Twitter" draw:style-name="Mgr13" draw:text-style-name="MP10" svg:width="0.507cm" svg:height="0.449cm" svg:x="0.22cm" svg:y="0.252cm"><text:p/><draw:enhanced-geometry draw:mirror-horizontal="false" draw:mirror-vertical="false" svg:viewBox="0 0 0 0" drawooo:sub-view-size="1898 1692" draw:text-areas="0 0 ?f98 ?f99" draw:type="ooxml-non-primitive"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draw:equation draw:name="f0" draw:formula="1407*logwidth/1898"/><draw:equation draw:name="f1" draw:formula="12*logheight/1692"/><draw:equation draw:name="f2" draw:formula="1530*logwidth/1898"/><draw:equation draw:name="f3" draw:formula="71*logheight/1692"/><draw:equation draw:name="f4" draw:formula="1664*logwidth/1898"/><draw:equation draw:name="f5" draw:formula="118*logheight/1692"/><draw:equation draw:name="f6" draw:formula="1845*logwidth/1898"/><draw:equation draw:name="f7" draw:formula="31*logheight/1692"/><draw:equation draw:name="f8" draw:formula="1779*logwidth/1898"/><draw:equation draw:name="f9" draw:formula="167*logheight/1692"/><draw:equation draw:name="f10" draw:formula="1675*logwidth/1898"/><draw:equation draw:name="f11" draw:formula="267*logheight/1692"/><draw:equation draw:name="f12" draw:formula="1844*logwidth/1898"/><draw:equation draw:name="f13" draw:formula="223*logheight/1692"/><draw:equation draw:name="f14" draw:formula="1829*logwidth/1898"/><draw:equation draw:name="f15" draw:formula="298*logheight/1692"/><draw:equation draw:name="f16" draw:formula="1704*logwidth/1898"/><draw:equation draw:name="f17" draw:formula="421*logheight/1692"/><draw:equation draw:name="f18" draw:formula="1699*logwidth/1898"/><draw:equation draw:name="f19" draw:formula="603*logheight/1692"/><draw:equation draw:name="f20" draw:formula="1665*logwidth/1898"/><draw:equation draw:name="f21" draw:formula="794*logheight/1692"/><draw:equation draw:name="f22" draw:formula="1603*logwidth/1898"/><draw:equation draw:name="f23" draw:formula="982*logheight/1692"/><draw:equation draw:name="f24" draw:formula="1514*logwidth/1898"/><draw:equation draw:name="f25" draw:formula="1160*logheight/1692"/><draw:equation draw:name="f26" draw:formula="1398*logwidth/1898"/><draw:equation draw:name="f27" draw:formula="1322*logheight/1692"/><draw:equation draw:name="f28" draw:formula="1256*logwidth/1898"/><draw:equation draw:name="f29" draw:formula="1461*logheight/1692"/><draw:equation draw:name="f30" draw:formula="1087*logwidth/1898"/><draw:equation draw:name="f31" draw:formula="1573*logheight/1692"/><draw:equation draw:name="f32" draw:formula="893*logwidth/1898"/><draw:equation draw:name="f33" draw:formula="1652*logheight/1692"/><draw:equation draw:name="f34" draw:formula="676*logwidth/1898"/><draw:equation draw:name="f35" draw:formula="1690*logheight/1692"/><draw:equation draw:name="f36" draw:formula="435*logwidth/1898"/><draw:equation draw:name="f37" draw:formula="1679*logheight/1692"/><draw:equation draw:name="f38" draw:formula="206*logwidth/1898"/><draw:equation draw:name="f39" draw:formula="1614*logheight/1692"/><draw:equation draw:name="f40" draw:formula="0*logwidth/1898"/><draw:equation draw:name="f41" draw:formula="1500*logheight/1692"/><draw:equation draw:name="f42" draw:formula="160*logwidth/1898"/><draw:equation draw:name="f43" draw:formula="1503*logheight/1692"/><draw:equation draw:name="f44" draw:formula="353*logwidth/1898"/><draw:equation draw:name="f45" draw:formula="1457*logheight/1692"/><draw:equation draw:name="f46" draw:formula="525*logwidth/1898"/><draw:equation draw:name="f47" draw:formula="1364*logheight/1692"/><draw:equation draw:name="f48" draw:formula="487*logwidth/1898"/><draw:equation draw:name="f49" draw:formula="1309*logheight/1692"/><draw:equation draw:name="f50" draw:formula="367*logwidth/1898"/><draw:equation draw:name="f51" draw:formula="1251*logheight/1692"/><draw:equation draw:name="f52" draw:formula="272*logwidth/1898"/><draw:equation draw:name="f53" draw:formula="1153*logheight/1692"/><draw:equation draw:name="f54" draw:formula="213*logwidth/1898"/><draw:equation draw:name="f55" draw:formula="1027*logheight/1692"/><draw:equation draw:name="f56" draw:formula="322*logwidth/1898"/><draw:equation draw:name="f57" draw:formula="1032*logheight/1692"/><draw:equation draw:name="f58" draw:formula="345*logwidth/1898"/><draw:equation draw:name="f59" draw:formula="1007*logheight/1692"/><draw:equation draw:name="f60" draw:formula="228*logwidth/1898"/><draw:equation draw:name="f61" draw:formula="939*logheight/1692"/><draw:equation draw:name="f62" draw:formula="139*logwidth/1898"/><draw:equation draw:name="f63" draw:formula="834*logheight/1692"/><draw:equation draw:name="f64" draw:formula="87*logwidth/1898"/><draw:equation draw:name="f65" draw:formula="700*logheight/1692"/><draw:equation draw:name="f66" draw:formula="77*logwidth/1898"/><draw:equation draw:name="f67" draw:formula="595*logheight/1692"/><draw:equation draw:name="f68" draw:formula="205*logwidth/1898"/><draw:equation draw:name="f69" draw:formula="643*logheight/1692"/><draw:equation draw:name="f70" draw:formula="189*logwidth/1898"/><draw:equation draw:name="f71" draw:formula="590*logheight/1692"/><draw:equation draw:name="f72" draw:formula="117*logwidth/1898"/><draw:equation draw:name="f73" draw:formula="477*logheight/1692"/><draw:equation draw:name="f74" draw:formula="82*logwidth/1898"/><draw:equation draw:name="f75" draw:formula="342*logheight/1692"/><draw:equation draw:name="f76" draw:formula="88*logwidth/1898"/><draw:equation draw:name="f77" draw:formula="201*logheight/1692"/><draw:equation draw:name="f78" draw:formula="132*logwidth/1898"/><draw:equation draw:name="f79" draw:formula="78*logheight/1692"/><draw:equation draw:name="f80" draw:formula="293*logwidth/1898"/><draw:equation draw:name="f81" draw:formula="255*logheight/1692"/><draw:equation draw:name="f82" draw:formula="484*logwidth/1898"/><draw:equation draw:name="f83" draw:formula="391*logheight/1692"/><draw:equation draw:name="f84" draw:formula="700*logwidth/1898"/><draw:equation draw:name="f85" draw:formula="483*logheight/1692"/><draw:equation draw:name="f86" draw:formula="934*logwidth/1898"/><draw:equation draw:name="f87" draw:formula="524*logheight/1692"/><draw:equation draw:name="f88" draw:formula="928*logwidth/1898"/><draw:equation draw:name="f89" draw:formula="373*logheight/1692"/><draw:equation draw:name="f90" draw:formula="970*logwidth/1898"/><draw:equation draw:name="f91" draw:formula="226*logheight/1692"/><draw:equation draw:name="f92" draw:formula="1056*logwidth/1898"/><draw:equation draw:name="f93" draw:formula="108*logheight/1692"/><draw:equation draw:name="f94" draw:formula="1173*logwidth/1898"/><draw:equation draw:name="f95" draw:formula="29*logheight/1692"/><draw:equation draw:name="f96" draw:formula="1314*logwidth/1898"/><draw:equation draw:name="f97" draw:formula="0*logheight/1692"/><draw:equation draw:name="f98" draw:formula="logwidth"/><draw:equation draw:name="f99" draw:formula="logheight"/></draw:enhanced-geometry></draw:custom-shape></draw:g></text:p>
            </table:table-cell>
            <table:table-cell table:style-name="Tableau5.A1" office:value-type="string">
              <text:p text:style-name="MP8"><draw:g text:anchor-type="as-char" draw:z-index="4" draw:name="Forme5" draw:style-name="Mgr11"><draw:custom-shape draw:name="Cercle autour du symbole de téléphone" draw:style-name="Mgr12" draw:text-style-name="MP1" svg:width="0.914cm" svg:height="0.914cm" svg:x="0cm" svg:y="0cm"><text:p/><draw:enhanced-geometry draw:mirror-horizontal="false" draw:mirror-vertical="false" svg:viewBox="0 0 0 0" drawooo:sub-view-size="3451 3450" draw:text-areas="0 0 ?f108 ?f109" draw:type="ooxml-non-primitive" draw:enhanced-path="M 1725 0 L 1831 3 1933 12 2035 28 2134 48 2232 76 2327 108 2419 145 2509 188 2596 235 2679 287 2760 344 2837 406 2909 471 2979 541 3044 613 3105 690 3163 771 3215 854 3262 941 3305 1031 3342 1123 3374 1218 3402 1316 3422 1415 3438 1517 3447 1619 3451 1725 3447 1830 3438 1934 3422 2035 3402 2135 3374 2232 3342 2327 3305 2419 3262 2509 3215 2595 3163 2679 3105 2760 3044 2836 2979 2910 2909 2979 2837 3045 2760 3105 2679 3162 2596 3214 2509 3261 2419 3304 2327 3342 2232 3375 2134 3401 2035 3422 1933 3437 1831 3447 1725 3450 1620 3447 1516 3437 1415 3422 1315 3401 1218 3375 1123 3342 1031 3304 941 3261 855 3214 771 3162 690 3105 614 3045 540 2979 471 2910 405 2836 345 2760 288 2679 236 2595 189 2509 146 2419 108 2327 75 2232 49 2135 28 2035 13 1934 3 1830 0 1725 3 1619 13 1517 28 1415 49 1316 75 1218 108 1123 146 1031 189 941 236 854 288 771 345 690 405 613 471 541 540 471 614 406 690 344 771 287 855 235 941 188 1031 145 1123 108 1218 76 1315 48 1415 28 1516 12 1620 3 1725 0 Z N"><draw:equation draw:name="f0" draw:formula="1831*logwidth/3451"/><draw:equation draw:name="f1" draw:formula="3*logheight/3450"/><draw:equation draw:name="f2" draw:formula="2035*logwidth/3451"/><draw:equation draw:name="f3" draw:formula="28*logheight/3450"/><draw:equation draw:name="f4" draw:formula="2232*logwidth/3451"/><draw:equation draw:name="f5" draw:formula="76*logheight/3450"/><draw:equation draw:name="f6" draw:formula="2419*logwidth/3451"/><draw:equation draw:name="f7" draw:formula="145*logheight/3450"/><draw:equation draw:name="f8" draw:formula="2596*logwidth/3451"/><draw:equation draw:name="f9" draw:formula="235*logheight/3450"/><draw:equation draw:name="f10" draw:formula="2760*logwidth/3451"/><draw:equation draw:name="f11" draw:formula="344*logheight/3450"/><draw:equation draw:name="f12" draw:formula="2909*logwidth/3451"/><draw:equation draw:name="f13" draw:formula="471*logheight/3450"/><draw:equation draw:name="f14" draw:formula="3044*logwidth/3451"/><draw:equation draw:name="f15" draw:formula="613*logheight/3450"/><draw:equation draw:name="f16" draw:formula="3163*logwidth/3451"/><draw:equation draw:name="f17" draw:formula="771*logheight/3450"/><draw:equation draw:name="f18" draw:formula="3262*logwidth/3451"/><draw:equation draw:name="f19" draw:formula="941*logheight/3450"/><draw:equation draw:name="f20" draw:formula="3342*logwidth/3451"/><draw:equation draw:name="f21" draw:formula="1123*logheight/3450"/><draw:equation draw:name="f22" draw:formula="3402*logwidth/3451"/><draw:equation draw:name="f23" draw:formula="1316*logheight/3450"/><draw:equation draw:name="f24" draw:formula="3438*logwidth/3451"/><draw:equation draw:name="f25" draw:formula="1517*logheight/3450"/><draw:equation draw:name="f26" draw:formula="3451*logwidth/3451"/><draw:equation draw:name="f27" draw:formula="1725*logheight/3450"/><draw:equation draw:name="f28" draw:formula="3438*logwidth/3451"/><draw:equation draw:name="f29" draw:formula="1934*logheight/3450"/><draw:equation draw:name="f30" draw:formula="3402*logwidth/3451"/><draw:equation draw:name="f31" draw:formula="2135*logheight/3450"/><draw:equation draw:name="f32" draw:formula="3342*logwidth/3451"/><draw:equation draw:name="f33" draw:formula="2327*logheight/3450"/><draw:equation draw:name="f34" draw:formula="3262*logwidth/3451"/><draw:equation draw:name="f35" draw:formula="2509*logheight/3450"/><draw:equation draw:name="f36" draw:formula="3163*logwidth/3451"/><draw:equation draw:name="f37" draw:formula="2679*logheight/3450"/><draw:equation draw:name="f38" draw:formula="3044*logwidth/3451"/><draw:equation draw:name="f39" draw:formula="2836*logheight/3450"/><draw:equation draw:name="f40" draw:formula="2909*logwidth/3451"/><draw:equation draw:name="f41" draw:formula="2979*logheight/3450"/><draw:equation draw:name="f42" draw:formula="2760*logwidth/3451"/><draw:equation draw:name="f43" draw:formula="3105*logheight/3450"/><draw:equation draw:name="f44" draw:formula="2596*logwidth/3451"/><draw:equation draw:name="f45" draw:formula="3214*logheight/3450"/><draw:equation draw:name="f46" draw:formula="2419*logwidth/3451"/><draw:equation draw:name="f47" draw:formula="3304*logheight/3450"/><draw:equation draw:name="f48" draw:formula="2232*logwidth/3451"/><draw:equation draw:name="f49" draw:formula="3375*logheight/3450"/><draw:equation draw:name="f50" draw:formula="2035*logwidth/3451"/><draw:equation draw:name="f51" draw:formula="3422*logheight/3450"/><draw:equation draw:name="f52" draw:formula="1831*logwidth/3451"/><draw:equation draw:name="f53" draw:formula="3447*logheight/3450"/><draw:equation draw:name="f54" draw:formula="1620*logwidth/3451"/><draw:equation draw:name="f55" draw:formula="3447*logheight/3450"/><draw:equation draw:name="f56" draw:formula="1415*logwidth/3451"/><draw:equation draw:name="f57" draw:formula="3422*logheight/3450"/><draw:equation draw:name="f58" draw:formula="1218*logwidth/3451"/><draw:equation draw:name="f59" draw:formula="3375*logheight/3450"/><draw:equation draw:name="f60" draw:formula="1031*logwidth/3451"/><draw:equation draw:name="f61" draw:formula="3304*logheight/3450"/><draw:equation draw:name="f62" draw:formula="855*logwidth/3451"/><draw:equation draw:name="f63" draw:formula="3214*logheight/3450"/><draw:equation draw:name="f64" draw:formula="690*logwidth/3451"/><draw:equation draw:name="f65" draw:formula="3105*logheight/3450"/><draw:equation draw:name="f66" draw:formula="540*logwidth/3451"/><draw:equation draw:name="f67" draw:formula="2979*logheight/3450"/><draw:equation draw:name="f68" draw:formula="405*logwidth/3451"/><draw:equation draw:name="f69" draw:formula="2836*logheight/3450"/><draw:equation draw:name="f70" draw:formula="288*logwidth/3451"/><draw:equation draw:name="f71" draw:formula="2679*logheight/3450"/><draw:equation draw:name="f72" draw:formula="189*logwidth/3451"/><draw:equation draw:name="f73" draw:formula="2509*logheight/3450"/><draw:equation draw:name="f74" draw:formula="108*logwidth/3451"/><draw:equation draw:name="f75" draw:formula="2327*logheight/3450"/><draw:equation draw:name="f76" draw:formula="49*logwidth/3451"/><draw:equation draw:name="f77" draw:formula="2135*logheight/3450"/><draw:equation draw:name="f78" draw:formula="13*logwidth/3451"/><draw:equation draw:name="f79" draw:formula="1934*logheight/3450"/><draw:equation draw:name="f80" draw:formula="0*logwidth/3451"/><draw:equation draw:name="f81" draw:formula="1725*logheight/3450"/><draw:equation draw:name="f82" draw:formula="13*logwidth/3451"/><draw:equation draw:name="f83" draw:formula="1517*logheight/3450"/><draw:equation draw:name="f84" draw:formula="49*logwidth/3451"/><draw:equation draw:name="f85" draw:formula="1316*logheight/3450"/><draw:equation draw:name="f86" draw:formula="108*logwidth/3451"/><draw:equation draw:name="f87" draw:formula="1123*logheight/3450"/><draw:equation draw:name="f88" draw:formula="189*logwidth/3451"/><draw:equation draw:name="f89" draw:formula="941*logheight/3450"/><draw:equation draw:name="f90" draw:formula="288*logwidth/3451"/><draw:equation draw:name="f91" draw:formula="771*logheight/3450"/><draw:equation draw:name="f92" draw:formula="405*logwidth/3451"/><draw:equation draw:name="f93" draw:formula="613*logheight/3450"/><draw:equation draw:name="f94" draw:formula="540*logwidth/3451"/><draw:equation draw:name="f95" draw:formula="471*logheight/3450"/><draw:equation draw:name="f96" draw:formula="690*logwidth/3451"/><draw:equation draw:name="f97" draw:formula="344*logheight/3450"/><draw:equation draw:name="f98" draw:formula="855*logwidth/3451"/><draw:equation draw:name="f99" draw:formula="235*logheight/3450"/><draw:equation draw:name="f100" draw:formula="1031*logwidth/3451"/><draw:equation draw:name="f101" draw:formula="145*logheight/3450"/><draw:equation draw:name="f102" draw:formula="1218*logwidth/3451"/><draw:equation draw:name="f103" draw:formula="76*logheight/3450"/><draw:equation draw:name="f104" draw:formula="1415*logwidth/3451"/><draw:equation draw:name="f105" draw:formula="28*logheight/3450"/><draw:equation draw:name="f106" draw:formula="1620*logwidth/3451"/><draw:equation draw:name="f107" draw:formula="3*logheight/3450"/><draw:equation draw:name="f108" draw:formula="logwidth"/><draw:equation draw:name="f109" draw:formula="logheight"/></draw:enhanced-geometry></draw:custom-shape><draw:custom-shape draw:name="Symbole de téléphone" draw:style-name="Mgr14" draw:text-style-name="MP10" svg:width="0.503cm" svg:height="0.505cm" svg:x="0.206cm" svg:y="0.201cm"><text:p/><draw:enhanced-geometry draw:mirror-horizontal="false" draw:mirror-vertical="false" svg:viewBox="0 0 0 0" drawooo:sub-view-size="1894 1896" draw:text-areas="0 0 ?f98 ?f99" draw:type="ooxml-non-primitive" draw:enhanced-path="M 295 0 L 709 495 682 529 653 560 623 589 593 617 560 641 527 661 492 676 500 691 510 710 524 733 541 759 559 789 582 823 608 860 637 898 668 938 703 980 741 1024 781 1068 825 1113 873 1158 923 1202 976 1246 1033 1289 1092 1331 1155 1371 1220 1408 1241 1369 1266 1330 1295 1291 1328 1254 1364 1220 1401 1188 1894 1594 1877 1617 1856 1640 1833 1663 1808 1686 1780 1708 1752 1730 1723 1751 1694 1771 1664 1791 1636 1808 1608 1825 1582 1841 1557 1855 1536 1867 1518 1878 1502 1885 1490 1891 1483 1895 1480 1896 1439 1881 1396 1864 1352 1847 1305 1828 1257 1808 1208 1786 1157 1763 1105 1739 1053 1712 999 1684 945 1652 890 1619 835 1583 779 1545 724 1503 669 1458 615 1409 560 1358 506 1304 454 1245 401 1182 350 1116 301 1045 253 971 205 891 160 807 117 718 77 624 37 526 0 421 32 356 63 298 93 246 123 200 151 159 178 122 203 92 225 66 245 45 263 28 277 16 287 6 293 1 295 0 Z N"><draw:equation draw:name="f0" draw:formula="709*logwidth/1894"/><draw:equation draw:name="f1" draw:formula="495*logheight/1896"/><draw:equation draw:name="f2" draw:formula="653*logwidth/1894"/><draw:equation draw:name="f3" draw:formula="560*logheight/1896"/><draw:equation draw:name="f4" draw:formula="593*logwidth/1894"/><draw:equation draw:name="f5" draw:formula="617*logheight/1896"/><draw:equation draw:name="f6" draw:formula="527*logwidth/1894"/><draw:equation draw:name="f7" draw:formula="661*logheight/1896"/><draw:equation draw:name="f8" draw:formula="500*logwidth/1894"/><draw:equation draw:name="f9" draw:formula="691*logheight/1896"/><draw:equation draw:name="f10" draw:formula="524*logwidth/1894"/><draw:equation draw:name="f11" draw:formula="733*logheight/1896"/><draw:equation draw:name="f12" draw:formula="559*logwidth/1894"/><draw:equation draw:name="f13" draw:formula="789*logheight/1896"/><draw:equation draw:name="f14" draw:formula="608*logwidth/1894"/><draw:equation draw:name="f15" draw:formula="860*logheight/1896"/><draw:equation draw:name="f16" draw:formula="668*logwidth/1894"/><draw:equation draw:name="f17" draw:formula="938*logheight/1896"/><draw:equation draw:name="f18" draw:formula="741*logwidth/1894"/><draw:equation draw:name="f19" draw:formula="1024*logheight/1896"/><draw:equation draw:name="f20" draw:formula="825*logwidth/1894"/><draw:equation draw:name="f21" draw:formula="1113*logheight/1896"/><draw:equation draw:name="f22" draw:formula="923*logwidth/1894"/><draw:equation draw:name="f23" draw:formula="1202*logheight/1896"/><draw:equation draw:name="f24" draw:formula="1033*logwidth/1894"/><draw:equation draw:name="f25" draw:formula="1289*logheight/1896"/><draw:equation draw:name="f26" draw:formula="1155*logwidth/1894"/><draw:equation draw:name="f27" draw:formula="1371*logheight/1896"/><draw:equation draw:name="f28" draw:formula="1241*logwidth/1894"/><draw:equation draw:name="f29" draw:formula="1369*logheight/1896"/><draw:equation draw:name="f30" draw:formula="1295*logwidth/1894"/><draw:equation draw:name="f31" draw:formula="1291*logheight/1896"/><draw:equation draw:name="f32" draw:formula="1364*logwidth/1894"/><draw:equation draw:name="f33" draw:formula="1220*logheight/1896"/><draw:equation draw:name="f34" draw:formula="1894*logwidth/1894"/><draw:equation draw:name="f35" draw:formula="1594*logheight/1896"/><draw:equation draw:name="f36" draw:formula="1856*logwidth/1894"/><draw:equation draw:name="f37" draw:formula="1640*logheight/1896"/><draw:equation draw:name="f38" draw:formula="1808*logwidth/1894"/><draw:equation draw:name="f39" draw:formula="1686*logheight/1896"/><draw:equation draw:name="f40" draw:formula="1752*logwidth/1894"/><draw:equation draw:name="f41" draw:formula="1730*logheight/1896"/><draw:equation draw:name="f42" draw:formula="1694*logwidth/1894"/><draw:equation draw:name="f43" draw:formula="1771*logheight/1896"/><draw:equation draw:name="f44" draw:formula="1636*logwidth/1894"/><draw:equation draw:name="f45" draw:formula="1808*logheight/1896"/><draw:equation draw:name="f46" draw:formula="1582*logwidth/1894"/><draw:equation draw:name="f47" draw:formula="1841*logheight/1896"/><draw:equation draw:name="f48" draw:formula="1536*logwidth/1894"/><draw:equation draw:name="f49" draw:formula="1867*logheight/1896"/><draw:equation draw:name="f50" draw:formula="1502*logwidth/1894"/><draw:equation draw:name="f51" draw:formula="1885*logheight/1896"/><draw:equation draw:name="f52" draw:formula="1483*logwidth/1894"/><draw:equation draw:name="f53" draw:formula="1895*logheight/1896"/><draw:equation draw:name="f54" draw:formula="1439*logwidth/1894"/><draw:equation draw:name="f55" draw:formula="1881*logheight/1896"/><draw:equation draw:name="f56" draw:formula="1352*logwidth/1894"/><draw:equation draw:name="f57" draw:formula="1847*logheight/1896"/><draw:equation draw:name="f58" draw:formula="1257*logwidth/1894"/><draw:equation draw:name="f59" draw:formula="1808*logheight/1896"/><draw:equation draw:name="f60" draw:formula="1157*logwidth/1894"/><draw:equation draw:name="f61" draw:formula="1763*logheight/1896"/><draw:equation draw:name="f62" draw:formula="1053*logwidth/1894"/><draw:equation draw:name="f63" draw:formula="1712*logheight/1896"/><draw:equation draw:name="f64" draw:formula="945*logwidth/1894"/><draw:equation draw:name="f65" draw:formula="1652*logheight/1896"/><draw:equation draw:name="f66" draw:formula="835*logwidth/1894"/><draw:equation draw:name="f67" draw:formula="1583*logheight/1896"/><draw:equation draw:name="f68" draw:formula="724*logwidth/1894"/><draw:equation draw:name="f69" draw:formula="1503*logheight/1896"/><draw:equation draw:name="f70" draw:formula="615*logwidth/1894"/><draw:equation draw:name="f71" draw:formula="1409*logheight/1896"/><draw:equation draw:name="f72" draw:formula="506*logwidth/1894"/><draw:equation draw:name="f73" draw:formula="1304*logheight/1896"/><draw:equation draw:name="f74" draw:formula="401*logwidth/1894"/><draw:equation draw:name="f75" draw:formula="1182*logheight/1896"/><draw:equation draw:name="f76" draw:formula="301*logwidth/1894"/><draw:equation draw:name="f77" draw:formula="1045*logheight/1896"/><draw:equation draw:name="f78" draw:formula="205*logwidth/1894"/><draw:equation draw:name="f79" draw:formula="891*logheight/1896"/><draw:equation draw:name="f80" draw:formula="117*logwidth/1894"/><draw:equation draw:name="f81" draw:formula="718*logheight/1896"/><draw:equation draw:name="f82" draw:formula="37*logwidth/1894"/><draw:equation draw:name="f83" draw:formula="526*logheight/1896"/><draw:equation draw:name="f84" draw:formula="32*logwidth/1894"/><draw:equation draw:name="f85" draw:formula="356*logheight/1896"/><draw:equation draw:name="f86" draw:formula="93*logwidth/1894"/><draw:equation draw:name="f87" draw:formula="246*logheight/1896"/><draw:equation draw:name="f88" draw:formula="151*logwidth/1894"/><draw:equation draw:name="f89" draw:formula="159*logheight/1896"/><draw:equation draw:name="f90" draw:formula="203*logwidth/1894"/><draw:equation draw:name="f91" draw:formula="92*logheight/1896"/><draw:equation draw:name="f92" draw:formula="245*logwidth/1894"/><draw:equation draw:name="f93" draw:formula="45*logheight/1896"/><draw:equation draw:name="f94" draw:formula="277*logwidth/1894"/><draw:equation draw:name="f95" draw:formula="16*logheight/1896"/><draw:equation draw:name="f96" draw:formula="293*logwidth/1894"/><draw:equation draw:name="f97" draw:formula="1*logheight/1896"/><draw:equation draw:name="f98" draw:formula="logwidth"/><draw:equation draw:name="f99" draw:formula="logheight"/></draw:enhanced-geometry></draw:custom-shape></draw:g></text:p>
            </table:table-cell>
            <table:table-cell table:style-name="Tableau5.A1" office:value-type="string">
              <text:p text:style-name="MP8"><draw:g text:anchor-type="as-char" draw:z-index="5" draw:name="Forme6" draw:style-name="Mgr11"><draw:custom-shape draw:name="Cercle autour du symbole LinkedIn" draw:style-name="Mgr12" draw:text-style-name="MP1" svg:width="0.914cm" svg:height="0.914cm" svg:x="0cm" svg:y="0cm"><text:p/><draw:enhanced-geometry draw:mirror-horizontal="false" draw:mirror-vertical="false" svg:viewBox="0 0 0 0" drawooo:sub-view-size="3451 3451" draw:text-areas="0 0 ?f110 ?f111" draw:type="ooxml-non-primitive" draw:enhanced-path="M 1725 0 L 1725 0 1831 4 1933 13 2035 29 2134 49 2232 77 2327 109 2419 146 2509 189 2596 236 2679 288 2760 345 2837 407 2909 472 2979 542 3044 614 3105 691 3163 772 3215 855 3262 942 3305 1032 3342 1124 3374 1219 3402 1317 3422 1416 3438 1518 3447 1620 3451 1726 3447 1831 3438 1935 3422 2036 3402 2136 3374 2233 3342 2328 3305 2420 3262 2510 3215 2596 3163 2680 3105 2761 3044 2837 2979 2911 2909 2980 2837 3046 2760 3106 2679 3163 2596 3215 2509 3262 2419 3305 2327 3343 2232 3376 2134 3402 2035 3423 1933 3438 1831 3448 1725 3451 1620 3448 1516 3438 1415 3423 1315 3402 1218 3376 1123 3343 1031 3305 941 3262 855 3215 771 3163 690 3106 614 3046 540 2980 471 2911 405 2837 345 2761 288 2680 236 2596 189 2510 146 2420 108 2328 75 2233 49 2136 28 2036 13 1935 3 1831 0 1726 3 1620 13 1518 28 1416 49 1317 75 1219 108 1124 146 1032 189 942 236 855 288 772 345 691 405 614 471 542 540 472 614 407 690 345 771 288 855 236 941 189 1031 146 1123 109 1218 77 1315 49 1415 29 1516 13 1620 4 1725 0 Z N"><draw:equation draw:name="f0" draw:formula="1725*logwidth/3451"/><draw:equation draw:name="f1" draw:formula="0*logheight/3451"/><draw:equation draw:name="f2" draw:formula="1933*logwidth/3451"/><draw:equation draw:name="f3" draw:formula="13*logheight/3451"/><draw:equation draw:name="f4" draw:formula="2134*logwidth/3451"/><draw:equation draw:name="f5" draw:formula="49*logheight/3451"/><draw:equation draw:name="f6" draw:formula="2327*logwidth/3451"/><draw:equation draw:name="f7" draw:formula="109*logheight/3451"/><draw:equation draw:name="f8" draw:formula="2509*logwidth/3451"/><draw:equation draw:name="f9" draw:formula="189*logheight/3451"/><draw:equation draw:name="f10" draw:formula="2679*logwidth/3451"/><draw:equation draw:name="f11" draw:formula="288*logheight/3451"/><draw:equation draw:name="f12" draw:formula="2837*logwidth/3451"/><draw:equation draw:name="f13" draw:formula="407*logheight/3451"/><draw:equation draw:name="f14" draw:formula="2979*logwidth/3451"/><draw:equation draw:name="f15" draw:formula="542*logheight/3451"/><draw:equation draw:name="f16" draw:formula="3105*logwidth/3451"/><draw:equation draw:name="f17" draw:formula="691*logheight/3451"/><draw:equation draw:name="f18" draw:formula="3215*logwidth/3451"/><draw:equation draw:name="f19" draw:formula="855*logheight/3451"/><draw:equation draw:name="f20" draw:formula="3305*logwidth/3451"/><draw:equation draw:name="f21" draw:formula="1032*logheight/3451"/><draw:equation draw:name="f22" draw:formula="3374*logwidth/3451"/><draw:equation draw:name="f23" draw:formula="1219*logheight/3451"/><draw:equation draw:name="f24" draw:formula="3422*logwidth/3451"/><draw:equation draw:name="f25" draw:formula="1416*logheight/3451"/><draw:equation draw:name="f26" draw:formula="3447*logwidth/3451"/><draw:equation draw:name="f27" draw:formula="1620*logheight/3451"/><draw:equation draw:name="f28" draw:formula="3447*logwidth/3451"/><draw:equation draw:name="f29" draw:formula="1831*logheight/3451"/><draw:equation draw:name="f30" draw:formula="3422*logwidth/3451"/><draw:equation draw:name="f31" draw:formula="2036*logheight/3451"/><draw:equation draw:name="f32" draw:formula="3374*logwidth/3451"/><draw:equation draw:name="f33" draw:formula="2233*logheight/3451"/><draw:equation draw:name="f34" draw:formula="3305*logwidth/3451"/><draw:equation draw:name="f35" draw:formula="2420*logheight/3451"/><draw:equation draw:name="f36" draw:formula="3215*logwidth/3451"/><draw:equation draw:name="f37" draw:formula="2596*logheight/3451"/><draw:equation draw:name="f38" draw:formula="3105*logwidth/3451"/><draw:equation draw:name="f39" draw:formula="2761*logheight/3451"/><draw:equation draw:name="f40" draw:formula="2979*logwidth/3451"/><draw:equation draw:name="f41" draw:formula="2911*logheight/3451"/><draw:equation draw:name="f42" draw:formula="2837*logwidth/3451"/><draw:equation draw:name="f43" draw:formula="3046*logheight/3451"/><draw:equation draw:name="f44" draw:formula="2679*logwidth/3451"/><draw:equation draw:name="f45" draw:formula="3163*logheight/3451"/><draw:equation draw:name="f46" draw:formula="2509*logwidth/3451"/><draw:equation draw:name="f47" draw:formula="3262*logheight/3451"/><draw:equation draw:name="f48" draw:formula="2327*logwidth/3451"/><draw:equation draw:name="f49" draw:formula="3343*logheight/3451"/><draw:equation draw:name="f50" draw:formula="2134*logwidth/3451"/><draw:equation draw:name="f51" draw:formula="3402*logheight/3451"/><draw:equation draw:name="f52" draw:formula="1933*logwidth/3451"/><draw:equation draw:name="f53" draw:formula="3438*logheight/3451"/><draw:equation draw:name="f54" draw:formula="1725*logwidth/3451"/><draw:equation draw:name="f55" draw:formula="3451*logheight/3451"/><draw:equation draw:name="f56" draw:formula="1516*logwidth/3451"/><draw:equation draw:name="f57" draw:formula="3438*logheight/3451"/><draw:equation draw:name="f58" draw:formula="1315*logwidth/3451"/><draw:equation draw:name="f59" draw:formula="3402*logheight/3451"/><draw:equation draw:name="f60" draw:formula="1123*logwidth/3451"/><draw:equation draw:name="f61" draw:formula="3343*logheight/3451"/><draw:equation draw:name="f62" draw:formula="941*logwidth/3451"/><draw:equation draw:name="f63" draw:formula="3262*logheight/3451"/><draw:equation draw:name="f64" draw:formula="771*logwidth/3451"/><draw:equation draw:name="f65" draw:formula="3163*logheight/3451"/><draw:equation draw:name="f66" draw:formula="614*logwidth/3451"/><draw:equation draw:name="f67" draw:formula="3046*logheight/3451"/><draw:equation draw:name="f68" draw:formula="471*logwidth/3451"/><draw:equation draw:name="f69" draw:formula="2911*logheight/3451"/><draw:equation draw:name="f70" draw:formula="345*logwidth/3451"/><draw:equation draw:name="f71" draw:formula="2761*logheight/3451"/><draw:equation draw:name="f72" draw:formula="236*logwidth/3451"/><draw:equation draw:name="f73" draw:formula="2596*logheight/3451"/><draw:equation draw:name="f74" draw:formula="146*logwidth/3451"/><draw:equation draw:name="f75" draw:formula="2420*logheight/3451"/><draw:equation draw:name="f76" draw:formula="75*logwidth/3451"/><draw:equation draw:name="f77" draw:formula="2233*logheight/3451"/><draw:equation draw:name="f78" draw:formula="28*logwidth/3451"/><draw:equation draw:name="f79" draw:formula="2036*logheight/3451"/><draw:equation draw:name="f80" draw:formula="3*logwidth/3451"/><draw:equation draw:name="f81" draw:formula="1831*logheight/3451"/><draw:equation draw:name="f82" draw:formula="3*logwidth/3451"/><draw:equation draw:name="f83" draw:formula="1620*logheight/3451"/><draw:equation draw:name="f84" draw:formula="28*logwidth/3451"/><draw:equation draw:name="f85" draw:formula="1416*logheight/3451"/><draw:equation draw:name="f86" draw:formula="75*logwidth/3451"/><draw:equation draw:name="f87" draw:formula="1219*logheight/3451"/><draw:equation draw:name="f88" draw:formula="146*logwidth/3451"/><draw:equation draw:name="f89" draw:formula="1032*logheight/3451"/><draw:equation draw:name="f90" draw:formula="236*logwidth/3451"/><draw:equation draw:name="f91" draw:formula="855*logheight/3451"/><draw:equation draw:name="f92" draw:formula="345*logwidth/3451"/><draw:equation draw:name="f93" draw:formula="691*logheight/3451"/><draw:equation draw:name="f94" draw:formula="471*logwidth/3451"/><draw:equation draw:name="f95" draw:formula="542*logheight/3451"/><draw:equation draw:name="f96" draw:formula="614*logwidth/3451"/><draw:equation draw:name="f97" draw:formula="407*logheight/3451"/><draw:equation draw:name="f98" draw:formula="771*logwidth/3451"/><draw:equation draw:name="f99" draw:formula="288*logheight/3451"/><draw:equation draw:name="f100" draw:formula="941*logwidth/3451"/><draw:equation draw:name="f101" draw:formula="189*logheight/3451"/><draw:equation draw:name="f102" draw:formula="1123*logwidth/3451"/><draw:equation draw:name="f103" draw:formula="109*logheight/3451"/><draw:equation draw:name="f104" draw:formula="1315*logwidth/3451"/><draw:equation draw:name="f105" draw:formula="49*logheight/3451"/><draw:equation draw:name="f106" draw:formula="1516*logwidth/3451"/><draw:equation draw:name="f107" draw:formula="13*logheight/3451"/><draw:equation draw:name="f108" draw:formula="1725*logwidth/3451"/><draw:equation draw:name="f109" draw:formula="0*logheight/3451"/><draw:equation draw:name="f110" draw:formula="logwidth"/><draw:equation draw:name="f111" draw:formula="logheight"/></draw:enhanced-geometry></draw:custom-shape><draw:custom-shape draw:name="Symbole de LinkedIn" draw:style-name="Mgr15" draw:text-style-name="MP10" svg:width="0.431cm" svg:height="0.429cm" svg:x="0.24cm" svg:y="0.217cm"><text:p/><draw:enhanced-geometry draw:mirror-horizontal="false" draw:mirror-vertical="false" svg:viewBox="0 0 0 0" drawooo:sub-view-size="1619 1615" draw:text-areas="0 0 ?f112 ?f113" draw:type="ooxml-non-primitive" draw:enhanced-path="M 27 537 L 362 537 362 1615 27 1615 27 537 Z M 1217 509 L 1268 511 1314 517 1357 526 1396 538 1430 553 1462 571 1489 593 1514 617 1535 643 1554 673 1569 704 1582 738 1593 773 1601 811 1609 851 1613 892 1616 934 1618 978 1619 1023 1619 1615 1284 1615 1284 1091 1284 1066 1283 1042 1282 1018 1281 993 1278 969 1273 945 1268 922 1261 901 1251 881 1240 862 1226 845 1208 832 1189 820 1166 812 1139 807 1109 805 1076 807 1047 812 1021 820 999 831 979 845 963 861 949 880 937 901 929 923 921 947 916 972 912 998 910 1026 908 1054 908 1082 908 1615 573 1615 573 537 894 537 894 684 899 684 913 660 930 638 950 615 973 594 999 574 1028 556 1060 541 1095 527 1133 518 1173 511 1217 509 Z M 195 0 L 229 3 263 12 293 26 320 45 343 69 362 97 377 126 386 159 389 194 386 230 377 262 362 292 343 320 320 343 293 363 263 376 229 386 195 389 160 386 127 376 96 363 69 343 46 320 27 292 12 262 3 230 0 194 3 159 12 126 27 97 46 69 69 45 96 26 127 12 160 3 195 0 Z N"><draw:equation draw:name="f0" draw:formula="362*logwidth/1619"/><draw:equation draw:name="f1" draw:formula="537*logheight/1615"/><draw:equation draw:name="f2" draw:formula="27*logwidth/1619"/><draw:equation draw:name="f3" draw:formula="1615*logheight/1615"/><draw:equation draw:name="f4" draw:formula="1217*logwidth/1619"/><draw:equation draw:name="f5" draw:formula="509*logheight/1615"/><draw:equation draw:name="f6" draw:formula="1314*logwidth/1619"/><draw:equation draw:name="f7" draw:formula="517*logheight/1615"/><draw:equation draw:name="f8" draw:formula="1396*logwidth/1619"/><draw:equation draw:name="f9" draw:formula="538*logheight/1615"/><draw:equation draw:name="f10" draw:formula="1462*logwidth/1619"/><draw:equation draw:name="f11" draw:formula="571*logheight/1615"/><draw:equation draw:name="f12" draw:formula="1514*logwidth/1619"/><draw:equation draw:name="f13" draw:formula="617*logheight/1615"/><draw:equation draw:name="f14" draw:formula="1554*logwidth/1619"/><draw:equation draw:name="f15" draw:formula="673*logheight/1615"/><draw:equation draw:name="f16" draw:formula="1582*logwidth/1619"/><draw:equation draw:name="f17" draw:formula="738*logheight/1615"/><draw:equation draw:name="f18" draw:formula="1601*logwidth/1619"/><draw:equation draw:name="f19" draw:formula="811*logheight/1615"/><draw:equation draw:name="f20" draw:formula="1613*logwidth/1619"/><draw:equation draw:name="f21" draw:formula="892*logheight/1615"/><draw:equation draw:name="f22" draw:formula="1618*logwidth/1619"/><draw:equation draw:name="f23" draw:formula="978*logheight/1615"/><draw:equation draw:name="f24" draw:formula="1619*logwidth/1619"/><draw:equation draw:name="f25" draw:formula="1615*logheight/1615"/><draw:equation draw:name="f26" draw:formula="1284*logwidth/1619"/><draw:equation draw:name="f27" draw:formula="1091*logheight/1615"/><draw:equation draw:name="f28" draw:formula="1283*logwidth/1619"/><draw:equation draw:name="f29" draw:formula="1042*logheight/1615"/><draw:equation draw:name="f30" draw:formula="1281*logwidth/1619"/><draw:equation draw:name="f31" draw:formula="993*logheight/1615"/><draw:equation draw:name="f32" draw:formula="1273*logwidth/1619"/><draw:equation draw:name="f33" draw:formula="945*logheight/1615"/><draw:equation draw:name="f34" draw:formula="1261*logwidth/1619"/><draw:equation draw:name="f35" draw:formula="901*logheight/1615"/><draw:equation draw:name="f36" draw:formula="1240*logwidth/1619"/><draw:equation draw:name="f37" draw:formula="862*logheight/1615"/><draw:equation draw:name="f38" draw:formula="1208*logwidth/1619"/><draw:equation draw:name="f39" draw:formula="832*logheight/1615"/><draw:equation draw:name="f40" draw:formula="1166*logwidth/1619"/><draw:equation draw:name="f41" draw:formula="812*logheight/1615"/><draw:equation draw:name="f42" draw:formula="1109*logwidth/1619"/><draw:equation draw:name="f43" draw:formula="805*logheight/1615"/><draw:equation draw:name="f44" draw:formula="1047*logwidth/1619"/><draw:equation draw:name="f45" draw:formula="812*logheight/1615"/><draw:equation draw:name="f46" draw:formula="999*logwidth/1619"/><draw:equation draw:name="f47" draw:formula="831*logheight/1615"/><draw:equation draw:name="f48" draw:formula="963*logwidth/1619"/><draw:equation draw:name="f49" draw:formula="861*logheight/1615"/><draw:equation draw:name="f50" draw:formula="937*logwidth/1619"/><draw:equation draw:name="f51" draw:formula="901*logheight/1615"/><draw:equation draw:name="f52" draw:formula="921*logwidth/1619"/><draw:equation draw:name="f53" draw:formula="947*logheight/1615"/><draw:equation draw:name="f54" draw:formula="912*logwidth/1619"/><draw:equation draw:name="f55" draw:formula="998*logheight/1615"/><draw:equation draw:name="f56" draw:formula="908*logwidth/1619"/><draw:equation draw:name="f57" draw:formula="1054*logheight/1615"/><draw:equation draw:name="f58" draw:formula="908*logwidth/1619"/><draw:equation draw:name="f59" draw:formula="1615*logheight/1615"/><draw:equation draw:name="f60" draw:formula="573*logwidth/1619"/><draw:equation draw:name="f61" draw:formula="537*logheight/1615"/><draw:equation draw:name="f62" draw:formula="894*logwidth/1619"/><draw:equation draw:name="f63" draw:formula="684*logheight/1615"/><draw:equation draw:name="f64" draw:formula="913*logwidth/1619"/><draw:equation draw:name="f65" draw:formula="660*logheight/1615"/><draw:equation draw:name="f66" draw:formula="950*logwidth/1619"/><draw:equation draw:name="f67" draw:formula="615*logheight/1615"/><draw:equation draw:name="f68" draw:formula="999*logwidth/1619"/><draw:equation draw:name="f69" draw:formula="574*logheight/1615"/><draw:equation draw:name="f70" draw:formula="1060*logwidth/1619"/><draw:equation draw:name="f71" draw:formula="541*logheight/1615"/><draw:equation draw:name="f72" draw:formula="1133*logwidth/1619"/><draw:equation draw:name="f73" draw:formula="518*logheight/1615"/><draw:equation draw:name="f74" draw:formula="1217*logwidth/1619"/><draw:equation draw:name="f75" draw:formula="509*logheight/1615"/><draw:equation draw:name="f76" draw:formula="229*logwidth/1619"/><draw:equation draw:name="f77" draw:formula="3*logheight/1615"/><draw:equation draw:name="f78" draw:formula="293*logwidth/1619"/><draw:equation draw:name="f79" draw:formula="26*logheight/1615"/><draw:equation draw:name="f80" draw:formula="343*logwidth/1619"/><draw:equation draw:name="f81" draw:formula="69*logheight/1615"/><draw:equation draw:name="f82" draw:formula="377*logwidth/1619"/><draw:equation draw:name="f83" draw:formula="126*logheight/1615"/><draw:equation draw:name="f84" draw:formula="389*logwidth/1619"/><draw:equation draw:name="f85" draw:formula="194*logheight/1615"/><draw:equation draw:name="f86" draw:formula="377*logwidth/1619"/><draw:equation draw:name="f87" draw:formula="262*logheight/1615"/><draw:equation draw:name="f88" draw:formula="343*logwidth/1619"/><draw:equation draw:name="f89" draw:formula="320*logheight/1615"/><draw:equation draw:name="f90" draw:formula="293*logwidth/1619"/><draw:equation draw:name="f91" draw:formula="363*logheight/1615"/><draw:equation draw:name="f92" draw:formula="229*logwidth/1619"/><draw:equation draw:name="f93" draw:formula="386*logheight/1615"/><draw:equation draw:name="f94" draw:formula="160*logwidth/1619"/><draw:equation draw:name="f95" draw:formula="386*logheight/1615"/><draw:equation draw:name="f96" draw:formula="96*logwidth/1619"/><draw:equation draw:name="f97" draw:formula="363*logheight/1615"/><draw:equation draw:name="f98" draw:formula="46*logwidth/1619"/><draw:equation draw:name="f99" draw:formula="320*logheight/1615"/><draw:equation draw:name="f100" draw:formula="12*logwidth/1619"/><draw:equation draw:name="f101" draw:formula="262*logheight/1615"/><draw:equation draw:name="f102" draw:formula="0*logwidth/1619"/><draw:equation draw:name="f103" draw:formula="194*logheight/1615"/><draw:equation draw:name="f104" draw:formula="12*logwidth/1619"/><draw:equation draw:name="f105" draw:formula="126*logheight/1615"/><draw:equation draw:name="f106" draw:formula="46*logwidth/1619"/><draw:equation draw:name="f107" draw:formula="69*logheight/1615"/><draw:equation draw:name="f108" draw:formula="96*logwidth/1619"/><draw:equation draw:name="f109" draw:formula="26*logheight/1615"/><draw:equation draw:name="f110" draw:formula="160*logwidth/1619"/><draw:equation draw:name="f111" draw:formula="3*logheight/1615"/><draw:equation draw:name="f112" draw:formula="logwidth"/><draw:equation draw:name="f113" draw:formula="logheight"/></draw:enhanced-geometry></draw:custom-shape></draw:g></text:p>
            </table:table-cell>
          </table:table-row>
          <table:table-row table:style-name="Tableau5.1">
            <table:table-cell table:style-name="Tableau5.A2" office:value-type="string">
              <text:p text:style-name="MP8"><text:text-input text:description="">Adresse e-mail</text:text-input></text:p>
            </table:table-cell>
            <table:table-cell table:style-name="Tableau5.A2" office:value-type="string">
              <text:p text:style-name="MP8"><text:text-input text:description="">Pseudo Twitter</text:text-input></text:p>
            </table:table-cell>
            <table:table-cell table:style-name="Tableau5.A2" office:value-type="string">
              <text:p text:style-name="MP8"><text:text-input text:description="">Téléphone</text:text-input></text:p>
            </table:table-cell>
            <table:table-cell table:style-name="Tableau5.A2" office:value-type="string">
              <text:p text:style-name="MP8"><text:text-input text:description="">URL LinkedIn</text:text-input></text:p>
            </table:table-cell>
          </table:table-row>
        </table:table>
        <text:p text:style-name="MP3"><text:page-number text:select-page="current">2</text:page-number></text:p>
      </style:footer>
    </style:master-page>
    <style:master-page style:name="First_20_Page" style:display-name="First Page" style:page-layout-name="Mpm2" draw:style-name="Mdp1" style:next-style-name="Standard">
      <style:footer>
        <table:table table:name="Tableau6" table:style-name="Tableau6">
          <table:table-column table:style-name="Tableau6.A" table:number-columns-repeated="2"/>
          <table:table-column table:style-name="Tableau6.C"/>
          <table:table-column table:style-name="Tableau6.D"/>
          <table:table-row table:style-name="Tableau6.1">
            <table:table-cell table:style-name="Tableau6.A1" office:value-type="string">
              <text:p text:style-name="MP8"><draw:g text:anchor-type="as-char" draw:z-index="6" draw:name="Forme7" draw:style-name="Mgr5"><draw:custom-shape draw:name="Ovale 28" draw:style-name="Mgr6" draw:text-style-name="MP1" svg:width="0.914cm" svg:height="0.914cm" svg:x="0cm" svg:y="0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name="Groupe 29" draw:style-name="Mgr7"><draw:custom-shape draw:name="Forme libre 30" draw:style-name="Mgr8" draw:text-style-name="MP9" svg:width="0.507cm" svg:height="0.144cm" svg:x="0.205cm" svg:y="0.453cm"><text:p/><draw:enhanced-geometry draw:mirror-horizontal="false" draw:mirror-vertical="true" svg:viewBox="0 0 0 0" drawooo:sub-view-size="785097 209029" draw:text-areas="0 0 ?f72 ?f73" draw:type="ooxml-non-primitive" draw:enhanced-path="M 287158 209029 L 392549 138910 500509 209029 785097 0 0 0 287158 209029 Z N"><draw:equation draw:name="f0" draw:formula="315411*logwidth/785097"/><draw:equation draw:name="f1" draw:formula="218554*logheight/218554"/><draw:equation draw:name="f2" draw:formula="392549*logwidth/785097"/><draw:equation draw:name="f3" draw:formula="165103*logheight/218554"/><draw:equation draw:name="f4" draw:formula="469687*logwidth/785097"/><draw:equation draw:name="f5" draw:formula="218554*logheight/218554"/><draw:equation draw:name="f6" draw:formula="785097*logwidth/785097"/><draw:equation draw:name="f7" draw:formula="0*logheight/218554"/><draw:equation draw:name="f8" draw:formula="0*logwidth/785097"/><draw:equation draw:name="f9" draw:formula="0*logheight/218554"/><draw:equation draw:name="f10" draw:formula="315411*logwidth/785097"/><draw:equation draw:name="f11" draw:formula="218554*logheight/218554"/><draw:equation draw:name="f12" draw:formula="287158*logwidth/785097"/><draw:equation draw:name="f13" draw:formula="209029*logheight/218554"/><draw:equation draw:name="f14" draw:formula="392549*logwidth/785097"/><draw:equation draw:name="f15" draw:formula="165103*logheight/218554"/><draw:equation draw:name="f16" draw:formula="469687*logwidth/785097"/><draw:equation draw:name="f17" draw:formula="218554*logheight/218554"/><draw:equation draw:name="f18" draw:formula="785097*logwidth/785097"/><draw:equation draw:name="f19" draw:formula="0*logheight/218554"/><draw:equation draw:name="f20" draw:formula="0*logwidth/785097"/><draw:equation draw:name="f21" draw:formula="0*logheight/218554"/><draw:equation draw:name="f22" draw:formula="287158*logwidth/785097"/><draw:equation draw:name="f23" draw:formula="209029*logheight/218554"/><draw:equation draw:name="f24" draw:formula="287158*logwidth/785097"/><draw:equation draw:name="f25" draw:formula="209029*logheight/209029"/><draw:equation draw:name="f26" draw:formula="392549*logwidth/785097"/><draw:equation draw:name="f27" draw:formula="165103*logheight/209029"/><draw:equation draw:name="f28" draw:formula="500509*logwidth/785097"/><draw:equation draw:name="f29" draw:formula="209029*logheight/209029"/><draw:equation draw:name="f30" draw:formula="785097*logwidth/785097"/><draw:equation draw:name="f31" draw:formula="0*logheight/209029"/><draw:equation draw:name="f32" draw:formula="0*logwidth/785097"/><draw:equation draw:name="f33" draw:formula="0*logheight/209029"/><draw:equation draw:name="f34" draw:formula="287158*logwidth/785097"/><draw:equation draw:name="f35" draw:formula="209029*logheight/209029"/><draw:equation draw:name="f36" draw:formula="287158*logwidth/785097"/><draw:equation draw:name="f37" draw:formula="209029*logheight/209029"/><draw:equation draw:name="f38" draw:formula="397687*logwidth/785097"/><draw:equation draw:name="f39" draw:formula="134147*logheight/209029"/><draw:equation draw:name="f40" draw:formula="500509*logwidth/785097"/><draw:equation draw:name="f41" draw:formula="209029*logheight/209029"/><draw:equation draw:name="f42" draw:formula="785097*logwidth/785097"/><draw:equation draw:name="f43" draw:formula="0*logheight/209029"/><draw:equation draw:name="f44" draw:formula="0*logwidth/785097"/><draw:equation draw:name="f45" draw:formula="0*logheight/209029"/><draw:equation draw:name="f46" draw:formula="287158*logwidth/785097"/><draw:equation draw:name="f47" draw:formula="209029*logheight/209029"/><draw:equation draw:name="f48" draw:formula="287158*logwidth/785097"/><draw:equation draw:name="f49" draw:formula="209029*logheight/209029"/><draw:equation draw:name="f50" draw:formula="387413*logwidth/785097"/><draw:equation draw:name="f51" draw:formula="122241*logheight/209029"/><draw:equation draw:name="f52" draw:formula="500509*logwidth/785097"/><draw:equation draw:name="f53" draw:formula="209029*logheight/209029"/><draw:equation draw:name="f54" draw:formula="785097*logwidth/785097"/><draw:equation draw:name="f55" draw:formula="0*logheight/209029"/><draw:equation draw:name="f56" draw:formula="0*logwidth/785097"/><draw:equation draw:name="f57" draw:formula="0*logheight/209029"/><draw:equation draw:name="f58" draw:formula="287158*logwidth/785097"/><draw:equation draw:name="f59" draw:formula="209029*logheight/209029"/><draw:equation draw:name="f60" draw:formula="287158*logwidth/785097"/><draw:equation draw:name="f61" draw:formula="209029*logheight/209029"/><draw:equation draw:name="f62" draw:formula="392549*logwidth/785097"/><draw:equation draw:name="f63" draw:formula="138910*logheight/209029"/><draw:equation draw:name="f64" draw:formula="500509*logwidth/785097"/><draw:equation draw:name="f65" draw:formula="209029*logheight/209029"/><draw:equation draw:name="f66" draw:formula="785097*logwidth/785097"/><draw:equation draw:name="f67" draw:formula="0*logheight/209029"/><draw:equation draw:name="f68" draw:formula="0*logwidth/785097"/><draw:equation draw:name="f69" draw:formula="0*logheight/209029"/><draw:equation draw:name="f70" draw:formula="287158*logwidth/785097"/><draw:equation draw:name="f71" draw:formula="209029*logheight/209029"/><draw:equation draw:name="f72" draw:formula="logwidth"/><draw:equation draw:name="f73" draw:formula="logheight"/></draw:enhanced-geometry></draw:custom-shape><draw:custom-shape draw:name="Triangle isocèle 90" draw:style-name="Mgr9" draw:text-style-name="MP9" svg:width="0.26cm" svg:height="0.168cm" draw:transform="rotate (1.5707963267949) translate (0.543277777777778cm 0.576333333333333cm)"><text:p/><draw:enhanced-geometry draw:mirror-horizontal="false" draw:mirror-vertical="true" svg:viewBox="0 0 0 0" drawooo:sub-view-size="372486 243343" draw:text-areas="0 0 ?f32 ?f33" draw:type="ooxml-non-primitive" draw:enhanced-path="M 0 243343 L 179100 0 372486 243343 0 243343 Z N"><draw:equation draw:name="f0" draw:formula="0*logwidth/367724"/><draw:equation draw:name="f1" draw:formula="252868*logheight/252868"/><draw:equation draw:name="f2" draw:formula="183862*logwidth/367724"/><draw:equation draw:name="f3" draw:formula="0*logheight/252868"/><draw:equation draw:name="f4" draw:formula="367724*logwidth/367724"/><draw:equation draw:name="f5" draw:formula="252868*logheight/252868"/><draw:equation draw:name="f6" draw:formula="0*logwidth/367724"/><draw:equation draw:name="f7" draw:formula="252868*logheight/252868"/><draw:equation draw:name="f8" draw:formula="0*logwidth/367724"/><draw:equation draw:name="f9" draw:formula="240962*logheight/240962"/><draw:equation draw:name="f10" draw:formula="183862*logwidth/367724"/><draw:equation draw:name="f11" draw:formula="0*logheight/240962"/><draw:equation draw:name="f12" draw:formula="367724*logwidth/367724"/><draw:equation draw:name="f13" draw:formula="240962*logheight/240962"/><draw:equation draw:name="f14" draw:formula="0*logwidth/367724"/><draw:equation draw:name="f15" draw:formula="240962*logheight/240962"/><draw:equation draw:name="f16" draw:formula="0*logwidth/372486"/><draw:equation draw:name="f17" draw:formula="240962*logheight/240962"/><draw:equation draw:name="f18" draw:formula="183862*logwidth/372486"/><draw:equation draw:name="f19" draw:formula="0*logheight/240962"/><draw:equation draw:name="f20" draw:formula="372486*logwidth/372486"/><draw:equation draw:name="f21" draw:formula="240962*logheight/240962"/><draw:equation draw:name="f22" draw:formula="0*logwidth/372486"/><draw:equation draw:name="f23" draw:formula="240962*logheight/240962"/><draw:equation draw:name="f24" draw:formula="0*logwidth/372486"/><draw:equation draw:name="f25" draw:formula="243343*logheight/243343"/><draw:equation draw:name="f26" draw:formula="179100*logwidth/372486"/><draw:equation draw:name="f27" draw:formula="0*logheight/243343"/><draw:equation draw:name="f28" draw:formula="372486*logwidth/372486"/><draw:equation draw:name="f29" draw:formula="243343*logheight/243343"/><draw:equation draw:name="f30" draw:formula="0*logwidth/372486"/><draw:equation draw:name="f31" draw:formula="243343*logheight/243343"/><draw:equation draw:name="f32" draw:formula="logwidth"/><draw:equation draw:name="f33" draw:formula="logheight"/></draw:enhanced-geometry></draw:custom-shape><draw:custom-shape draw:name="Triangle isocèle 90" draw:style-name="Mgr9" draw:text-style-name="MP9" svg:width="0.26cm" svg:height="0.168cm" draw:transform="rotate (1.5707963267949) translate (0.194027777777778cm 0.580861111111111cm)"><text:p/><draw:enhanced-geometry draw:mirror-horizontal="true" draw:mirror-vertical="true" svg:viewBox="0 0 0 0" drawooo:sub-view-size="372486 243343" draw:text-areas="0 0 ?f32 ?f33" draw:type="ooxml-non-primitive" draw:enhanced-path="M 0 243343 L 179100 0 372486 243343 0 243343 Z N"><draw:equation draw:name="f0" draw:formula="0*logwidth/367724"/><draw:equation draw:name="f1" draw:formula="252868*logheight/252868"/><draw:equation draw:name="f2" draw:formula="183862*logwidth/367724"/><draw:equation draw:name="f3" draw:formula="0*logheight/252868"/><draw:equation draw:name="f4" draw:formula="367724*logwidth/367724"/><draw:equation draw:name="f5" draw:formula="252868*logheight/252868"/><draw:equation draw:name="f6" draw:formula="0*logwidth/367724"/><draw:equation draw:name="f7" draw:formula="252868*logheight/252868"/><draw:equation draw:name="f8" draw:formula="0*logwidth/367724"/><draw:equation draw:name="f9" draw:formula="240962*logheight/240962"/><draw:equation draw:name="f10" draw:formula="183862*logwidth/367724"/><draw:equation draw:name="f11" draw:formula="0*logheight/240962"/><draw:equation draw:name="f12" draw:formula="367724*logwidth/367724"/><draw:equation draw:name="f13" draw:formula="240962*logheight/240962"/><draw:equation draw:name="f14" draw:formula="0*logwidth/367724"/><draw:equation draw:name="f15" draw:formula="240962*logheight/240962"/><draw:equation draw:name="f16" draw:formula="0*logwidth/372486"/><draw:equation draw:name="f17" draw:formula="240962*logheight/240962"/><draw:equation draw:name="f18" draw:formula="183862*logwidth/372486"/><draw:equation draw:name="f19" draw:formula="0*logheight/240962"/><draw:equation draw:name="f20" draw:formula="372486*logwidth/372486"/><draw:equation draw:name="f21" draw:formula="240962*logheight/240962"/><draw:equation draw:name="f22" draw:formula="0*logwidth/372486"/><draw:equation draw:name="f23" draw:formula="240962*logheight/240962"/><draw:equation draw:name="f24" draw:formula="0*logwidth/372486"/><draw:equation draw:name="f25" draw:formula="243343*logheight/243343"/><draw:equation draw:name="f26" draw:formula="179100*logwidth/372486"/><draw:equation draw:name="f27" draw:formula="0*logheight/243343"/><draw:equation draw:name="f28" draw:formula="372486*logwidth/372486"/><draw:equation draw:name="f29" draw:formula="243343*logheight/243343"/><draw:equation draw:name="f30" draw:formula="0*logwidth/372486"/><draw:equation draw:name="f31" draw:formula="243343*logheight/243343"/><draw:equation draw:name="f32" draw:formula="logwidth"/><draw:equation draw:name="f33" draw:formula="logheight"/></draw:enhanced-geometry></draw:custom-shape><draw:custom-shape draw:name="Triangle isocèle 33" draw:style-name="Mgr10" draw:text-style-name="MP9" svg:width="0.503cm" svg:height="0.184cm" svg:x="0.208cm" svg:y="0.303cm"><svg:desc>Icône d’e-mail</svg:desc><text:p/><draw:enhanced-geometry draw:mirror-horizontal="false" draw:mirror-vertical="tru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text:p>
            </table:table-cell>
            <table:table-cell table:style-name="Tableau6.A1" office:value-type="string">
              <text:p text:style-name="MP8"><draw:g text:anchor-type="as-char" draw:z-index="7" draw:name="Forme8" draw:style-name="Mgr11"><draw:custom-shape draw:name="Cercle autour du symbole Twitter" draw:style-name="Mgr12" draw:text-style-name="MP1" svg:width="0.914cm" svg:height="0.914cm" svg:x="0cm" svg:y="0cm"><text:p/><draw:enhanced-geometry draw:mirror-horizontal="false" draw:mirror-vertical="false" svg:viewBox="0 0 0 0" drawooo:sub-view-size="3441 3441" draw:text-areas="0 0 ?f108 ?f109" draw:type="ooxml-non-primitive"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draw:equation draw:name="f0" draw:formula="1825*logwidth/3441"/><draw:equation draw:name="f1" draw:formula="4*logheight/3441"/><draw:equation draw:name="f2" draw:formula="2029*logwidth/3441"/><draw:equation draw:name="f3" draw:formula="29*logheight/3441"/><draw:equation draw:name="f4" draw:formula="2226*logwidth/3441"/><draw:equation draw:name="f5" draw:formula="76*logheight/3441"/><draw:equation draw:name="f6" draw:formula="2412*logwidth/3441"/><draw:equation draw:name="f7" draw:formula="146*logheight/3441"/><draw:equation draw:name="f8" draw:formula="2588*logwidth/3441"/><draw:equation draw:name="f9" draw:formula="236*logheight/3441"/><draw:equation draw:name="f10" draw:formula="2752*logwidth/3441"/><draw:equation draw:name="f11" draw:formula="344*logheight/3441"/><draw:equation draw:name="f12" draw:formula="2901*logwidth/3441"/><draw:equation draw:name="f13" draw:formula="471*logheight/3441"/><draw:equation draw:name="f14" draw:formula="3035*logwidth/3441"/><draw:equation draw:name="f15" draw:formula="613*logheight/3441"/><draw:equation draw:name="f16" draw:formula="3154*logwidth/3441"/><draw:equation draw:name="f17" draw:formula="769*logheight/3441"/><draw:equation draw:name="f18" draw:formula="3253*logwidth/3441"/><draw:equation draw:name="f19" draw:formula="939*logheight/3441"/><draw:equation draw:name="f20" draw:formula="3333*logwidth/3441"/><draw:equation draw:name="f21" draw:formula="1121*logheight/3441"/><draw:equation draw:name="f22" draw:formula="3392*logwidth/3441"/><draw:equation draw:name="f23" draw:formula="1313*logheight/3441"/><draw:equation draw:name="f24" draw:formula="3428*logwidth/3441"/><draw:equation draw:name="f25" draw:formula="1513*logheight/3441"/><draw:equation draw:name="f26" draw:formula="3441*logwidth/3441"/><draw:equation draw:name="f27" draw:formula="1721*logheight/3441"/><draw:equation draw:name="f28" draw:formula="3428*logwidth/3441"/><draw:equation draw:name="f29" draw:formula="1929*logheight/3441"/><draw:equation draw:name="f30" draw:formula="3392*logwidth/3441"/><draw:equation draw:name="f31" draw:formula="2130*logheight/3441"/><draw:equation draw:name="f32" draw:formula="3333*logwidth/3441"/><draw:equation draw:name="f33" draw:formula="2321*logheight/3441"/><draw:equation draw:name="f34" draw:formula="3253*logwidth/3441"/><draw:equation draw:name="f35" draw:formula="2502*logheight/3441"/><draw:equation draw:name="f36" draw:formula="3154*logwidth/3441"/><draw:equation draw:name="f37" draw:formula="2672*logheight/3441"/><draw:equation draw:name="f38" draw:formula="3035*logwidth/3441"/><draw:equation draw:name="f39" draw:formula="2829*logheight/3441"/><draw:equation draw:name="f40" draw:formula="2901*logwidth/3441"/><draw:equation draw:name="f41" draw:formula="2972*logheight/3441"/><draw:equation draw:name="f42" draw:formula="2752*logwidth/3441"/><draw:equation draw:name="f43" draw:formula="3097*logheight/3441"/><draw:equation draw:name="f44" draw:formula="2588*logwidth/3441"/><draw:equation draw:name="f45" draw:formula="3206*logheight/3441"/><draw:equation draw:name="f46" draw:formula="2412*logwidth/3441"/><draw:equation draw:name="f47" draw:formula="3296*logheight/3441"/><draw:equation draw:name="f48" draw:formula="2226*logwidth/3441"/><draw:equation draw:name="f49" draw:formula="3365*logheight/3441"/><draw:equation draw:name="f50" draw:formula="2029*logwidth/3441"/><draw:equation draw:name="f51" draw:formula="3414*logheight/3441"/><draw:equation draw:name="f52" draw:formula="1825*logwidth/3441"/><draw:equation draw:name="f53" draw:formula="3438*logheight/3441"/><draw:equation draw:name="f54" draw:formula="1615*logwidth/3441"/><draw:equation draw:name="f55" draw:formula="3438*logheight/3441"/><draw:equation draw:name="f56" draw:formula="1411*logwidth/3441"/><draw:equation draw:name="f57" draw:formula="3414*logheight/3441"/><draw:equation draw:name="f58" draw:formula="1214*logwidth/3441"/><draw:equation draw:name="f59" draw:formula="3365*logheight/3441"/><draw:equation draw:name="f60" draw:formula="1028*logwidth/3441"/><draw:equation draw:name="f61" draw:formula="3296*logheight/3441"/><draw:equation draw:name="f62" draw:formula="852*logwidth/3441"/><draw:equation draw:name="f63" draw:formula="3206*logheight/3441"/><draw:equation draw:name="f64" draw:formula="689*logwidth/3441"/><draw:equation draw:name="f65" draw:formula="3097*logheight/3441"/><draw:equation draw:name="f66" draw:formula="539*logwidth/3441"/><draw:equation draw:name="f67" draw:formula="2972*logheight/3441"/><draw:equation draw:name="f68" draw:formula="405*logwidth/3441"/><draw:equation draw:name="f69" draw:formula="2829*logheight/3441"/><draw:equation draw:name="f70" draw:formula="287*logwidth/3441"/><draw:equation draw:name="f71" draw:formula="2672*logheight/3441"/><draw:equation draw:name="f72" draw:formula="188*logwidth/3441"/><draw:equation draw:name="f73" draw:formula="2502*logheight/3441"/><draw:equation draw:name="f74" draw:formula="108*logwidth/3441"/><draw:equation draw:name="f75" draw:formula="2321*logheight/3441"/><draw:equation draw:name="f76" draw:formula="49*logwidth/3441"/><draw:equation draw:name="f77" draw:formula="2130*logheight/3441"/><draw:equation draw:name="f78" draw:formula="13*logwidth/3441"/><draw:equation draw:name="f79" draw:formula="1929*logheight/3441"/><draw:equation draw:name="f80" draw:formula="0*logwidth/3441"/><draw:equation draw:name="f81" draw:formula="1721*logheight/3441"/><draw:equation draw:name="f82" draw:formula="13*logwidth/3441"/><draw:equation draw:name="f83" draw:formula="1513*logheight/3441"/><draw:equation draw:name="f84" draw:formula="49*logwidth/3441"/><draw:equation draw:name="f85" draw:formula="1313*logheight/3441"/><draw:equation draw:name="f86" draw:formula="108*logwidth/3441"/><draw:equation draw:name="f87" draw:formula="1121*logheight/3441"/><draw:equation draw:name="f88" draw:formula="188*logwidth/3441"/><draw:equation draw:name="f89" draw:formula="939*logheight/3441"/><draw:equation draw:name="f90" draw:formula="287*logwidth/3441"/><draw:equation draw:name="f91" draw:formula="769*logheight/3441"/><draw:equation draw:name="f92" draw:formula="405*logwidth/3441"/><draw:equation draw:name="f93" draw:formula="613*logheight/3441"/><draw:equation draw:name="f94" draw:formula="539*logwidth/3441"/><draw:equation draw:name="f95" draw:formula="471*logheight/3441"/><draw:equation draw:name="f96" draw:formula="689*logwidth/3441"/><draw:equation draw:name="f97" draw:formula="344*logheight/3441"/><draw:equation draw:name="f98" draw:formula="852*logwidth/3441"/><draw:equation draw:name="f99" draw:formula="236*logheight/3441"/><draw:equation draw:name="f100" draw:formula="1028*logwidth/3441"/><draw:equation draw:name="f101" draw:formula="146*logheight/3441"/><draw:equation draw:name="f102" draw:formula="1214*logwidth/3441"/><draw:equation draw:name="f103" draw:formula="76*logheight/3441"/><draw:equation draw:name="f104" draw:formula="1411*logwidth/3441"/><draw:equation draw:name="f105" draw:formula="29*logheight/3441"/><draw:equation draw:name="f106" draw:formula="1615*logwidth/3441"/><draw:equation draw:name="f107" draw:formula="4*logheight/3441"/><draw:equation draw:name="f108" draw:formula="logwidth"/><draw:equation draw:name="f109" draw:formula="logheight"/></draw:enhanced-geometry></draw:custom-shape><draw:custom-shape draw:name="Symbole Twitter" draw:style-name="Mgr13" draw:text-style-name="MP10" svg:width="0.507cm" svg:height="0.449cm" svg:x="0.22cm" svg:y="0.252cm"><svg:desc>Icône Twitter</svg:desc><text:p/><draw:enhanced-geometry draw:mirror-horizontal="false" draw:mirror-vertical="false" svg:viewBox="0 0 0 0" drawooo:sub-view-size="1898 1692" draw:text-areas="0 0 ?f98 ?f99" draw:type="ooxml-non-primitive"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draw:equation draw:name="f0" draw:formula="1407*logwidth/1898"/><draw:equation draw:name="f1" draw:formula="12*logheight/1692"/><draw:equation draw:name="f2" draw:formula="1530*logwidth/1898"/><draw:equation draw:name="f3" draw:formula="71*logheight/1692"/><draw:equation draw:name="f4" draw:formula="1664*logwidth/1898"/><draw:equation draw:name="f5" draw:formula="118*logheight/1692"/><draw:equation draw:name="f6" draw:formula="1845*logwidth/1898"/><draw:equation draw:name="f7" draw:formula="31*logheight/1692"/><draw:equation draw:name="f8" draw:formula="1779*logwidth/1898"/><draw:equation draw:name="f9" draw:formula="167*logheight/1692"/><draw:equation draw:name="f10" draw:formula="1675*logwidth/1898"/><draw:equation draw:name="f11" draw:formula="267*logheight/1692"/><draw:equation draw:name="f12" draw:formula="1844*logwidth/1898"/><draw:equation draw:name="f13" draw:formula="223*logheight/1692"/><draw:equation draw:name="f14" draw:formula="1829*logwidth/1898"/><draw:equation draw:name="f15" draw:formula="298*logheight/1692"/><draw:equation draw:name="f16" draw:formula="1704*logwidth/1898"/><draw:equation draw:name="f17" draw:formula="421*logheight/1692"/><draw:equation draw:name="f18" draw:formula="1699*logwidth/1898"/><draw:equation draw:name="f19" draw:formula="603*logheight/1692"/><draw:equation draw:name="f20" draw:formula="1665*logwidth/1898"/><draw:equation draw:name="f21" draw:formula="794*logheight/1692"/><draw:equation draw:name="f22" draw:formula="1603*logwidth/1898"/><draw:equation draw:name="f23" draw:formula="982*logheight/1692"/><draw:equation draw:name="f24" draw:formula="1514*logwidth/1898"/><draw:equation draw:name="f25" draw:formula="1160*logheight/1692"/><draw:equation draw:name="f26" draw:formula="1398*logwidth/1898"/><draw:equation draw:name="f27" draw:formula="1322*logheight/1692"/><draw:equation draw:name="f28" draw:formula="1256*logwidth/1898"/><draw:equation draw:name="f29" draw:formula="1461*logheight/1692"/><draw:equation draw:name="f30" draw:formula="1087*logwidth/1898"/><draw:equation draw:name="f31" draw:formula="1573*logheight/1692"/><draw:equation draw:name="f32" draw:formula="893*logwidth/1898"/><draw:equation draw:name="f33" draw:formula="1652*logheight/1692"/><draw:equation draw:name="f34" draw:formula="676*logwidth/1898"/><draw:equation draw:name="f35" draw:formula="1690*logheight/1692"/><draw:equation draw:name="f36" draw:formula="435*logwidth/1898"/><draw:equation draw:name="f37" draw:formula="1679*logheight/1692"/><draw:equation draw:name="f38" draw:formula="206*logwidth/1898"/><draw:equation draw:name="f39" draw:formula="1614*logheight/1692"/><draw:equation draw:name="f40" draw:formula="0*logwidth/1898"/><draw:equation draw:name="f41" draw:formula="1500*logheight/1692"/><draw:equation draw:name="f42" draw:formula="160*logwidth/1898"/><draw:equation draw:name="f43" draw:formula="1503*logheight/1692"/><draw:equation draw:name="f44" draw:formula="353*logwidth/1898"/><draw:equation draw:name="f45" draw:formula="1457*logheight/1692"/><draw:equation draw:name="f46" draw:formula="525*logwidth/1898"/><draw:equation draw:name="f47" draw:formula="1364*logheight/1692"/><draw:equation draw:name="f48" draw:formula="487*logwidth/1898"/><draw:equation draw:name="f49" draw:formula="1309*logheight/1692"/><draw:equation draw:name="f50" draw:formula="367*logwidth/1898"/><draw:equation draw:name="f51" draw:formula="1251*logheight/1692"/><draw:equation draw:name="f52" draw:formula="272*logwidth/1898"/><draw:equation draw:name="f53" draw:formula="1153*logheight/1692"/><draw:equation draw:name="f54" draw:formula="213*logwidth/1898"/><draw:equation draw:name="f55" draw:formula="1027*logheight/1692"/><draw:equation draw:name="f56" draw:formula="322*logwidth/1898"/><draw:equation draw:name="f57" draw:formula="1032*logheight/1692"/><draw:equation draw:name="f58" draw:formula="345*logwidth/1898"/><draw:equation draw:name="f59" draw:formula="1007*logheight/1692"/><draw:equation draw:name="f60" draw:formula="228*logwidth/1898"/><draw:equation draw:name="f61" draw:formula="939*logheight/1692"/><draw:equation draw:name="f62" draw:formula="139*logwidth/1898"/><draw:equation draw:name="f63" draw:formula="834*logheight/1692"/><draw:equation draw:name="f64" draw:formula="87*logwidth/1898"/><draw:equation draw:name="f65" draw:formula="700*logheight/1692"/><draw:equation draw:name="f66" draw:formula="77*logwidth/1898"/><draw:equation draw:name="f67" draw:formula="595*logheight/1692"/><draw:equation draw:name="f68" draw:formula="205*logwidth/1898"/><draw:equation draw:name="f69" draw:formula="643*logheight/1692"/><draw:equation draw:name="f70" draw:formula="189*logwidth/1898"/><draw:equation draw:name="f71" draw:formula="590*logheight/1692"/><draw:equation draw:name="f72" draw:formula="117*logwidth/1898"/><draw:equation draw:name="f73" draw:formula="477*logheight/1692"/><draw:equation draw:name="f74" draw:formula="82*logwidth/1898"/><draw:equation draw:name="f75" draw:formula="342*logheight/1692"/><draw:equation draw:name="f76" draw:formula="88*logwidth/1898"/><draw:equation draw:name="f77" draw:formula="201*logheight/1692"/><draw:equation draw:name="f78" draw:formula="132*logwidth/1898"/><draw:equation draw:name="f79" draw:formula="78*logheight/1692"/><draw:equation draw:name="f80" draw:formula="293*logwidth/1898"/><draw:equation draw:name="f81" draw:formula="255*logheight/1692"/><draw:equation draw:name="f82" draw:formula="484*logwidth/1898"/><draw:equation draw:name="f83" draw:formula="391*logheight/1692"/><draw:equation draw:name="f84" draw:formula="700*logwidth/1898"/><draw:equation draw:name="f85" draw:formula="483*logheight/1692"/><draw:equation draw:name="f86" draw:formula="934*logwidth/1898"/><draw:equation draw:name="f87" draw:formula="524*logheight/1692"/><draw:equation draw:name="f88" draw:formula="928*logwidth/1898"/><draw:equation draw:name="f89" draw:formula="373*logheight/1692"/><draw:equation draw:name="f90" draw:formula="970*logwidth/1898"/><draw:equation draw:name="f91" draw:formula="226*logheight/1692"/><draw:equation draw:name="f92" draw:formula="1056*logwidth/1898"/><draw:equation draw:name="f93" draw:formula="108*logheight/1692"/><draw:equation draw:name="f94" draw:formula="1173*logwidth/1898"/><draw:equation draw:name="f95" draw:formula="29*logheight/1692"/><draw:equation draw:name="f96" draw:formula="1314*logwidth/1898"/><draw:equation draw:name="f97" draw:formula="0*logheight/1692"/><draw:equation draw:name="f98" draw:formula="logwidth"/><draw:equation draw:name="f99" draw:formula="logheight"/></draw:enhanced-geometry></draw:custom-shape></draw:g></text:p>
            </table:table-cell>
            <table:table-cell table:style-name="Tableau6.A1" office:value-type="string">
              <text:p text:style-name="MP8"><draw:g text:anchor-type="as-char" draw:z-index="8" draw:name="Forme9" draw:style-name="Mgr11"><draw:custom-shape draw:name="Cercle autour du symbole de téléphone" draw:style-name="Mgr12" draw:text-style-name="MP1" svg:width="0.914cm" svg:height="0.914cm" svg:x="0cm" svg:y="0cm"><text:p/><draw:enhanced-geometry draw:mirror-horizontal="false" draw:mirror-vertical="false" svg:viewBox="0 0 0 0" drawooo:sub-view-size="3451 3450" draw:text-areas="0 0 ?f108 ?f109" draw:type="ooxml-non-primitive" draw:enhanced-path="M 1725 0 L 1831 3 1933 12 2035 28 2134 48 2232 76 2327 108 2419 145 2509 188 2596 235 2679 287 2760 344 2837 406 2909 471 2979 541 3044 613 3105 690 3163 771 3215 854 3262 941 3305 1031 3342 1123 3374 1218 3402 1316 3422 1415 3438 1517 3447 1619 3451 1725 3447 1830 3438 1934 3422 2035 3402 2135 3374 2232 3342 2327 3305 2419 3262 2509 3215 2595 3163 2679 3105 2760 3044 2836 2979 2910 2909 2979 2837 3045 2760 3105 2679 3162 2596 3214 2509 3261 2419 3304 2327 3342 2232 3375 2134 3401 2035 3422 1933 3437 1831 3447 1725 3450 1620 3447 1516 3437 1415 3422 1315 3401 1218 3375 1123 3342 1031 3304 941 3261 855 3214 771 3162 690 3105 614 3045 540 2979 471 2910 405 2836 345 2760 288 2679 236 2595 189 2509 146 2419 108 2327 75 2232 49 2135 28 2035 13 1934 3 1830 0 1725 3 1619 13 1517 28 1415 49 1316 75 1218 108 1123 146 1031 189 941 236 854 288 771 345 690 405 613 471 541 540 471 614 406 690 344 771 287 855 235 941 188 1031 145 1123 108 1218 76 1315 48 1415 28 1516 12 1620 3 1725 0 Z N"><draw:equation draw:name="f0" draw:formula="1831*logwidth/3451"/><draw:equation draw:name="f1" draw:formula="3*logheight/3450"/><draw:equation draw:name="f2" draw:formula="2035*logwidth/3451"/><draw:equation draw:name="f3" draw:formula="28*logheight/3450"/><draw:equation draw:name="f4" draw:formula="2232*logwidth/3451"/><draw:equation draw:name="f5" draw:formula="76*logheight/3450"/><draw:equation draw:name="f6" draw:formula="2419*logwidth/3451"/><draw:equation draw:name="f7" draw:formula="145*logheight/3450"/><draw:equation draw:name="f8" draw:formula="2596*logwidth/3451"/><draw:equation draw:name="f9" draw:formula="235*logheight/3450"/><draw:equation draw:name="f10" draw:formula="2760*logwidth/3451"/><draw:equation draw:name="f11" draw:formula="344*logheight/3450"/><draw:equation draw:name="f12" draw:formula="2909*logwidth/3451"/><draw:equation draw:name="f13" draw:formula="471*logheight/3450"/><draw:equation draw:name="f14" draw:formula="3044*logwidth/3451"/><draw:equation draw:name="f15" draw:formula="613*logheight/3450"/><draw:equation draw:name="f16" draw:formula="3163*logwidth/3451"/><draw:equation draw:name="f17" draw:formula="771*logheight/3450"/><draw:equation draw:name="f18" draw:formula="3262*logwidth/3451"/><draw:equation draw:name="f19" draw:formula="941*logheight/3450"/><draw:equation draw:name="f20" draw:formula="3342*logwidth/3451"/><draw:equation draw:name="f21" draw:formula="1123*logheight/3450"/><draw:equation draw:name="f22" draw:formula="3402*logwidth/3451"/><draw:equation draw:name="f23" draw:formula="1316*logheight/3450"/><draw:equation draw:name="f24" draw:formula="3438*logwidth/3451"/><draw:equation draw:name="f25" draw:formula="1517*logheight/3450"/><draw:equation draw:name="f26" draw:formula="3451*logwidth/3451"/><draw:equation draw:name="f27" draw:formula="1725*logheight/3450"/><draw:equation draw:name="f28" draw:formula="3438*logwidth/3451"/><draw:equation draw:name="f29" draw:formula="1934*logheight/3450"/><draw:equation draw:name="f30" draw:formula="3402*logwidth/3451"/><draw:equation draw:name="f31" draw:formula="2135*logheight/3450"/><draw:equation draw:name="f32" draw:formula="3342*logwidth/3451"/><draw:equation draw:name="f33" draw:formula="2327*logheight/3450"/><draw:equation draw:name="f34" draw:formula="3262*logwidth/3451"/><draw:equation draw:name="f35" draw:formula="2509*logheight/3450"/><draw:equation draw:name="f36" draw:formula="3163*logwidth/3451"/><draw:equation draw:name="f37" draw:formula="2679*logheight/3450"/><draw:equation draw:name="f38" draw:formula="3044*logwidth/3451"/><draw:equation draw:name="f39" draw:formula="2836*logheight/3450"/><draw:equation draw:name="f40" draw:formula="2909*logwidth/3451"/><draw:equation draw:name="f41" draw:formula="2979*logheight/3450"/><draw:equation draw:name="f42" draw:formula="2760*logwidth/3451"/><draw:equation draw:name="f43" draw:formula="3105*logheight/3450"/><draw:equation draw:name="f44" draw:formula="2596*logwidth/3451"/><draw:equation draw:name="f45" draw:formula="3214*logheight/3450"/><draw:equation draw:name="f46" draw:formula="2419*logwidth/3451"/><draw:equation draw:name="f47" draw:formula="3304*logheight/3450"/><draw:equation draw:name="f48" draw:formula="2232*logwidth/3451"/><draw:equation draw:name="f49" draw:formula="3375*logheight/3450"/><draw:equation draw:name="f50" draw:formula="2035*logwidth/3451"/><draw:equation draw:name="f51" draw:formula="3422*logheight/3450"/><draw:equation draw:name="f52" draw:formula="1831*logwidth/3451"/><draw:equation draw:name="f53" draw:formula="3447*logheight/3450"/><draw:equation draw:name="f54" draw:formula="1620*logwidth/3451"/><draw:equation draw:name="f55" draw:formula="3447*logheight/3450"/><draw:equation draw:name="f56" draw:formula="1415*logwidth/3451"/><draw:equation draw:name="f57" draw:formula="3422*logheight/3450"/><draw:equation draw:name="f58" draw:formula="1218*logwidth/3451"/><draw:equation draw:name="f59" draw:formula="3375*logheight/3450"/><draw:equation draw:name="f60" draw:formula="1031*logwidth/3451"/><draw:equation draw:name="f61" draw:formula="3304*logheight/3450"/><draw:equation draw:name="f62" draw:formula="855*logwidth/3451"/><draw:equation draw:name="f63" draw:formula="3214*logheight/3450"/><draw:equation draw:name="f64" draw:formula="690*logwidth/3451"/><draw:equation draw:name="f65" draw:formula="3105*logheight/3450"/><draw:equation draw:name="f66" draw:formula="540*logwidth/3451"/><draw:equation draw:name="f67" draw:formula="2979*logheight/3450"/><draw:equation draw:name="f68" draw:formula="405*logwidth/3451"/><draw:equation draw:name="f69" draw:formula="2836*logheight/3450"/><draw:equation draw:name="f70" draw:formula="288*logwidth/3451"/><draw:equation draw:name="f71" draw:formula="2679*logheight/3450"/><draw:equation draw:name="f72" draw:formula="189*logwidth/3451"/><draw:equation draw:name="f73" draw:formula="2509*logheight/3450"/><draw:equation draw:name="f74" draw:formula="108*logwidth/3451"/><draw:equation draw:name="f75" draw:formula="2327*logheight/3450"/><draw:equation draw:name="f76" draw:formula="49*logwidth/3451"/><draw:equation draw:name="f77" draw:formula="2135*logheight/3450"/><draw:equation draw:name="f78" draw:formula="13*logwidth/3451"/><draw:equation draw:name="f79" draw:formula="1934*logheight/3450"/><draw:equation draw:name="f80" draw:formula="0*logwidth/3451"/><draw:equation draw:name="f81" draw:formula="1725*logheight/3450"/><draw:equation draw:name="f82" draw:formula="13*logwidth/3451"/><draw:equation draw:name="f83" draw:formula="1517*logheight/3450"/><draw:equation draw:name="f84" draw:formula="49*logwidth/3451"/><draw:equation draw:name="f85" draw:formula="1316*logheight/3450"/><draw:equation draw:name="f86" draw:formula="108*logwidth/3451"/><draw:equation draw:name="f87" draw:formula="1123*logheight/3450"/><draw:equation draw:name="f88" draw:formula="189*logwidth/3451"/><draw:equation draw:name="f89" draw:formula="941*logheight/3450"/><draw:equation draw:name="f90" draw:formula="288*logwidth/3451"/><draw:equation draw:name="f91" draw:formula="771*logheight/3450"/><draw:equation draw:name="f92" draw:formula="405*logwidth/3451"/><draw:equation draw:name="f93" draw:formula="613*logheight/3450"/><draw:equation draw:name="f94" draw:formula="540*logwidth/3451"/><draw:equation draw:name="f95" draw:formula="471*logheight/3450"/><draw:equation draw:name="f96" draw:formula="690*logwidth/3451"/><draw:equation draw:name="f97" draw:formula="344*logheight/3450"/><draw:equation draw:name="f98" draw:formula="855*logwidth/3451"/><draw:equation draw:name="f99" draw:formula="235*logheight/3450"/><draw:equation draw:name="f100" draw:formula="1031*logwidth/3451"/><draw:equation draw:name="f101" draw:formula="145*logheight/3450"/><draw:equation draw:name="f102" draw:formula="1218*logwidth/3451"/><draw:equation draw:name="f103" draw:formula="76*logheight/3450"/><draw:equation draw:name="f104" draw:formula="1415*logwidth/3451"/><draw:equation draw:name="f105" draw:formula="28*logheight/3450"/><draw:equation draw:name="f106" draw:formula="1620*logwidth/3451"/><draw:equation draw:name="f107" draw:formula="3*logheight/3450"/><draw:equation draw:name="f108" draw:formula="logwidth"/><draw:equation draw:name="f109" draw:formula="logheight"/></draw:enhanced-geometry></draw:custom-shape><draw:custom-shape draw:name="Symbole de téléphone" draw:style-name="Mgr14" draw:text-style-name="MP10" svg:width="0.503cm" svg:height="0.505cm" svg:x="0.206cm" svg:y="0.201cm"><svg:desc>Icône de téléphone</svg:desc><text:p/><draw:enhanced-geometry draw:mirror-horizontal="false" draw:mirror-vertical="false" svg:viewBox="0 0 0 0" drawooo:sub-view-size="1894 1896" draw:text-areas="0 0 ?f98 ?f99" draw:type="ooxml-non-primitive" draw:enhanced-path="M 295 0 L 709 495 682 529 653 560 623 589 593 617 560 641 527 661 492 676 500 691 510 710 524 733 541 759 559 789 582 823 608 860 637 898 668 938 703 980 741 1024 781 1068 825 1113 873 1158 923 1202 976 1246 1033 1289 1092 1331 1155 1371 1220 1408 1241 1369 1266 1330 1295 1291 1328 1254 1364 1220 1401 1188 1894 1594 1877 1617 1856 1640 1833 1663 1808 1686 1780 1708 1752 1730 1723 1751 1694 1771 1664 1791 1636 1808 1608 1825 1582 1841 1557 1855 1536 1867 1518 1878 1502 1885 1490 1891 1483 1895 1480 1896 1439 1881 1396 1864 1352 1847 1305 1828 1257 1808 1208 1786 1157 1763 1105 1739 1053 1712 999 1684 945 1652 890 1619 835 1583 779 1545 724 1503 669 1458 615 1409 560 1358 506 1304 454 1245 401 1182 350 1116 301 1045 253 971 205 891 160 807 117 718 77 624 37 526 0 421 32 356 63 298 93 246 123 200 151 159 178 122 203 92 225 66 245 45 263 28 277 16 287 6 293 1 295 0 Z N"><draw:equation draw:name="f0" draw:formula="709*logwidth/1894"/><draw:equation draw:name="f1" draw:formula="495*logheight/1896"/><draw:equation draw:name="f2" draw:formula="653*logwidth/1894"/><draw:equation draw:name="f3" draw:formula="560*logheight/1896"/><draw:equation draw:name="f4" draw:formula="593*logwidth/1894"/><draw:equation draw:name="f5" draw:formula="617*logheight/1896"/><draw:equation draw:name="f6" draw:formula="527*logwidth/1894"/><draw:equation draw:name="f7" draw:formula="661*logheight/1896"/><draw:equation draw:name="f8" draw:formula="500*logwidth/1894"/><draw:equation draw:name="f9" draw:formula="691*logheight/1896"/><draw:equation draw:name="f10" draw:formula="524*logwidth/1894"/><draw:equation draw:name="f11" draw:formula="733*logheight/1896"/><draw:equation draw:name="f12" draw:formula="559*logwidth/1894"/><draw:equation draw:name="f13" draw:formula="789*logheight/1896"/><draw:equation draw:name="f14" draw:formula="608*logwidth/1894"/><draw:equation draw:name="f15" draw:formula="860*logheight/1896"/><draw:equation draw:name="f16" draw:formula="668*logwidth/1894"/><draw:equation draw:name="f17" draw:formula="938*logheight/1896"/><draw:equation draw:name="f18" draw:formula="741*logwidth/1894"/><draw:equation draw:name="f19" draw:formula="1024*logheight/1896"/><draw:equation draw:name="f20" draw:formula="825*logwidth/1894"/><draw:equation draw:name="f21" draw:formula="1113*logheight/1896"/><draw:equation draw:name="f22" draw:formula="923*logwidth/1894"/><draw:equation draw:name="f23" draw:formula="1202*logheight/1896"/><draw:equation draw:name="f24" draw:formula="1033*logwidth/1894"/><draw:equation draw:name="f25" draw:formula="1289*logheight/1896"/><draw:equation draw:name="f26" draw:formula="1155*logwidth/1894"/><draw:equation draw:name="f27" draw:formula="1371*logheight/1896"/><draw:equation draw:name="f28" draw:formula="1241*logwidth/1894"/><draw:equation draw:name="f29" draw:formula="1369*logheight/1896"/><draw:equation draw:name="f30" draw:formula="1295*logwidth/1894"/><draw:equation draw:name="f31" draw:formula="1291*logheight/1896"/><draw:equation draw:name="f32" draw:formula="1364*logwidth/1894"/><draw:equation draw:name="f33" draw:formula="1220*logheight/1896"/><draw:equation draw:name="f34" draw:formula="1894*logwidth/1894"/><draw:equation draw:name="f35" draw:formula="1594*logheight/1896"/><draw:equation draw:name="f36" draw:formula="1856*logwidth/1894"/><draw:equation draw:name="f37" draw:formula="1640*logheight/1896"/><draw:equation draw:name="f38" draw:formula="1808*logwidth/1894"/><draw:equation draw:name="f39" draw:formula="1686*logheight/1896"/><draw:equation draw:name="f40" draw:formula="1752*logwidth/1894"/><draw:equation draw:name="f41" draw:formula="1730*logheight/1896"/><draw:equation draw:name="f42" draw:formula="1694*logwidth/1894"/><draw:equation draw:name="f43" draw:formula="1771*logheight/1896"/><draw:equation draw:name="f44" draw:formula="1636*logwidth/1894"/><draw:equation draw:name="f45" draw:formula="1808*logheight/1896"/><draw:equation draw:name="f46" draw:formula="1582*logwidth/1894"/><draw:equation draw:name="f47" draw:formula="1841*logheight/1896"/><draw:equation draw:name="f48" draw:formula="1536*logwidth/1894"/><draw:equation draw:name="f49" draw:formula="1867*logheight/1896"/><draw:equation draw:name="f50" draw:formula="1502*logwidth/1894"/><draw:equation draw:name="f51" draw:formula="1885*logheight/1896"/><draw:equation draw:name="f52" draw:formula="1483*logwidth/1894"/><draw:equation draw:name="f53" draw:formula="1895*logheight/1896"/><draw:equation draw:name="f54" draw:formula="1439*logwidth/1894"/><draw:equation draw:name="f55" draw:formula="1881*logheight/1896"/><draw:equation draw:name="f56" draw:formula="1352*logwidth/1894"/><draw:equation draw:name="f57" draw:formula="1847*logheight/1896"/><draw:equation draw:name="f58" draw:formula="1257*logwidth/1894"/><draw:equation draw:name="f59" draw:formula="1808*logheight/1896"/><draw:equation draw:name="f60" draw:formula="1157*logwidth/1894"/><draw:equation draw:name="f61" draw:formula="1763*logheight/1896"/><draw:equation draw:name="f62" draw:formula="1053*logwidth/1894"/><draw:equation draw:name="f63" draw:formula="1712*logheight/1896"/><draw:equation draw:name="f64" draw:formula="945*logwidth/1894"/><draw:equation draw:name="f65" draw:formula="1652*logheight/1896"/><draw:equation draw:name="f66" draw:formula="835*logwidth/1894"/><draw:equation draw:name="f67" draw:formula="1583*logheight/1896"/><draw:equation draw:name="f68" draw:formula="724*logwidth/1894"/><draw:equation draw:name="f69" draw:formula="1503*logheight/1896"/><draw:equation draw:name="f70" draw:formula="615*logwidth/1894"/><draw:equation draw:name="f71" draw:formula="1409*logheight/1896"/><draw:equation draw:name="f72" draw:formula="506*logwidth/1894"/><draw:equation draw:name="f73" draw:formula="1304*logheight/1896"/><draw:equation draw:name="f74" draw:formula="401*logwidth/1894"/><draw:equation draw:name="f75" draw:formula="1182*logheight/1896"/><draw:equation draw:name="f76" draw:formula="301*logwidth/1894"/><draw:equation draw:name="f77" draw:formula="1045*logheight/1896"/><draw:equation draw:name="f78" draw:formula="205*logwidth/1894"/><draw:equation draw:name="f79" draw:formula="891*logheight/1896"/><draw:equation draw:name="f80" draw:formula="117*logwidth/1894"/><draw:equation draw:name="f81" draw:formula="718*logheight/1896"/><draw:equation draw:name="f82" draw:formula="37*logwidth/1894"/><draw:equation draw:name="f83" draw:formula="526*logheight/1896"/><draw:equation draw:name="f84" draw:formula="32*logwidth/1894"/><draw:equation draw:name="f85" draw:formula="356*logheight/1896"/><draw:equation draw:name="f86" draw:formula="93*logwidth/1894"/><draw:equation draw:name="f87" draw:formula="246*logheight/1896"/><draw:equation draw:name="f88" draw:formula="151*logwidth/1894"/><draw:equation draw:name="f89" draw:formula="159*logheight/1896"/><draw:equation draw:name="f90" draw:formula="203*logwidth/1894"/><draw:equation draw:name="f91" draw:formula="92*logheight/1896"/><draw:equation draw:name="f92" draw:formula="245*logwidth/1894"/><draw:equation draw:name="f93" draw:formula="45*logheight/1896"/><draw:equation draw:name="f94" draw:formula="277*logwidth/1894"/><draw:equation draw:name="f95" draw:formula="16*logheight/1896"/><draw:equation draw:name="f96" draw:formula="293*logwidth/1894"/><draw:equation draw:name="f97" draw:formula="1*logheight/1896"/><draw:equation draw:name="f98" draw:formula="logwidth"/><draw:equation draw:name="f99" draw:formula="logheight"/></draw:enhanced-geometry></draw:custom-shape></draw:g></text:p>
            </table:table-cell>
            <table:table-cell table:style-name="Tableau6.A1" office:value-type="string">
              <text:p text:style-name="MP8"><draw:g text:anchor-type="as-char" draw:z-index="9" draw:name="Forme10" draw:style-name="Mgr11"><draw:custom-shape draw:name="Cercle autour du symbole LinkedIn" draw:style-name="Mgr12" draw:text-style-name="MP1" svg:width="0.914cm" svg:height="0.914cm" svg:x="0cm" svg:y="0cm"><text:p/><draw:enhanced-geometry draw:mirror-horizontal="false" draw:mirror-vertical="false" svg:viewBox="0 0 0 0" drawooo:sub-view-size="3451 3451" draw:text-areas="0 0 ?f110 ?f111" draw:type="ooxml-non-primitive" draw:enhanced-path="M 1725 0 L 1725 0 1831 4 1933 13 2035 29 2134 49 2232 77 2327 109 2419 146 2509 189 2596 236 2679 288 2760 345 2837 407 2909 472 2979 542 3044 614 3105 691 3163 772 3215 855 3262 942 3305 1032 3342 1124 3374 1219 3402 1317 3422 1416 3438 1518 3447 1620 3451 1726 3447 1831 3438 1935 3422 2036 3402 2136 3374 2233 3342 2328 3305 2420 3262 2510 3215 2596 3163 2680 3105 2761 3044 2837 2979 2911 2909 2980 2837 3046 2760 3106 2679 3163 2596 3215 2509 3262 2419 3305 2327 3343 2232 3376 2134 3402 2035 3423 1933 3438 1831 3448 1725 3451 1620 3448 1516 3438 1415 3423 1315 3402 1218 3376 1123 3343 1031 3305 941 3262 855 3215 771 3163 690 3106 614 3046 540 2980 471 2911 405 2837 345 2761 288 2680 236 2596 189 2510 146 2420 108 2328 75 2233 49 2136 28 2036 13 1935 3 1831 0 1726 3 1620 13 1518 28 1416 49 1317 75 1219 108 1124 146 1032 189 942 236 855 288 772 345 691 405 614 471 542 540 472 614 407 690 345 771 288 855 236 941 189 1031 146 1123 109 1218 77 1315 49 1415 29 1516 13 1620 4 1725 0 Z N"><draw:equation draw:name="f0" draw:formula="1725*logwidth/3451"/><draw:equation draw:name="f1" draw:formula="0*logheight/3451"/><draw:equation draw:name="f2" draw:formula="1933*logwidth/3451"/><draw:equation draw:name="f3" draw:formula="13*logheight/3451"/><draw:equation draw:name="f4" draw:formula="2134*logwidth/3451"/><draw:equation draw:name="f5" draw:formula="49*logheight/3451"/><draw:equation draw:name="f6" draw:formula="2327*logwidth/3451"/><draw:equation draw:name="f7" draw:formula="109*logheight/3451"/><draw:equation draw:name="f8" draw:formula="2509*logwidth/3451"/><draw:equation draw:name="f9" draw:formula="189*logheight/3451"/><draw:equation draw:name="f10" draw:formula="2679*logwidth/3451"/><draw:equation draw:name="f11" draw:formula="288*logheight/3451"/><draw:equation draw:name="f12" draw:formula="2837*logwidth/3451"/><draw:equation draw:name="f13" draw:formula="407*logheight/3451"/><draw:equation draw:name="f14" draw:formula="2979*logwidth/3451"/><draw:equation draw:name="f15" draw:formula="542*logheight/3451"/><draw:equation draw:name="f16" draw:formula="3105*logwidth/3451"/><draw:equation draw:name="f17" draw:formula="691*logheight/3451"/><draw:equation draw:name="f18" draw:formula="3215*logwidth/3451"/><draw:equation draw:name="f19" draw:formula="855*logheight/3451"/><draw:equation draw:name="f20" draw:formula="3305*logwidth/3451"/><draw:equation draw:name="f21" draw:formula="1032*logheight/3451"/><draw:equation draw:name="f22" draw:formula="3374*logwidth/3451"/><draw:equation draw:name="f23" draw:formula="1219*logheight/3451"/><draw:equation draw:name="f24" draw:formula="3422*logwidth/3451"/><draw:equation draw:name="f25" draw:formula="1416*logheight/3451"/><draw:equation draw:name="f26" draw:formula="3447*logwidth/3451"/><draw:equation draw:name="f27" draw:formula="1620*logheight/3451"/><draw:equation draw:name="f28" draw:formula="3447*logwidth/3451"/><draw:equation draw:name="f29" draw:formula="1831*logheight/3451"/><draw:equation draw:name="f30" draw:formula="3422*logwidth/3451"/><draw:equation draw:name="f31" draw:formula="2036*logheight/3451"/><draw:equation draw:name="f32" draw:formula="3374*logwidth/3451"/><draw:equation draw:name="f33" draw:formula="2233*logheight/3451"/><draw:equation draw:name="f34" draw:formula="3305*logwidth/3451"/><draw:equation draw:name="f35" draw:formula="2420*logheight/3451"/><draw:equation draw:name="f36" draw:formula="3215*logwidth/3451"/><draw:equation draw:name="f37" draw:formula="2596*logheight/3451"/><draw:equation draw:name="f38" draw:formula="3105*logwidth/3451"/><draw:equation draw:name="f39" draw:formula="2761*logheight/3451"/><draw:equation draw:name="f40" draw:formula="2979*logwidth/3451"/><draw:equation draw:name="f41" draw:formula="2911*logheight/3451"/><draw:equation draw:name="f42" draw:formula="2837*logwidth/3451"/><draw:equation draw:name="f43" draw:formula="3046*logheight/3451"/><draw:equation draw:name="f44" draw:formula="2679*logwidth/3451"/><draw:equation draw:name="f45" draw:formula="3163*logheight/3451"/><draw:equation draw:name="f46" draw:formula="2509*logwidth/3451"/><draw:equation draw:name="f47" draw:formula="3262*logheight/3451"/><draw:equation draw:name="f48" draw:formula="2327*logwidth/3451"/><draw:equation draw:name="f49" draw:formula="3343*logheight/3451"/><draw:equation draw:name="f50" draw:formula="2134*logwidth/3451"/><draw:equation draw:name="f51" draw:formula="3402*logheight/3451"/><draw:equation draw:name="f52" draw:formula="1933*logwidth/3451"/><draw:equation draw:name="f53" draw:formula="3438*logheight/3451"/><draw:equation draw:name="f54" draw:formula="1725*logwidth/3451"/><draw:equation draw:name="f55" draw:formula="3451*logheight/3451"/><draw:equation draw:name="f56" draw:formula="1516*logwidth/3451"/><draw:equation draw:name="f57" draw:formula="3438*logheight/3451"/><draw:equation draw:name="f58" draw:formula="1315*logwidth/3451"/><draw:equation draw:name="f59" draw:formula="3402*logheight/3451"/><draw:equation draw:name="f60" draw:formula="1123*logwidth/3451"/><draw:equation draw:name="f61" draw:formula="3343*logheight/3451"/><draw:equation draw:name="f62" draw:formula="941*logwidth/3451"/><draw:equation draw:name="f63" draw:formula="3262*logheight/3451"/><draw:equation draw:name="f64" draw:formula="771*logwidth/3451"/><draw:equation draw:name="f65" draw:formula="3163*logheight/3451"/><draw:equation draw:name="f66" draw:formula="614*logwidth/3451"/><draw:equation draw:name="f67" draw:formula="3046*logheight/3451"/><draw:equation draw:name="f68" draw:formula="471*logwidth/3451"/><draw:equation draw:name="f69" draw:formula="2911*logheight/3451"/><draw:equation draw:name="f70" draw:formula="345*logwidth/3451"/><draw:equation draw:name="f71" draw:formula="2761*logheight/3451"/><draw:equation draw:name="f72" draw:formula="236*logwidth/3451"/><draw:equation draw:name="f73" draw:formula="2596*logheight/3451"/><draw:equation draw:name="f74" draw:formula="146*logwidth/3451"/><draw:equation draw:name="f75" draw:formula="2420*logheight/3451"/><draw:equation draw:name="f76" draw:formula="75*logwidth/3451"/><draw:equation draw:name="f77" draw:formula="2233*logheight/3451"/><draw:equation draw:name="f78" draw:formula="28*logwidth/3451"/><draw:equation draw:name="f79" draw:formula="2036*logheight/3451"/><draw:equation draw:name="f80" draw:formula="3*logwidth/3451"/><draw:equation draw:name="f81" draw:formula="1831*logheight/3451"/><draw:equation draw:name="f82" draw:formula="3*logwidth/3451"/><draw:equation draw:name="f83" draw:formula="1620*logheight/3451"/><draw:equation draw:name="f84" draw:formula="28*logwidth/3451"/><draw:equation draw:name="f85" draw:formula="1416*logheight/3451"/><draw:equation draw:name="f86" draw:formula="75*logwidth/3451"/><draw:equation draw:name="f87" draw:formula="1219*logheight/3451"/><draw:equation draw:name="f88" draw:formula="146*logwidth/3451"/><draw:equation draw:name="f89" draw:formula="1032*logheight/3451"/><draw:equation draw:name="f90" draw:formula="236*logwidth/3451"/><draw:equation draw:name="f91" draw:formula="855*logheight/3451"/><draw:equation draw:name="f92" draw:formula="345*logwidth/3451"/><draw:equation draw:name="f93" draw:formula="691*logheight/3451"/><draw:equation draw:name="f94" draw:formula="471*logwidth/3451"/><draw:equation draw:name="f95" draw:formula="542*logheight/3451"/><draw:equation draw:name="f96" draw:formula="614*logwidth/3451"/><draw:equation draw:name="f97" draw:formula="407*logheight/3451"/><draw:equation draw:name="f98" draw:formula="771*logwidth/3451"/><draw:equation draw:name="f99" draw:formula="288*logheight/3451"/><draw:equation draw:name="f100" draw:formula="941*logwidth/3451"/><draw:equation draw:name="f101" draw:formula="189*logheight/3451"/><draw:equation draw:name="f102" draw:formula="1123*logwidth/3451"/><draw:equation draw:name="f103" draw:formula="109*logheight/3451"/><draw:equation draw:name="f104" draw:formula="1315*logwidth/3451"/><draw:equation draw:name="f105" draw:formula="49*logheight/3451"/><draw:equation draw:name="f106" draw:formula="1516*logwidth/3451"/><draw:equation draw:name="f107" draw:formula="13*logheight/3451"/><draw:equation draw:name="f108" draw:formula="1725*logwidth/3451"/><draw:equation draw:name="f109" draw:formula="0*logheight/3451"/><draw:equation draw:name="f110" draw:formula="logwidth"/><draw:equation draw:name="f111" draw:formula="logheight"/></draw:enhanced-geometry></draw:custom-shape><draw:custom-shape draw:name="Symbole LinkedIn" draw:style-name="Mgr15" draw:text-style-name="MP10" svg:width="0.431cm" svg:height="0.429cm" svg:x="0.24cm" svg:y="0.217cm"><svg:desc>Icône LinkedIn</svg:desc><text:p/><draw:enhanced-geometry draw:mirror-horizontal="false" draw:mirror-vertical="false" svg:viewBox="0 0 0 0" drawooo:sub-view-size="1619 1615" draw:text-areas="0 0 ?f112 ?f113" draw:type="ooxml-non-primitive" draw:enhanced-path="M 27 537 L 362 537 362 1615 27 1615 27 537 Z M 1217 509 L 1268 511 1314 517 1357 526 1396 538 1430 553 1462 571 1489 593 1514 617 1535 643 1554 673 1569 704 1582 738 1593 773 1601 811 1609 851 1613 892 1616 934 1618 978 1619 1023 1619 1615 1284 1615 1284 1091 1284 1066 1283 1042 1282 1018 1281 993 1278 969 1273 945 1268 922 1261 901 1251 881 1240 862 1226 845 1208 832 1189 820 1166 812 1139 807 1109 805 1076 807 1047 812 1021 820 999 831 979 845 963 861 949 880 937 901 929 923 921 947 916 972 912 998 910 1026 908 1054 908 1082 908 1615 573 1615 573 537 894 537 894 684 899 684 913 660 930 638 950 615 973 594 999 574 1028 556 1060 541 1095 527 1133 518 1173 511 1217 509 Z M 195 0 L 229 3 263 12 293 26 320 45 343 69 362 97 377 126 386 159 389 194 386 230 377 262 362 292 343 320 320 343 293 363 263 376 229 386 195 389 160 386 127 376 96 363 69 343 46 320 27 292 12 262 3 230 0 194 3 159 12 126 27 97 46 69 69 45 96 26 127 12 160 3 195 0 Z N"><draw:equation draw:name="f0" draw:formula="362*logwidth/1619"/><draw:equation draw:name="f1" draw:formula="537*logheight/1615"/><draw:equation draw:name="f2" draw:formula="27*logwidth/1619"/><draw:equation draw:name="f3" draw:formula="1615*logheight/1615"/><draw:equation draw:name="f4" draw:formula="1217*logwidth/1619"/><draw:equation draw:name="f5" draw:formula="509*logheight/1615"/><draw:equation draw:name="f6" draw:formula="1314*logwidth/1619"/><draw:equation draw:name="f7" draw:formula="517*logheight/1615"/><draw:equation draw:name="f8" draw:formula="1396*logwidth/1619"/><draw:equation draw:name="f9" draw:formula="538*logheight/1615"/><draw:equation draw:name="f10" draw:formula="1462*logwidth/1619"/><draw:equation draw:name="f11" draw:formula="571*logheight/1615"/><draw:equation draw:name="f12" draw:formula="1514*logwidth/1619"/><draw:equation draw:name="f13" draw:formula="617*logheight/1615"/><draw:equation draw:name="f14" draw:formula="1554*logwidth/1619"/><draw:equation draw:name="f15" draw:formula="673*logheight/1615"/><draw:equation draw:name="f16" draw:formula="1582*logwidth/1619"/><draw:equation draw:name="f17" draw:formula="738*logheight/1615"/><draw:equation draw:name="f18" draw:formula="1601*logwidth/1619"/><draw:equation draw:name="f19" draw:formula="811*logheight/1615"/><draw:equation draw:name="f20" draw:formula="1613*logwidth/1619"/><draw:equation draw:name="f21" draw:formula="892*logheight/1615"/><draw:equation draw:name="f22" draw:formula="1618*logwidth/1619"/><draw:equation draw:name="f23" draw:formula="978*logheight/1615"/><draw:equation draw:name="f24" draw:formula="1619*logwidth/1619"/><draw:equation draw:name="f25" draw:formula="1615*logheight/1615"/><draw:equation draw:name="f26" draw:formula="1284*logwidth/1619"/><draw:equation draw:name="f27" draw:formula="1091*logheight/1615"/><draw:equation draw:name="f28" draw:formula="1283*logwidth/1619"/><draw:equation draw:name="f29" draw:formula="1042*logheight/1615"/><draw:equation draw:name="f30" draw:formula="1281*logwidth/1619"/><draw:equation draw:name="f31" draw:formula="993*logheight/1615"/><draw:equation draw:name="f32" draw:formula="1273*logwidth/1619"/><draw:equation draw:name="f33" draw:formula="945*logheight/1615"/><draw:equation draw:name="f34" draw:formula="1261*logwidth/1619"/><draw:equation draw:name="f35" draw:formula="901*logheight/1615"/><draw:equation draw:name="f36" draw:formula="1240*logwidth/1619"/><draw:equation draw:name="f37" draw:formula="862*logheight/1615"/><draw:equation draw:name="f38" draw:formula="1208*logwidth/1619"/><draw:equation draw:name="f39" draw:formula="832*logheight/1615"/><draw:equation draw:name="f40" draw:formula="1166*logwidth/1619"/><draw:equation draw:name="f41" draw:formula="812*logheight/1615"/><draw:equation draw:name="f42" draw:formula="1109*logwidth/1619"/><draw:equation draw:name="f43" draw:formula="805*logheight/1615"/><draw:equation draw:name="f44" draw:formula="1047*logwidth/1619"/><draw:equation draw:name="f45" draw:formula="812*logheight/1615"/><draw:equation draw:name="f46" draw:formula="999*logwidth/1619"/><draw:equation draw:name="f47" draw:formula="831*logheight/1615"/><draw:equation draw:name="f48" draw:formula="963*logwidth/1619"/><draw:equation draw:name="f49" draw:formula="861*logheight/1615"/><draw:equation draw:name="f50" draw:formula="937*logwidth/1619"/><draw:equation draw:name="f51" draw:formula="901*logheight/1615"/><draw:equation draw:name="f52" draw:formula="921*logwidth/1619"/><draw:equation draw:name="f53" draw:formula="947*logheight/1615"/><draw:equation draw:name="f54" draw:formula="912*logwidth/1619"/><draw:equation draw:name="f55" draw:formula="998*logheight/1615"/><draw:equation draw:name="f56" draw:formula="908*logwidth/1619"/><draw:equation draw:name="f57" draw:formula="1054*logheight/1615"/><draw:equation draw:name="f58" draw:formula="908*logwidth/1619"/><draw:equation draw:name="f59" draw:formula="1615*logheight/1615"/><draw:equation draw:name="f60" draw:formula="573*logwidth/1619"/><draw:equation draw:name="f61" draw:formula="537*logheight/1615"/><draw:equation draw:name="f62" draw:formula="894*logwidth/1619"/><draw:equation draw:name="f63" draw:formula="684*logheight/1615"/><draw:equation draw:name="f64" draw:formula="913*logwidth/1619"/><draw:equation draw:name="f65" draw:formula="660*logheight/1615"/><draw:equation draw:name="f66" draw:formula="950*logwidth/1619"/><draw:equation draw:name="f67" draw:formula="615*logheight/1615"/><draw:equation draw:name="f68" draw:formula="999*logwidth/1619"/><draw:equation draw:name="f69" draw:formula="574*logheight/1615"/><draw:equation draw:name="f70" draw:formula="1060*logwidth/1619"/><draw:equation draw:name="f71" draw:formula="541*logheight/1615"/><draw:equation draw:name="f72" draw:formula="1133*logwidth/1619"/><draw:equation draw:name="f73" draw:formula="518*logheight/1615"/><draw:equation draw:name="f74" draw:formula="1217*logwidth/1619"/><draw:equation draw:name="f75" draw:formula="509*logheight/1615"/><draw:equation draw:name="f76" draw:formula="229*logwidth/1619"/><draw:equation draw:name="f77" draw:formula="3*logheight/1615"/><draw:equation draw:name="f78" draw:formula="293*logwidth/1619"/><draw:equation draw:name="f79" draw:formula="26*logheight/1615"/><draw:equation draw:name="f80" draw:formula="343*logwidth/1619"/><draw:equation draw:name="f81" draw:formula="69*logheight/1615"/><draw:equation draw:name="f82" draw:formula="377*logwidth/1619"/><draw:equation draw:name="f83" draw:formula="126*logheight/1615"/><draw:equation draw:name="f84" draw:formula="389*logwidth/1619"/><draw:equation draw:name="f85" draw:formula="194*logheight/1615"/><draw:equation draw:name="f86" draw:formula="377*logwidth/1619"/><draw:equation draw:name="f87" draw:formula="262*logheight/1615"/><draw:equation draw:name="f88" draw:formula="343*logwidth/1619"/><draw:equation draw:name="f89" draw:formula="320*logheight/1615"/><draw:equation draw:name="f90" draw:formula="293*logwidth/1619"/><draw:equation draw:name="f91" draw:formula="363*logheight/1615"/><draw:equation draw:name="f92" draw:formula="229*logwidth/1619"/><draw:equation draw:name="f93" draw:formula="386*logheight/1615"/><draw:equation draw:name="f94" draw:formula="160*logwidth/1619"/><draw:equation draw:name="f95" draw:formula="386*logheight/1615"/><draw:equation draw:name="f96" draw:formula="96*logwidth/1619"/><draw:equation draw:name="f97" draw:formula="363*logheight/1615"/><draw:equation draw:name="f98" draw:formula="46*logwidth/1619"/><draw:equation draw:name="f99" draw:formula="320*logheight/1615"/><draw:equation draw:name="f100" draw:formula="12*logwidth/1619"/><draw:equation draw:name="f101" draw:formula="262*logheight/1615"/><draw:equation draw:name="f102" draw:formula="0*logwidth/1619"/><draw:equation draw:name="f103" draw:formula="194*logheight/1615"/><draw:equation draw:name="f104" draw:formula="12*logwidth/1619"/><draw:equation draw:name="f105" draw:formula="126*logheight/1615"/><draw:equation draw:name="f106" draw:formula="46*logwidth/1619"/><draw:equation draw:name="f107" draw:formula="69*logheight/1615"/><draw:equation draw:name="f108" draw:formula="96*logwidth/1619"/><draw:equation draw:name="f109" draw:formula="26*logheight/1615"/><draw:equation draw:name="f110" draw:formula="160*logwidth/1619"/><draw:equation draw:name="f111" draw:formula="3*logheight/1615"/><draw:equation draw:name="f112" draw:formula="logwidth"/><draw:equation draw:name="f113" draw:formula="logheight"/></draw:enhanced-geometry></draw:custom-shape></draw:g></text:p>
            </table:table-cell>
          </table:table-row>
          <table:table-row table:style-name="Tableau6.1">
            <table:table-cell table:style-name="Tableau6.A2" office:value-type="string">
              <text:p text:style-name="MP11">Adresse e-mail</text:p>
            </table:table-cell>
            <table:table-cell table:style-name="Tableau6.A2" office:value-type="string">
              <text:p text:style-name="MP11">Pseudo Twitter</text:p>
            </table:table-cell>
            <table:table-cell table:style-name="Tableau6.A2" office:value-type="string">
              <text:p text:style-name="MP11">Téléphone</text:p>
            </table:table-cell>
            <table:table-cell table:style-name="Tableau6.A2" office:value-type="string">
              <text:p text:style-name="MP11">URL LinkedI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subject>informatique</dc:subject>
    <meta:editing-cycles>3</meta:editing-cycles>
    <meta:creation-date>2021-09-06T11:55:00</meta:creation-date>
    <dc:date>2022-10-24T16:52:00.608178889</dc:date>
    <meta:editing-duration>PT7H53M30S</meta:editing-duration>
    <meta:generator>LibreOffice/7.3.6.2$Linux_X86_64 LibreOffice_project/30$Build-2</meta:generator>
    <meta:document-statistic meta:table-count="6" meta:image-count="0" meta:object-count="0" meta:page-count="1" meta:paragraph-count="47" meta:word-count="196" meta:character-count="1134" meta:non-whitespace-character-count="994"/>
    <meta:user-defined meta:name="AppVersion">16.0000</meta:user-defined>
    <meta:user-defined meta:name="ContentTypeId">0x01010079F111ED35F8CC479449609E8A0923A6</meta:user-defined>
    <meta:template xlink:type="simple" xlink:actuate="onRequest" xlink:title="CV soigné, conçu par MOO" xlink:href=""/>
  </office:meta>
</office:document-meta>
</file>